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entury Schoolbook" svg:font-family="'Century Schoolbook'"/>
    <style:font-face style:name="Microsoft YaHei" svg:font-family="'Microsoft YaHei'"/>
    <style:font-face style:name="TeXGyreSchola" svg:font-family="TeXGyreSchola"/>
    <style:font-face style:name="Noto Sans Mono CJK SC Regular" svg:font-family="'Noto Sans Mono CJK SC Regular'" style:font-family-generic="swiss"/>
    <style:font-face style:name="Manjari Regular" svg:font-family="'Manjari Regular'" style:font-pitch="variable"/>
    <style:font-face style:name="TeXGyreSchola1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out_20_fill_5f_1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43cm"/>
    </style:style>
    <style:style style:name="gr7" style:family="graphic" style:parent-style-name="standard">
      <style:graphic-properties draw:stroke="none" draw:fill="none" fo:min-height="2.798cm"/>
    </style:style>
    <style:style style:name="gr8" style:family="graphic" style:parent-style-name="standard">
      <style:graphic-properties draw:stroke="solid" draw:stroke-dash="Fine_20_Dashed" svg:stroke-width="0.035cm" svg:stroke-color="#333333" draw:marker-start-width="0.253cm" draw:marker-end-width="0.253cm" draw:opacity="0%" draw:textarea-horizontal-align="justify" draw:textarea-vertical-align="middle" draw:auto-grow-height="false" fo:min-height="1.746cm" fo:min-width="2.004cm" fo:padding-top="0.143cm" fo:padding-bottom="0.143cm" fo:padding-left="0.268cm" fo:padding-right="0.268cm"/>
    </style:style>
    <style:style style:name="gr9" style:family="graphic" style:parent-style-name="standard">
      <style:graphic-properties draw:stroke="solid" draw:stroke-dash="Fine_20_Dashed" svg:stroke-width="0.035cm" svg:stroke-color="#333333" draw:marker-start-width="0.253cm" draw:marker-end-width="0.253cm" svg:stroke-opacity="100%" draw:opacity="0%" draw:textarea-horizontal-align="justify" draw:textarea-vertical-align="middle" draw:auto-grow-height="false" fo:min-height="1.746cm" fo:min-width="2.004cm" fo:padding-top="0.143cm" fo:padding-bottom="0.143cm" fo:padding-left="0.268cm" fo:padding-right="0.268cm" draw:shadow="hidden" draw:shadow-opacity="100%"/>
    </style:style>
    <style:style style:name="gr10" style:family="graphic" style:parent-style-name="standard">
      <style:graphic-properties draw:stroke="none" draw:opacity="0%" draw:textarea-horizontal-align="justify" draw:textarea-vertical-align="middle" draw:auto-grow-height="false" fo:min-height="1.782cm" fo:min-width="2.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14" style:family="graphic" style:parent-style-name="standard">
      <style:graphic-properties draw:stroke="solid" draw:stroke-dash="Fine_20_Dashed" svg:stroke-width="0.035cm" svg:stroke-color="#333333" draw:marker-start-width="0.253cm" draw:marker-end-width="0.253cm" svg:stroke-opacity="100%" draw:opacity="0%" draw:textarea-horizontal-align="justify" draw:textarea-vertical-align="middle" draw:auto-grow-height="false" fo:min-height="1.748cm" fo:min-width="2.004cm" fo:padding-top="0.143cm" fo:padding-bottom="0.143cm" fo:padding-left="0.268cm" fo:padding-right="0.268cm" draw:shadow="hidden" draw:shadow-opacity="100%"/>
    </style:style>
    <style:style style:name="gr15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1cm" fo:min-width="0.431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draw:marker-start-width="0.438cm" draw:marker-end-width="0.438cm" draw:fill-color="#21409a" draw:opacity="0%" draw:textarea-horizontal-align="justify" draw:textarea-vertical-align="middle" draw:auto-grow-height="false" fo:min-height="0.968cm" fo:min-width="0.719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draw:marker-start-width="0.438cm" draw:marker-end-width="0.438cm" draw:fill-color="#21409a" draw:opacity="0%" draw:textarea-horizontal-align="justify" draw:textarea-vertical-align="middle" draw:auto-grow-height="false" fo:min-height="1.018cm" fo:min-width="0.26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1.18cm" fo:min-width="0.368cm" fo:padding-top="0.204cm" fo:padding-bottom="0.204cm" fo:padding-left="0.329cm" fo:padding-right="0.329cm"/>
    </style:style>
    <style:style style:name="gr19" style:family="graphic" style:parent-style-name="standard">
      <style:graphic-properties draw:stroke="solid" draw:stroke-dash="Ultrafine_20_Dashed" svg:stroke-width="0.159cm" svg:stroke-color="#aa55a1" draw:marker-start-width="0.438cm" draw:marker-end-width="0.438cm" draw:fill-color="#f58220" draw:opacity="0%" draw:textarea-horizontal-align="justify" draw:textarea-vertical-align="middle" draw:auto-grow-height="false" fo:min-height="1.15cm" fo:min-width="0.646cm" fo:padding-top="0.204cm" fo:padding-bottom="0.204cm" fo:padding-left="0.329cm" fo:padding-right="0.329cm" draw:shadow="hidden"/>
    </style:style>
    <style:style style:name="gr20" style:family="graphic" style:parent-style-name="standard">
      <style:graphic-properties draw:stroke="solid" draw:stroke-dash="Ultrafine_20_Dashed" svg:stroke-width="0.159cm" svg:stroke-color="#aa55a1" draw:marker-start-width="0.438cm" draw:marker-end-width="0.438cm" draw:fill-color="#f58220" draw:opacity="0%" draw:textarea-horizontal-align="justify" draw:textarea-vertical-align="middle" draw:auto-grow-height="false" fo:min-height="1.176cm" fo:min-width="0.418cm" fo:padding-top="0.204cm" fo:padding-bottom="0.204cm" fo:padding-left="0.329cm" fo:padding-right="0.329cm" draw:shadow="hidden"/>
    </style:style>
    <style:style style:name="gr21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0.968cm" fo:min-width="1.769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0.968cm" fo:min-width="3.512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0.968cm" fo:min-width="1.48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aa55a1" draw:marker-start-width="0.438cm" draw:marker-end-width="0.438cm" draw:fill-color="#f58220" draw:opacity="0%" draw:textarea-horizontal-align="justify" draw:textarea-vertical-align="middle" draw:auto-grow-height="false" fo:min-height="1cm" fo:min-width="0.431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6.886cm" fo:min-width="9.476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aa55a1" draw:marker-start-width="0.438cm" draw:marker-end-width="0.438cm" draw:fill-color="#f58220" draw:opacity="0%" draw:textarea-horizontal-align="justify" draw:textarea-vertical-align="middle" draw:auto-grow-height="false" fo:min-height="1.018cm" fo:min-width="0.26cm" fo:padding-top="0.204cm" fo:padding-bottom="0.204cm" fo:padding-left="0.329cm" fo:padding-right="0.3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5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6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7" style:family="presentation" style:parent-style-name="Defau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0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3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4" style:family="presentation" style:parent-style-name="Defau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Default-outline1" style:list-style-name="L10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Default-outline1" style:list-style-name="L10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7" style:family="presentation" style:parent-style-name="Default-outline1" style:list-style-name="L10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Default-outline1" style:list-style-name="L10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9" style:family="presentation" style:parent-style-name="Defau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1" style:family="presentation" style:parent-style-name="Default-outline1" style:list-style-name="L10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2" style:family="presentation" style:parent-style-name="Default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Default-outline1" style:list-style-name="L10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Default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5" style:family="presentation" style:parent-style-name="Default-outline1" style:list-style-name="L10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Default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7" style:family="presentation" style:parent-style-name="Defaul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8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9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0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1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2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3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4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5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6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7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8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9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0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1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2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3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4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5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6" style:family="presentation" style:parent-style-name="Default-outline1">
      <style:graphic-properties fo:min-height="10.798cm"/>
    </style:style>
    <style:style style:name="pr47" style:family="presentation" style:parent-style-name="Default-outline1" style:list-style-name="L4">
      <style:graphic-properties draw:textarea-vertical-align="top" fo:min-height="10.798cm"/>
    </style:style>
    <style:style style:name="pr48" style:family="presentation" style:parent-style-name="Default-outline1" style:list-style-name="L4">
      <style:graphic-properties draw:textarea-vertical-align="top" fo:min-height="10.79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323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6cm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fo:font-size="72pt"/>
    </style:style>
    <style:style style:name="P3" style:family="paragraph">
      <style:paragraph-properties fo:margin-left="0cm" fo:margin-right="0cm" fo:margin-top="0.494cm" fo:margin-bottom="0.071cm" fo:line-height="95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494cm" fo:margin-bottom="0.071cm" fo:line-height="95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font-name="TeXGyreSchola1" fo:font-size="22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/>
      <style:text-properties style:font-name="TeXGyreSchola1" fo:font-size="18pt" fo:hyphenate="false"/>
    </style:style>
    <style:style style:name="P10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TeXGyreSchola1" fo:font-size="44pt"/>
    </style:style>
    <style:style style:name="P12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line-height="95%"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color="#21409a" style:font-name="TeXGyreSchola1" fo:font-size="20pt" fo:font-weight="bold" style:font-weight-asian="bold" style:font-weight-complex="bold"/>
    </style:style>
    <style:style style:name="P16" style:family="paragraph">
      <style:paragraph-properties fo:margin-left="0.508cm" fo:margin-right="0cm" fo:margin-top="0.494cm" fo:margin-bottom="0.071cm" fo:line-height="95%" fo:text-align="start" fo:text-indent="-0.50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color="#21409a" style:font-name="TeXGyreSchola1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/>
      <style:text-properties style:font-name="TeXGyreSchola1" fo:font-size="22pt" style:font-size-asian="22pt" style:font-size-complex="22pt" fo:hyphenate="false"/>
    </style:style>
    <style:style style:name="P19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TeXGyreSchola1" fo:font-size="44pt" fo:hyphenate="false"/>
    </style:style>
    <style:style style:name="P20" style:family="paragraph">
      <loext:graphic-properties draw:fill="none"/>
      <style:paragraph-properties fo:margin-left="0cm" fo:margin-right="0cm" fo:margin-top="0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21409a" style:font-name="TeXGyreSchola1" fo:font-size="20pt" fo:font-weight="bold" style:font-weight-asian="bold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eXGyreSchola1" fo:font-size="18pt" fo:hyphenate="false"/>
    </style:style>
    <style:style style:name="P22" style:family="paragraph">
      <loext:graphic-properties draw:fill="none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eXGyreSchola1" fo:font-size="18pt" style:font-size-asian="18pt" style:font-size-complex="18pt" fo:hyphenate="false"/>
    </style:style>
    <style:style style:name="P2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44pt" fo:hyphenate="false"/>
    </style:style>
    <style:style style:name="P24" style:family="paragraph">
      <loext:graphic-properties draw:fill="none"/>
      <style:paragraph-properties fo:text-align="center" style:font-independent-line-spacing="true"/>
      <style:text-properties fo:color="#21409a" style:font-name="TeXGyreSchola1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TeXGyreSchola1" fo:font-size="22pt" style:font-size-asian="22pt" style:font-size-complex="22pt"/>
    </style:style>
    <style:style style:name="P26" style:family="paragraph">
      <loext:graphic-properties draw:fill="none"/>
      <style:paragraph-properties fo:text-align="center" style:font-independent-line-spacing="true"/>
      <style:text-properties fo:color="#21409a" style:font-name="TeXGyreSchola1" fo:font-size="20pt" fo:font-weight="bold" style:font-weight-asian="bold" style:font-weight-complex="bold"/>
    </style:style>
    <style:style style:name="P27" style:family="paragraph">
      <loext:graphic-properties draw:fill="none"/>
      <style:paragraph-properties fo:margin-left="0.508cm" fo:margin-right="0cm" fo:margin-top="0.494cm" fo:margin-bottom="0.071cm" fo:line-height="95%" fo:text-align="start" fo:text-indent="-0.507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eXGyreSchola1" fo:font-size="22pt" style:font-size-asian="22pt" style:font-size-complex="22pt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style:font-name="TeXGyreSchola1" fo:font-size="18pt"/>
    </style:style>
    <style:style style:name="P29" style:family="paragraph">
      <loext:graphic-properties draw:fill="none"/>
      <style:paragraph-properties fo:margin-left="0cm" fo:margin-right="0cm" fo:margin-top="0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21409a" style:font-name="TeXGyreSchola1" fo:font-size="24pt" fo:font-weight="bold" style:font-size-asian="22pt" style:font-weight-asian="bold" style:font-size-complex="22pt" style:font-weight-complex="bold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start"/>
    </style:style>
    <style:style style:name="P33" style:family="paragraph">
      <loext:graphic-properties draw:fill="none"/>
      <style:paragraph-properties fo:text-align="start" style:font-independent-line-spacing="true"/>
      <style:text-properties style:font-name="TeXGyreSchola1" fo:font-size="18pt" fo:font-style="italic" style:font-style-asian="italic" style:font-style-complex="italic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/>
      <style:paragraph-properties fo:text-align="start" style:font-independent-line-spacing="true"/>
      <style:text-properties style:font-name="TeXGyreSchola1" fo:font-size="18pt" fo:font-style="italic" style:font-size-asian="18pt" style:font-style-asian="italic" style:font-size-complex="18pt" style:font-style-complex="italic"/>
    </style:style>
    <style:style style:name="P36" style:family="paragraph">
      <style:paragraph-properties fo:margin-left="0cm" fo:margin-right="0cm" fo:margin-top="0.604cm" fo:margin-bottom="0cm" fo:text-align="start" fo:text-indent="0cm"/>
    </style:style>
    <style:style style:name="P37" style:family="paragraph">
      <loext:graphic-properties draw:fill="none"/>
      <style:paragraph-properties fo:margin-left="0cm" fo:margin-right="0cm" fo:margin-top="0.604cm" fo:margin-bottom="0cm" fo:text-align="start" fo:text-indent="0cm" style:font-independent-line-spacing="true"/>
      <style:text-properties style:font-name="TeXGyreSchola1" fo:font-size="18pt" fo:font-style="italic" style:font-size-asian="18pt" style:font-style-asian="italic" style:font-size-complex="18pt" style:font-style-complex="italic"/>
    </style:style>
    <style:style style:name="P38" style:family="paragraph">
      <loext:graphic-properties draw:fill="none"/>
      <style:paragraph-properties fo:text-align="start" style:font-independent-line-spacing="true"/>
      <style:text-properties style:font-name="TeXGyreSchola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39" style:family="paragraph">
      <loext:graphic-properties draw:fill="none"/>
      <style:paragraph-properties fo:text-align="start" style:font-independent-line-spacing="true"/>
      <style:text-properties style:font-name="TeXGyreSchola1" fo:font-size="22pt" fo:font-style="italic" style:font-size-asian="22pt" style:font-style-asian="italic" style:font-size-complex="22pt" style:font-style-complex="italic"/>
    </style:style>
    <style:style style:name="P40" style:family="paragraph">
      <loext:graphic-properties draw:fill="none" draw:fill-color="#ffffff"/>
      <style:text-properties style:font-name="TeXGyreSchola1"/>
    </style:style>
    <style:style style:name="P41" style:family="paragraph">
      <loext:graphic-properties draw:fill="none"/>
      <style:paragraph-properties fo:text-align="start" style:font-independent-line-spacing="true"/>
      <style:text-properties style:font-name="TeXGyreSchola1" fo:font-size="22pt" fo:font-style="normal" style:font-size-asian="22pt" style:font-style-asian="italic" style:font-size-complex="22pt" style:font-style-complex="italic"/>
    </style:style>
    <style:style style:name="P42" style:family="paragraph">
      <loext:graphic-properties draw:fill="none" draw:fill-color="#ffffff"/>
      <style:text-properties style:font-name="TeXGyreSchola1" fo:font-size="18pt" style:font-size-asian="18pt" style:font-size-complex="18pt"/>
    </style:style>
    <style:style style:name="P43" style:family="paragraph">
      <loext:graphic-properties draw:fill="none" draw:fill-color="#ffffff"/>
      <style:text-properties style:font-name="TeXGyreSchola1" fo:font-size="18pt"/>
    </style:style>
    <style:style style:name="P44" style:family="paragraph">
      <loext:graphic-properties draw:fill="none"/>
    </style:style>
    <style:style style:name="P45" style:family="paragraph">
      <style:paragraph-properties fo:margin-top="0cm" fo:margin-bottom="0cm" fo:line-height="90%" fo:text-align="start" style:punctuation-wrap="hanging" style:writing-mode="lr-tb"/>
      <style:text-properties fo:font-weight="bold" style:font-weight-asian="bold" style:font-weight-complex="bold"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47" style:family="paragraph">
      <loext:graphic-properties draw:fill="none"/>
      <style:paragraph-properties fo:text-align="start" style:font-independent-line-spacing="true"/>
      <style:text-properties fo:color="#000000"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8" style:family="paragraph">
      <style:paragraph-properties fo:margin-top="0cm" fo:margin-bottom="0cm" fo:line-height="90%" fo:text-align="start" style:punctuation-wrap="hanging" style:writing-mode="lr-tb"/>
      <style:text-properties style:font-name="TeXGyreSchola1" fo:hyphenate="false"/>
    </style:style>
    <style:style style:name="P49" style:family="paragraph">
      <style:text-properties style:font-name="TeXGyreSchola1" fo:font-size="22pt" style:font-size-asian="22pt" style:font-size-complex="22pt"/>
    </style:style>
    <style:style style:name="P50" style:family="paragraph">
      <loext:graphic-properties draw:fill="none"/>
      <style:paragraph-properties fo:text-align="start" style:font-independent-line-spacing="true"/>
      <style:text-properties fo:color="#000000" style:font-name="TeXGyreSchola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51" style:family="paragraph">
      <style:paragraph-properties fo:margin-left="0cm" fo:margin-right="0cm" fo:margin-top="0.604cm" fo:margin-bottom="0cm" fo:text-indent="0cm"/>
    </style:style>
    <style:style style:name="P52" style:family="paragraph">
      <style:paragraph-properties fo:margin-left="0cm" fo:margin-right="0cm" fo:margin-top="0cm" fo:margin-bottom="0cm" fo:line-height="100%" fo:text-indent="0cm"/>
    </style:style>
    <style:style style:name="P53" style:family="paragraph">
      <style:paragraph-properties fo:margin-left="0cm" fo:margin-right="0cm" fo:margin-top="0.604cm" fo:margin-bottom="0cm" fo:text-align="start" fo:text-indent="0cm"/>
      <style:text-properties fo:letter-spacing="normal"/>
    </style:style>
    <style:style style:name="P54" style:family="paragraph">
      <style:paragraph-properties fo:text-align="start"/>
      <style:text-properties fo:letter-spacing="normal"/>
    </style:style>
    <style:style style:name="P55" style:family="paragraph">
      <style:paragraph-properties fo:margin-left="0cm" fo:margin-right="0cm" fo:margin-top="0cm" fo:margin-bottom="0cm" fo:line-height="100%" fo:text-align="start" fo:text-indent="0cm"/>
      <style:text-properties fo:letter-spacing="normal"/>
    </style:style>
    <style:style style:name="P56" style:family="paragraph">
      <style:paragraph-properties fo:text-align="start"/>
      <style:text-properties fo:font-size="22pt" fo:font-style="italic" style:font-size-asian="22pt" style:font-style-asian="italic" style:font-size-complex="22pt" style:font-style-complex="italic"/>
    </style:style>
    <style:style style:name="P57" style:family="paragraph">
      <loext:graphic-properties draw:fill="none"/>
      <style:paragraph-properties fo:text-align="start" style:font-independent-line-spacing="true"/>
      <style:text-properties fo:color="#000000" style:font-name="TeXGyreSchola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58" style:family="paragraph">
      <style:paragraph-properties fo:margin-left="0cm" fo:margin-right="0cm" fo:margin-top="0.604cm" fo:margin-bottom="0cm" fo:text-align="start" fo:text-indent="0cm"/>
      <style:text-properties fo:font-size="22pt" fo:font-style="italic" style:font-size-asian="22pt" style:font-style-asian="italic" style:font-size-complex="22pt" style:font-style-complex="italic"/>
    </style:style>
    <style:style style:name="P59" style:family="paragraph">
      <loext:graphic-properties draw:fill="none"/>
      <style:paragraph-properties fo:text-align="center" style:font-independent-line-spacing="true"/>
      <style:text-properties style:font-name="TeXGyreSchola1" fo:font-size="22pt" fo:font-style="normal" style:font-size-asian="22pt" style:font-style-asian="normal" style:font-size-complex="22pt" style:font-style-complex="normal"/>
    </style:style>
    <style:style style:name="P60" style:family="paragraph">
      <style:paragraph-properties fo:text-align="center"/>
    </style:style>
    <style:style style:name="P61" style:family="paragraph">
      <loext:graphic-properties draw:fill="none"/>
      <style:paragraph-properties fo:text-align="center" style:font-independent-line-spacing="true"/>
      <style:text-properties style:font-name="TeXGyreSchola1" fo:font-size="18pt" fo:font-style="normal" style:font-style-asian="normal" style:font-style-complex="normal"/>
    </style:style>
    <style:style style:name="P62" style:family="paragraph">
      <loext:graphic-properties draw:opacity="0%"/>
      <style:paragraph-properties fo:text-align="center"/>
      <style:text-properties fo:color="#21409a" style:font-name="Manjari Regular" fo:font-size="22pt" fo:font-style="normal" fo:font-weight="normal" style:font-size-asian="22pt" style:font-size-complex="22pt"/>
    </style:style>
    <style:style style:name="P63" style:family="paragraph">
      <loext:graphic-properties draw:opacity="0%"/>
      <style:paragraph-properties fo:text-align="center"/>
      <style:text-properties style:font-name="Manjari Regular" fo:font-size="22pt" fo:font-style="normal" fo:font-weight="normal" style:font-size-asian="22pt" style:font-size-complex="22pt"/>
    </style:style>
    <style:style style:name="P64" style:family="paragraph">
      <style:text-properties style:font-name="TeXGyreSchola1" fo:font-style="italic" style:font-style-asian="italic" style:font-style-complex="italic"/>
    </style:style>
    <style:style style:name="P65" style:family="paragraph">
      <loext:graphic-properties draw:fill="none" draw:fill-color="#ffffff"/>
      <style:text-properties style:font-name="TeXGyreSchola1" fo:font-size="24pt" fo:font-style="italic" style:font-size-asian="24pt" style:font-style-asian="italic" style:font-size-complex="24pt" style:font-style-complex="italic"/>
    </style:style>
    <style:style style:name="P66" style:family="paragraph">
      <loext:graphic-properties draw:fill="none" draw:fill-color="#ffffff"/>
      <style:text-properties fo:color="#ce181e" style:font-name="Manjari Regular" fo:font-style="normal" fo:font-weight="normal" style:font-style-asian="normal" style:font-weight-asian="normal" style:font-style-complex="normal" style:font-weight-complex="normal"/>
    </style:style>
    <style:style style:name="P67" style:family="paragraph">
      <loext:graphic-properties draw:fill="none"/>
      <style:paragraph-properties fo:text-align="center" style:font-independent-line-spacing="true"/>
      <style:text-properties style:font-name="TeXGyreSchola1" fo:font-size="18pt" fo:font-style="italic" style:font-style-asian="italic" style:font-style-complex="italic"/>
    </style:style>
    <style:style style:name="P68" style:family="paragraph">
      <loext:graphic-properties draw:opacity="0%"/>
      <style:paragraph-properties fo:text-align="center"/>
      <style:text-properties fo:color="#21409a" style:font-name="Manjari Regular" fo:font-size="22pt" fo:font-style="normal" fo:font-weight="normal" style:font-size-asian="22pt" style:font-weight-asian="bold" style:font-size-complex="22pt" style:font-weight-complex="bold"/>
    </style:style>
    <style:style style:name="P69" style:family="paragraph">
      <loext:graphic-properties draw:fill="none"/>
      <style:paragraph-properties fo:text-align="center" style:font-independent-line-spacing="true"/>
      <style:text-properties style:font-name="TeXGyreSchola1" fo:font-size="18pt" fo:font-style="italic" style:font-size-asian="18pt" style:font-style-asian="italic" style:font-size-complex="18pt" style:font-style-complex="italic"/>
    </style:style>
    <style:style style:name="P70" style:family="paragraph">
      <loext:graphic-properties draw:fill="none" draw:fill-color="#ffffff"/>
      <style:text-properties fo:color="#ce181e" style:font-name="Manjari Regular"/>
    </style:style>
    <style:style style:name="P71" style:family="paragraph">
      <loext:graphic-properties draw:fill="none" draw:fill-color="#ffffff"/>
      <style:text-properties fo:color="#ce181e" style:font-name="Manjari Regular" fo:font-style="italic" style:font-style-asian="italic" style:font-style-complex="italic"/>
    </style:style>
    <style:style style:name="P72" style:family="paragraph">
      <loext:graphic-properties draw:opacity="0%"/>
      <style:paragraph-properties fo:text-align="center"/>
      <style:text-properties fo:color="#21409a" style:font-name="Manjari Regular" fo:font-size="22pt" fo:font-style="normal" style:text-underline-style="solid" style:text-underline-width="auto" style:text-underline-color="font-color" fo:font-weight="normal" style:font-size-asian="22pt" style:font-size-complex="22pt"/>
    </style:style>
    <style:style style:name="P73" style:family="paragraph">
      <loext:graphic-properties draw:opacity="0%"/>
      <style:paragraph-properties fo:text-align="center"/>
      <style:text-properties fo:color="#21409a" style:font-name="Manjari Regular" fo:font-size="22pt" fo:font-style="normal" style:text-underline-style="none" fo:font-weight="normal" style:font-size-asian="22pt" style:font-size-complex="22pt"/>
    </style:style>
    <style:style style:name="P74" style:family="paragraph">
      <loext:graphic-properties draw:fill-color="#f58220" draw:opacity="0%"/>
      <style:paragraph-properties fo:text-align="center"/>
    </style:style>
    <style:style style:name="P75" style:family="paragraph">
      <loext:graphic-properties draw:fill-color="#21409a" draw:opacity="0%"/>
      <style:paragraph-properties fo:text-align="center"/>
    </style:style>
    <style:style style:name="P76" style:family="paragraph">
      <loext:graphic-properties draw:fill="none" draw:fill-color="#ffffff"/>
      <style:text-properties fo:color="#ce181e" style:font-name="Manjari Regular" fo:font-size="18pt"/>
    </style:style>
    <style:style style:name="P77" style:family="paragraph">
      <loext:graphic-properties draw:fill="none" draw:fill-color="#ffffff"/>
      <style:text-properties fo:color="#ce181e" style:font-name="Manjari Regular" fo:font-size="18pt" fo:font-style="italic" style:font-style-asian="italic" style:font-style-complex="italic"/>
    </style:style>
    <style:style style:name="P78" style:family="paragraph">
      <loext:graphic-properties draw:fill="none" draw:fill-color="#ffffff"/>
      <style:text-properties fo:color="#ce181e" style:font-name="Manjari Regular" fo:font-size="18pt" fo:font-style="normal" fo:font-weight="normal" style:font-style-asian="normal" style:font-weight-asian="normal" style:font-style-complex="normal" style:font-weight-complex="normal"/>
    </style:style>
    <style:style style:name="P79" style:family="paragraph">
      <loext:graphic-properties draw:fill-color="#ffffff"/>
      <style:text-properties fo:font-size="28.1000003814697pt"/>
    </style:style>
    <style:style style:name="P80" style:family="paragraph">
      <loext:graphic-properties draw:fill="none"/>
      <style:paragraph-properties fo:text-align="start" style:font-independent-line-spacing="true"/>
      <style:text-properties fo:color="#000000" style:font-name="TeXGyreSchola1" fo:font-size="18pt" fo:font-style="italic" fo:font-weight="normal" style:font-style-asian="italic" style:font-weight-asian="normal" style:font-style-complex="italic" style:font-weight-complex="normal"/>
    </style:style>
    <style:style style:name="P81" style:family="paragraph">
      <loext:graphic-properties draw:fill="none"/>
      <style:paragraph-properties fo:text-align="center" style:font-independent-line-spacing="true"/>
      <style:text-properties style:font-name="TeXGyreSchola1" fo:font-size="18pt" fo:font-style="normal" style:font-size-asian="18pt" style:font-style-asian="normal" style:font-size-complex="18pt" style:font-style-complex="normal"/>
    </style:style>
    <style:style style:name="P82" style:family="paragraph">
      <loext:graphic-properties draw:fill="none" draw:fill-color="#ffffff"/>
      <style:text-properties fo:color="#ce181e" style:font-name="Manjari Regular" fo:font-size="96pt" style:font-size-asian="96pt" style:font-size-complex="96pt"/>
    </style:style>
    <style:style style:name="P83" style:family="paragraph">
      <style:text-properties style:font-name="TeXGyreSchola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Schoolbook" fo:font-size="72pt" fo:letter-spacing="-0.017cm" fo:font-style="normal" style:text-underline-style="none" fo:font-weight="normal" style:font-size-asian="72pt" style:font-style-asian="normal" style:font-weight-asian="normal" style:font-name-complex="Calibri Light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name-complex="Calibri Light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-0.017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eXGyreSchola1" fo:font-size="32pt" fo:letter-spacing="0.004cm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fo:font-variant="normal" fo:text-transform="none" fo:color="#000000" style:text-line-through-style="solid" style:text-line-through-type="singl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eXGyreSchola1" fo:font-size="44pt" fo:letter-spacing="-0.017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name-asian="Century Schoolbook" style:font-size-asian="22pt" style:font-style-asian="normal" style:font-weight-asian="normal" style:font-name-complex="Century Schoolbook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normal" fo:font-style="normal" style:text-underline-style="none" fo:font-weight="normal" style:font-name-asian="Century Schoolbook" style:font-size-asian="22pt" style:font-style-asian="normal" style:font-weight-asian="normal" style:font-name-complex="Century Schoolbook" style:font-size-complex="22pt" style:font-style-complex="normal" style:font-weight-complex="normal"/>
    </style:style>
    <style:style style:name="T12" style:family="text">
      <style:text-properties fo:font-variant="normal" fo:text-transform="none" fo:color="#21409a" style:text-line-through-style="none" style:text-line-through-type="none" style:text-position="0% 100%" style:font-name="TeXGyreSchola1" fo:font-size="24pt" fo:letter-spacing="0.004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TeXGyreSchola1" fo:font-size="22pt" fo:letter-spacing="0.004cm" fo:font-style="normal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T15" style:family="text">
      <style:text-properties fo:font-variant="normal" fo:text-transform="none" fo:color="#c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TeXGyreSchola1" fo:font-size="18pt" fo:letter-spacing="0.004cm" fo:font-style="italic" style:text-underline-style="none" fo:font-weight="normal" style:font-name-asian="Century Schoolbook" style:font-size-asian="18pt" style:font-style-asian="italic" style:font-weight-asian="normal" style:font-name-complex="Century Schoolbook" style:font-size-complex="1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name-asian="Century Schoolbook" style:font-size-asian="18pt" style:font-style-asian="italic" style:font-weight-asian="normal" style:font-name-complex="Century Schoolbook" style:font-size-complex="18pt" style:font-style-complex="italic" style:font-weight-complex="normal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name-asian="Century Schoolbook" style:font-size-asian="18pt" style:font-style-asian="italic" style:font-weight-asian="normal" style:font-name-complex="Century Schoolbook" style:font-size-complex="18pt" style:font-style-complex="italic" style:font-weight-complex="normal"/>
    </style:style>
    <style:style style:name="T23" style:family="text">
      <style:text-properties fo:font-variant="normal" fo:text-transform="none" fo:color="#c00000" style:text-line-through-style="none" style:text-line-through-type="none" style:text-position="0% 100%" style:font-name="TeXGyreSchola1" fo:font-size="18pt" fo:letter-spacing="0.004cm" fo:font-style="normal" style:text-underline-style="none" fo:font-weight="normal" style:font-name-asian="Century Schoolbook" style:font-size-asian="18pt" style:font-style-asian="normal" style:font-weight-asian="normal" style:font-name-complex="Century Schoolbook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name-asian="Century Schoolbook" style:font-size-asian="22pt" style:font-style-asian="italic" style:font-weight-asian="normal" style:font-name-complex="Century Schoolbook" style:font-size-complex="22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name-asian="Century Schoolbook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TeXGyreSchola1" fo:font-size="22pt" fo:letter-spacing="0.004cm" fo:font-style="normal" style:text-underline-style="none" fo:font-weight="normal" style:font-name-asian="Century Schoolbook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TeXGyreSchola1" fo:font-size="22pt" fo:letter-spacing="0.004cm" fo:font-style="normal" style:text-underline-style="none" fo:font-weight="bold" style:font-name-asian="Century Schoolbook" style:font-size-asian="22pt" style:font-style-asian="normal" style:font-weight-asian="bold" style:font-name-complex="Calibri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name-asian="Microsoft YaHei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name-asian="Microsoft YaHe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normal" style:text-underline-style="none" fo:font-weight="normal" style:font-name-asian="Microsoft YaHe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solid" style:text-line-through-type="singl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name-asian="Microsoft YaHe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bold" style:font-name-asian="Microsoft YaHei" style:font-size-asian="22pt" style:font-style-asian="normal" style:font-weight-asian="bold" style:font-name-complex="Calibri" style:font-size-complex="22pt" style:font-style-complex="normal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22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Calib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22pt" fo:letter-spacing="0.004cm" fo:language="en" fo:country="US" fo:font-style="normal" fo:text-shadow="none" style:text-underline-style="none" fo:font-weight="bold" style:letter-kerning="true" fo:background-color="transparent" style:font-name-asian="Noto Sans CJK SC Regular" style:font-size-asian="22pt" style:language-asian="en" style:country-asian="US" style:font-style-asian="normal" style:font-weight-asian="bold" style:font-name-complex="Calibri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T39" style:family="text">
      <style:text-properties fo:font-variant="normal" fo:text-transform="none" fo:color="#21409a" style:text-line-through-style="none" style:text-line-through-type="none" style:text-position="0% 100%" style:font-name="TeXGyreSchola1" fo:font-size="24pt" fo:letter-spacing="0.004cm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entury Schoolbook" fo:font-size="22pt" fo:letter-spacing="0.00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-0.017cm" fo:font-style="normal" style:text-underline-style="none" fo:font-weight="normal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2" style:family="text">
      <style:text-properties style:font-name="TeXGyreSchola1" fo:font-size="22pt" fo:font-style="italic" style:font-size-asian="22pt" style:font-style-asian="italic" style:font-size-complex="22pt" style:font-style-complex="italic"/>
    </style:style>
    <style:style style:name="T43" style:family="text">
      <style:text-properties style:font-name="TeXGyreSchola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style:text-position="-33% 58%" style:font-name="TeXGyreSchola1" fo:font-size="22pt" fo:font-style="italic" style:font-size-asian="22pt" style:font-style-asian="italic" style:font-size-complex="22pt" style:font-style-complex="itali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text-position="0% 100%" style:font-name="TeXGyreSchola1" fo:font-size="22pt" fo:font-style="italic" style:font-size-asian="22pt" style:font-style-asian="italic" style:font-size-complex="22pt" style:font-style-complex="italic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TeXGyreSchola1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font-name="TeXGyreSchola1" fo:font-size="18pt" fo:font-style="italic" style:font-size-asian="18pt" style:font-style-asian="normal" style:font-size-complex="18pt" style:font-style-complex="normal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style:font-name="TeXGyreSchola1"/>
    </style:style>
    <style:style style:name="T56" style:family="text">
      <style:text-properties fo:color="#ce181e" style:font-name="TeXGyreSchola1" fo:font-weight="bold" style:font-weight-asian="bold" style:font-weight-complex="bold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eXGyreSchola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eXGyreSchola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TeXGyreSchola1" fo:font-size="18pt" style:font-size-asian="18pt" style:font-size-complex="18pt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TeXGyreSchola" fo:font-size="22pt" fo:font-style="normal" fo:text-shadow="none" style:text-underline-style="none" fo:font-weight="normal" style:letter-kerning="true" fo:background-color="transparent" style:font-name-asian="TeXGyreSchola" style:font-size-asian="22pt" style:font-style-asian="normal" style:font-weight-asian="normal" style:font-name-complex="TeXGyreSchol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TeXGyreSchola" fo:font-size="18pt" fo:font-style="normal" fo:text-shadow="none" style:text-underline-style="none" fo:font-weight="normal" style:letter-kerning="true" fo:background-color="transparent" style:font-name-asian="TeXGyreSchola" style:font-size-asian="18pt" style:font-style-asian="normal" style:font-weight-asian="normal" style:font-name-complex="TeXGyreSchol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font-style="normal" fo:text-shadow="none" style:text-underline-style="none" fo:font-weight="normal" style:letter-kerning="true" fo:background-color="transparent" style:font-name-asian="TeXGyreSchola" style:font-size-asian="22pt" style:font-style-asian="normal" style:font-weight-asian="normal" style:font-name-complex="TeXGyreSchol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TeXGyreSchola1" fo:font-size="44pt" fo:letter-spacing="-0.017cm" fo:font-style="normal" style:text-underline-style="none" fo:font-weight="normal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71" style:family="text">
      <style:text-properties style:font-name="TeXGyreSchola1" fo:font-size="22pt" style:font-size-asian="22pt" style:font-size-complex="22pt"/>
    </style:style>
    <style:style style:name="T72" style:family="text">
      <style:text-properties style:font-name="TeXGyreSchola1" fo:font-size="22pt" fo:font-weight="bold" style:font-size-asian="22pt" style:font-weight-asian="bold" style:font-size-complex="22pt" style:font-weight-complex="bold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text-shadow="none" style:text-underline-style="none" fo:font-weight="normal" style:letter-kerning="true" fo:background-color="transparent" style:font-name-asian="Noto Sans CJK SC Regular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21409a" style:text-outline="false" style:text-line-through-style="none" style:text-line-through-type="none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TeXGyreSchola1" fo:font-size="22pt" fo:letter-spacing="normal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letter-spacing="normal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TeXGyreSchola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TeXGyreSchola" fo:font-size="22pt" fo:font-style="normal" fo:text-shadow="none" style:text-underline-style="none" fo:font-weight="normal" style:letter-kerning="true" fo:background-color="transparent" style:font-name-asian="TeXGyreSchola" style:font-size-asian="22pt" style:font-style-asian="normal" style:font-weight-asian="normal" style:font-name-complex="TeXGyreSchola" style:font-size-complex="2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Noto Sans Mono CJK SC Regular" fo:font-size="22pt" fo:font-style="normal" fo:text-shadow="none" style:text-underline-style="none" fo:font-weight="bold" style:letter-kerning="true" fo:background-color="transparent" style:font-name-asian="Noto Sans Mono CJK SC Regular" style:font-size-asian="22pt" style:font-style-asian="normal" style:font-weight-asian="bold" style:font-name-complex="Noto Sans Mono CJK SC Regular" style:font-size-complex="22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TeXGyreSchola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text-position="-33% 58%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21409a" style:text-outline="false" style:text-line-through-style="none" style:text-line-through-type="none" style:text-position="0% 100%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21409a" style:text-outline="false" style:text-line-through-style="none" style:text-line-through-type="none" style:text-position="-33% 58%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21409a" style:text-outline="false" style:text-line-through-style="none" style:text-line-through-type="none" style:text-position="0% 100%" style:font-name="Noto Sans Mono CJK SC Regular" fo:font-size="22pt" fo:font-style="normal" fo:text-shadow="none" style:text-underline-style="none" fo:font-weight="bold" style:letter-kerning="true" fo:background-color="transparent" style:font-name-asian="Noto Sans Mono CJK SC Regular" style:font-size-asian="22pt" style:font-style-asian="normal" style:font-weight-asian="bold" style:font-name-complex="Noto Sans Mono CJK SC Regular" style:font-size-complex="22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21409a" style:text-outline="false" style:text-line-through-style="none" style:text-line-through-type="none" style:text-position="0% 100%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" fo:font-size="22pt" fo:font-style="normal" fo:text-shadow="none" style:text-underline-style="none" fo:font-weight="normal" style:letter-kerning="true" fo:background-color="transparent" style:font-name-asian="TeXGyreSchola" style:font-size-asian="22pt" style:font-style-asian="normal" style:font-weight-asian="normal" style:font-name-complex="TeXGyreSchol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00"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color="#21409a"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6" style:family="text">
      <style:text-properties fo:font-variant="normal" fo:text-transform="none" fo:color="#21409a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0000" style:font-name="TeXGyreSchola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8" style:family="text">
      <style:text-properties fo:color="#00a65d"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9" style:family="text">
      <style:text-properties style:font-name="TeXGyreSchola1" fo:font-size="22pt" fo:font-style="normal" style:font-size-asian="22pt" style:font-style-asian="normal" style:font-size-complex="22pt" style:font-style-complex="normal"/>
    </style:style>
    <style:style style:name="T100" style:family="text">
      <style:text-properties fo:color="#21409a" style:font-name="TeXGyreSchola1" fo:font-size="22pt" fo:font-style="italic" style:font-size-asian="22pt" style:font-style-asian="italic" style:font-size-complex="22pt" style:font-style-complex="italic"/>
    </style:style>
    <style:style style:name="T101" style:family="text">
      <style:text-properties fo:color="#ce181e" style:font-name="TeXGyreSchola1" fo:font-size="22pt" fo:font-style="italic" style:font-size-asian="22pt" style:font-style-asian="italic" style:font-size-complex="22pt" style:font-style-complex="italic"/>
    </style:style>
    <style:style style:name="T102" style:family="text">
      <style:text-properties fo:color="#ce181e" style:font-name="TeXGyreSchola1" fo:font-size="22pt" style:font-size-asian="22pt" style:font-size-complex="22pt"/>
    </style:style>
    <style:style style:name="T103" style:family="text">
      <style:text-properties fo:font-size="22pt" fo:font-weight="bold" style:font-size-asian="22pt" style:font-weight-asian="bold" style:font-size-complex="22pt" style:font-weight-complex="bold"/>
    </style:style>
    <style:style style:name="T104" style:family="text">
      <style:text-properties fo:font-size="22pt" style:font-size-asian="22pt" style:font-size-complex="22pt"/>
    </style:style>
    <style:style style:name="T105" style:family="text">
      <style:text-properties style:text-position="-33% 58%" fo:font-size="22pt" style:font-size-asian="22pt" style:font-size-complex="22pt"/>
    </style:style>
    <style:style style:name="T106" style:family="text">
      <style:text-properties fo:color="#21409a" style:font-name="Manjari Regular" fo:font-size="22pt" fo:font-style="normal" fo:font-weight="normal" style:font-size-asian="22pt" style:font-size-complex="22pt"/>
    </style:style>
    <style:style style:name="T107" style:family="text">
      <style:text-properties style:font-name="Manjari Regular" fo:font-size="22pt" fo:font-style="normal" fo:font-weight="normal" style:font-size-asian="22pt" style:font-size-complex="22pt"/>
    </style:style>
    <style:style style:name="T108" style:family="text">
      <style:text-properties style:font-name="TeXGyreSchola1" fo:font-size="28pt" fo:font-style="italic" style:font-size-asian="28pt" style:font-style-asian="italic" style:font-size-complex="28pt" style:font-style-complex="italic"/>
    </style:style>
    <style:style style:name="T109" style:family="text">
      <style:text-properties fo:font-variant="normal" fo:text-transform="none" fo:color="#ce181e" style:text-outline="false" style:text-line-through-style="none" style:text-line-through-type="none" style:font-name="Manjari Regular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ce181e" style:text-position="-33% 58%" style:font-name="Manjari Regular" fo:font-style="normal" style:font-style-asian="normal" style:font-style-complex="normal"/>
    </style:style>
    <style:style style:name="T111" style:family="text">
      <style:text-properties fo:color="#ce181e" style:font-name="Manjari Regular" fo:font-style="normal" style:font-style-asian="normal" style:font-style-complex="normal"/>
    </style:style>
    <style:style style:name="T112" style:family="text">
      <style:text-properties fo:font-variant="normal" fo:text-transform="none" fo:color="#ce181e" style:text-outline="false" style:text-line-through-style="none" style:text-line-through-type="none" style:text-position="-33% 58%" style:font-name="Manjari Regular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00" style:font-name="TeXGyreSchola1" fo:font-size="22pt" fo:font-style="italic" style:font-size-asian="22pt" style:font-style-asian="italic" style:font-size-complex="22pt" style:font-style-complex="italic"/>
    </style:style>
    <style:style style:name="T114" style:family="text">
      <style:text-properties fo:color="#21409a" style:font-name="Manjari Regular" fo:font-size="22pt" fo:font-style="normal" fo:font-weight="normal" style:font-size-asian="22pt" style:font-weight-asian="bold" style:font-size-complex="22pt" style:font-weight-complex="bold"/>
    </style:style>
    <style:style style:name="T115" style:family="text">
      <style:text-properties fo:color="#ce181e" style:font-name="Manjari Regular" fo:font-size="22pt" fo:font-style="normal" style:font-size-asian="22pt" style:font-style-asian="normal" style:font-size-complex="22pt" style:font-style-complex="normal"/>
    </style:style>
    <style:style style:name="T116" style:family="text">
      <style:text-properties fo:color="#ce181e" style:text-position="-33% 58%" style:font-name="Manjari Regular" fo:font-size="22pt" fo:font-style="normal" style:font-size-asian="22pt" style:font-style-asian="normal" style:font-size-complex="22pt" style:font-style-complex="normal"/>
    </style:style>
    <style:style style:name="T117" style:family="text">
      <style:text-properties fo:color="#ce181e" style:font-name="Manjari Regular"/>
    </style:style>
    <style:style style:name="T118" style:family="text">
      <style:text-properties fo:color="#ce181e" style:text-position="-33% 58%" style:font-name="Manjari Regular"/>
    </style:style>
    <style:style style:name="T119" style:family="text">
      <style:text-properties fo:font-variant="normal" fo:text-transform="none" fo:color="#ce181e" style:text-outline="false" style:text-line-through-style="none" style:text-line-through-type="none" style:font-name="Manjari Regular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ce181e" style:text-outline="false" style:text-line-through-style="none" style:text-line-through-type="none" style:text-position="-33% 58%" style:font-name="Manjari Regular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style:text-outline="false" style:text-line-through-style="none" style:text-line-through-type="none" style:text-position="0% 100%" style:font-name="Manjari Regular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ce181e" style:font-name="Manjari Regular" fo:font-size="18pt"/>
    </style:style>
    <style:style style:name="T123" style:family="text">
      <style:text-properties fo:color="#ce181e" style:text-position="-33% 58%" style:font-name="Manjari Regular" fo:font-size="18pt"/>
    </style:style>
    <style:style style:name="T124" style:family="text">
      <style:text-properties fo:font-variant="normal" fo:text-transform="none" fo:color="#21409a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-33% 58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e181e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21409a" style:text-outline="false" style:text-line-through-style="none" style:text-line-through-type="none" style:text-position="-33% 58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font-name="TeXGyreSchola1" fo:font-size="18pt" fo:font-style="normal" style:font-size-asian="18pt" style:font-style-asian="normal" style:font-size-complex="18pt" style:font-style-complex="normal"/>
    </style:style>
    <style:style style:name="T131" style:family="text">
      <style:text-properties style:text-position="-33% 58%" style:font-name="TeXGyreSchola1" fo:font-size="18pt" fo:font-style="normal" style:font-size-asian="18pt" style:font-style-asian="normal" style:font-size-complex="18pt" style:font-style-complex="normal"/>
    </style:style>
    <style:style style:name="T132" style:family="text">
      <style:text-properties style:text-position="0% 100%" style:font-name="TeXGyreSchola1" fo:font-size="18pt" fo:font-style="normal" style:font-size-asian="18pt" style:font-style-asian="normal" style:font-size-complex="18pt" style:font-style-complex="normal"/>
    </style:style>
    <style:style style:name="T133" style:family="text">
      <style:text-properties fo:font-variant="normal" fo:text-transform="none" fo:color="#ce181e" style:text-outline="false" style:text-line-through-style="none" style:text-line-through-type="none" style:text-position="-33% 58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color="#21409a" style:font-name="TeXGyreSchola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7" style:family="text">
      <style:text-properties style:font-name="TeXGyreSchola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6f6f74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Introduction </text:span><text:span text:style-name="T1"><text:line-break/></text:span><text:span text:style-name="T1">to type inference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/></text:p>
            <text:p text:style-name="P3"><text:span text:style-name="T2">Oleg Patraschk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type ?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Agenda</text:span></text:p>
          </draw:text-box>
        </draw:frame>
        <draw:frame draw:name="Content Placeholder 2" presentation:style-name="pr4" draw:text-style-name="P9" draw:layer="layout" svg:width="23.875cm" svg:height="12.086cm" svg:x="3.505cm" svg:y="5.08cm" presentation:class="outline" presentation:user-transformed="true">
          <draw:text-box>
            <text:list text:style-name="L2">
              <text:list-item>
                <text:p text:style-name="P8"><text:span text:style-name="T4">What is type inference and </text:span><text:span text:style-name="T4"><text:line-break/></text:span><text:span text:style-name="T4">why is it important ?</text:span></text:p>
              </text:list-item>
              <text:list-item>
                <text:p text:style-name="P8"><text:span text:style-name="T4">Type inference rules</text:span></text:p>
              </text:list-item>
              <text:list-item>
                <text:p text:style-name="P8"><text:span text:style-name="T4">Unification</text:span></text:p>
              </text:list-item>
              <text:list-item>
                <text:p text:style-name="P8"><text:span text:style-name="T4">Algorithm High-Level description and examples</text:span></text:p>
              </text:list-item>
              <text:list-item>
                <text:p text:style-name="P8"><text:span text:style-name="T4">Evaluation of the algorith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What is a type ?</text:span></text:p>
          </draw:text-box>
        </draw:frame>
        <draw:frame draw:name="Content Placeholder 2" presentation:style-name="pr5" draw:text-style-name="P9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8"><text:span text:style-name="T5">A </text:span><text:span text:style-name="T6">type </text:span><text:span text:style-name="T5">is a collection of computable values that share some structural property.</text:span></text:p>
              </text:list-item>
            </text:list>
            <text:p text:style-name="P8"><text:span text:style-name="T5"/></text:p>
            <text:p text:style-name="P10"><text:span text:style-name="T5">Examples : {</text:span><text:span text:style-name="T7">Int, String, Bool, Int -&gt; Bool, [a] -&gt; b</text:span><text:span text:style-name="T5">}</text:span><text:span text:style-name="T5"><text:line-break/></text:span><text:span text:style-name="T5"/></text:p>
            <text:p text:style-name="P10"><text:span text:style-name="T8">Examples</text:span><text:span text:style-name="T5"> : {</text:span><text:span text:style-name="T7">3, True, "alfa", even integers</text:span><text:span text:style-name="T5">}</text:span></text:p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What is a type ?</text:span></text:p>
          </draw:text-box>
        </draw:frame>
        <draw:frame draw:name="Content Placeholder 2" presentation:style-name="pr6" draw:text-style-name="P9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8"><text:span text:style-name="T5">A </text:span><text:span text:style-name="T6">type </text:span><text:span text:style-name="T5">is a collection of computable values that share some structural property.</text:span></text:p>
              </text:list-item>
            </text:list>
            <text:p text:style-name="P8"><text:span text:style-name="T5"/></text:p>
            <text:p text:style-name="P10"><text:span text:style-name="T5">Examples : {</text:span><text:span text:style-name="T7">Int, String, Bool, Int -&gt; Bool, [a] -&gt; b</text:span><text:span text:style-name="T5">}</text:span><text:span text:style-name="T5"><text:line-break/></text:span><text:span text:style-name="T5"/></text:p>
            <text:p text:style-name="P10"><text:span text:style-name="T8">Examples</text:span><text:span text:style-name="T5"> : {</text:span><text:span text:style-name="T7">3, True, "alfa", even integers</text:span><text:span text:style-name="T5">}</text:span></text:p>
            <text:p text:style-name="P10"><text:span text:style-name="T5"/></text:p>
            <text:list text:continue-numbering="true" text:style-name="L3">
              <text:list-item>
                <text:p text:style-name="P10"><text:span text:style-name="T5">Distinction between sets of values that are types and sets </text:span><text:span text:style-name="T5"><text:line-break/></text:span><text:span text:style-name="T5">that are not types is </text:span><text:span text:style-name="T6">language dependent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ortance of typ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11" draw:layer="layout" svg:width="26.923cm" svg:height="3.681cm" svg:x="3.505cm" svg:y="1.016cm" presentation:class="title" presentation:user-transformed="true">
          <draw:text-box>
            <text:p text:style-name="P6"><text:span text:style-name="T9">Importance of types</text:span></text:p>
          </draw:text-box>
        </draw:frame>
        <draw:frame draw:name="Content Placeholder 2" presentation:style-name="pr7" draw:text-style-name="P9" draw:layer="layout" svg:width="23.875cm" svg:height="12.842cm" svg:x="3.505cm" svg:y="5.08cm" presentation:class="outline" presentation:user-transformed="true">
          <draw:text-box>
            <text:list text:style-name="L3">
              <text:list-item>
                <text:p text:style-name="P8"><text:span text:style-name="T5">Forms the basis for most static type systems </text:span><text:span text:style-name="T5"><text:line-break/></text:span><text:span text:style-name="T5">(Haskell, Ocaml, Scala, Swift, etc.)</text:span></text:p>
              </text:list-item>
              <text:list-item>
                <text:p text:style-name="P8"><text:span text:style-name="T5">Increasingly used in optional type systems </text:span><text:span text:style-name="T10"><text:line-break/></text:span><text:span text:style-name="T10">(Typed Racket, Clojure’s core.typed, C++’s auto, Dart, </text:span><text:span text:style-name="T10"><text:line-break/></text:span><text:span text:style-name="T10">static analysis tools like Coverity, etc.)</text:span></text:p>
              </text:list-item>
              <text:list-item>
                <text:p text:style-name="P8"><text:span text:style-name="T10">Program organization and documentation</text:span></text:p>
              </text:list-item>
              <text:list-item>
                <text:p text:style-name="P8"><text:span text:style-name="T10">Identify and prevent errors </text:span></text:p>
                <text:list>
                  <text:list-item>
                    <text:p text:style-name="P12"><text:span text:style-name="T11">Compile-time or run-time checking can prevent</text:span><text:span text:style-name="T11"><text:line-break/></text:span><text:span text:style-name="T11">meaningless computations such as 3 + true – “Info. 2”</text:span></text:p>
                  </text:list-item>
                </text:list>
              </text:list-item>
              <text:list-item>
                <text:p text:style-name="P8"><text:span text:style-name="T10">Support optimization </text:span></text:p>
                <text:list>
                  <text:list-item>
                    <text:p text:style-name="P13"><text:span text:style-name="T11">Access components of structures by known off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ally vs Dynamically typed languages" draw:style-name="dp1" draw:master-page-name="Default">
        <office:forms form:automatic-focus="false" form:apply-design-mode="false"/>
        <draw:frame draw:name="Title 1" presentation:style-name="pr1" draw:text-style-name="P11" draw:layer="layout" svg:width="26.923cm" svg:height="3.681cm" svg:x="3.505cm" svg:y="1.016cm" presentation:class="title" presentation:user-transformed="true">
          <draw:text-box>
            <text:p text:style-name="P6"><text:span text:style-name="T9">Statically vs Dynamically typed </text:span></text:p>
          </draw:text-box>
        </draw:frame>
        <draw:frame draw:name="Text Placeholder 2" presentation:style-name="pr8" draw:text-style-name="P15" draw:layer="layout" svg:width="12.445cm" svg:height="2.031cm" svg:x="3.505cm" svg:y="4.76cm" presentation:class="outline" presentation:user-transformed="true">
          <draw:text-box>
            <text:p text:style-name="P14"><text:span text:style-name="T12">Statically typed</text:span></text:p>
          </draw:text-box>
        </draw:frame>
        <draw:frame draw:name="Content Placeholder 3" presentation:style-name="pr9" draw:text-style-name="P9" draw:layer="layout" svg:width="12.445cm" svg:height="10.179cm" svg:x="3.505cm" svg:y="6.965cm" presentation:class="outline" presentation:user-transformed="true">
          <draw:text-box>
            <text:list text:style-name="L3">
              <text:list-item>
                <text:p text:style-name="P8"><text:span text:style-name="T5">Statically typed programming languages do type checking (the process of verifying and enforcing the constraints of types) at compile-time as opposed to run-time.</text:span></text:p>
              </text:list-item>
            </text:list>
            <text:p text:style-name="P16"><text:span text:style-name="T13"/></text:p>
            <text:p text:style-name="P10"><text:span text:style-name="T13"/></text:p>
          </draw:text-box>
        </draw:frame>
        <draw:frame draw:name="Text Placeholder 4" presentation:style-name="pr8" draw:text-style-name="P15" draw:layer="layout" svg:width="12.445cm" svg:height="2.031cm" svg:x="17.018cm" svg:y="4.76cm" presentation:class="outline" presentation:user-transformed="true">
          <draw:text-box>
            <text:p text:style-name="P14"><text:span text:style-name="T12">Dynamically typed</text:span></text:p>
          </draw:text-box>
        </draw:frame>
        <draw:frame draw:name="Content Placeholder 5" presentation:style-name="pr10" draw:text-style-name="P9" draw:layer="layout" svg:width="12.445cm" svg:height="10.179cm" svg:x="17.018cm" svg:y="6.965cm" presentation:class="outline" presentation:user-transformed="true">
          <draw:text-box>
            <text:list text:style-name="L3">
              <text:list-item>
                <text:p text:style-name="P8"><text:span text:style-name="T5">Dynamically typed programming languages do type checking at run-time as opposed to Compile-tim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ally vs Dynamically typed languages" draw:style-name="dp1" draw:master-page-name="Default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Statically vs Dynamically typed </text:span></text:p>
          </draw:text-box>
        </draw:frame>
        <draw:frame draw:name="Text Placeholder 2" presentation:style-name="pr11" draw:text-style-name="P17" draw:layer="layout" svg:width="12.445cm" svg:height="2.031cm" svg:x="3.505cm" svg:y="4.76cm" presentation:class="outline" presentation:user-transformed="true">
          <draw:text-box>
            <text:p text:style-name="P14"><text:span text:style-name="T12">Statically typed</text:span></text:p>
          </draw:text-box>
        </draw:frame>
        <draw:frame draw:name="Content Placeholder 3" presentation:style-name="pr12" draw:text-style-name="P18" draw:layer="layout" svg:width="12.445cm" svg:height="10.179cm" svg:x="3.505cm" svg:y="6.965cm" presentation:class="outline" presentation:user-transformed="true">
          <draw:text-box>
            <text:list text:style-name="L3">
              <text:list-item>
                <text:p text:style-name="P8"><text:span text:style-name="T5">Statically typed programming languages do type checking (the process of verifying and enforcing the constraints of types) at </text:span><text:span text:style-name="T13">compile-time as opposed to run-time.</text:span></text:p>
              </text:list-item>
              <text:list-item>
                <text:p text:style-name="P8"><text:span text:style-name="T13">OCaml and Java use compile-time type checking</text:span></text:p>
              </text:list-item>
            </text:list>
          </draw:text-box>
        </draw:frame>
        <draw:frame draw:name="Text Placeholder 4" presentation:style-name="pr11" draw:text-style-name="P15" draw:layer="layout" svg:width="12.445cm" svg:height="2.031cm" svg:x="17.018cm" svg:y="4.76cm" presentation:class="outline" presentation:user-transformed="true">
          <draw:text-box>
            <text:p text:style-name="P14"><text:span text:style-name="T12">Dynamically typed</text:span></text:p>
          </draw:text-box>
        </draw:frame>
        <draw:frame draw:name="Content Placeholder 5" presentation:style-name="pr13" draw:text-style-name="P18" draw:layer="layout" svg:width="12.445cm" svg:height="10.179cm" svg:x="17.018cm" svg:y="6.965cm" presentation:class="outline" presentation:user-transformed="true">
          <draw:text-box>
            <text:list text:style-name="L3">
              <text:list-item>
                <text:p text:style-name="P8"><text:span text:style-name="T5">Dynamically typed programming languages do type checking at run-time as opposed to Compile-time.</text:span></text:p>
                <text:p text:style-name="P8"><text:span text:style-name="T13"/></text:p>
              </text:list-item>
              <text:list-item>
                <text:p text:style-name="P8"><text:span text:style-name="T13">JavaScript and Python use run-time type check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ally vs Dynamically typed languages" draw:style-name="dp1" draw:master-page-name="Default">
        <office:forms form:automatic-focus="false" form:apply-design-mode="false"/>
        <draw:frame draw:name="Title 1" presentation:style-name="pr14" draw:text-style-name="P19" draw:layer="layout" svg:width="26.923cm" svg:height="3.681cm" svg:x="3.505cm" svg:y="1.016cm" presentation:class="title" presentation:user-transformed="true">
          <draw:text-box>
            <text:p text:style-name="P6"><text:span text:style-name="T9">Statically vs Dynamically typed </text:span></text:p>
          </draw:text-box>
        </draw:frame>
        <draw:frame draw:name="Text Placeholder 2" presentation:style-name="pr15" draw:text-style-name="P20" draw:layer="layout" svg:width="12.445cm" svg:height="2.031cm" svg:x="3.052cm" svg:y="4.76cm" presentation:class="outline" presentation:user-transformed="true">
          <draw:text-box>
            <text:p text:style-name="P14"><text:span text:style-name="T12">Statically typed</text:span></text:p>
          </draw:text-box>
        </draw:frame>
        <draw:frame draw:name="Content Placeholder 3" presentation:style-name="pr16" draw:text-style-name="P21" draw:layer="layout" svg:width="13.715cm" svg:height="10.249cm" svg:x="3.048cm" svg:y="7.173cm" presentation:class="outline" presentation:user-transformed="true">
          <draw:text-box>
            <text:p text:style-name="P10"><text:span text:style-name="T14"> </text:span><text:span text:style-name="T14"><text:line-break/></text:span><text:span text:style-name="T15">Writing function </text:span><text:span text:style-name="T16">f </text:span><text:span text:style-name="T15">in Java </text:span><text:span text:style-name="T15"><text:line-break/></text:span><text:span text:style-name="T15">would result in a TypeError at compile time!</text:span></text:p>
          </draw:text-box>
        </draw:frame>
        <draw:frame draw:name="Text Placeholder 4" presentation:style-name="pr17" draw:text-style-name="P20" draw:layer="layout" svg:width="12.445cm" svg:height="2.031cm" svg:x="16.753cm" svg:y="4.76cm" presentation:class="outline" presentation:user-transformed="true">
          <draw:text-box>
            <text:p text:style-name="P14"><text:span text:style-name="T12">Dynamically typed</text:span></text:p>
          </draw:text-box>
        </draw:frame>
        <draw:frame draw:name="Content Placeholder 5" presentation:style-name="pr18" draw:text-style-name="P22" draw:layer="layout" svg:width="12.445cm" svg:height="12.339cm" svg:x="17.018cm" svg:y="6.965cm" presentation:class="outline" presentation:user-transformed="true">
          <draw:text-box>
            <text:p text:style-name="P10"><text:span text:style-name="T17"/></text:p>
            <text:p text:style-name="P10"><text:span text:style-name="T17">def </text:span><text:span text:style-name="T18">f(a)</text:span><text:span text:style-name="T17">:</text:span><text:span text:style-name="T19"><text:line-break/></text:span><text:span text:style-name="T19">    if a &gt; 0:</text:span><text:span text:style-name="T19"><text:line-break/></text:span><text:span text:style-name="T19">        print 'Hi'</text:span><text:span text:style-name="T19"><text:line-break/></text:span><text:span text:style-name="T19">    else:</text:span><text:span text:style-name="T19"><text:line-break/></text:span><text:span text:style-name="T19">        print 5 + '3'</text:span></text:p>
            <text:p text:style-name="P10"><text:span text:style-name="T20"/></text:p>
            <text:p text:style-name="P10"><text:span text:style-name="T20">f(1) =&gt; 'Hi'</text:span><text:span text:style-name="T21"> </text:span><text:span text:style-name="T21"><text:line-break/></text:span><text:span text:style-name="T21"/></text:p>
            <text:p text:style-name="P10"><text:span text:style-name="T22">f(-1) =&gt; </text:span><text:span text:style-name="T23">TypeError: unsupported operand type(s) for + : 'int' and 'str'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ally vs Dynamically typed languages" draw:style-name="dp1" draw:master-page-name="Default">
        <office:forms form:automatic-focus="false" form:apply-design-mode="false"/>
        <draw:frame draw:name="Title 1" presentation:style-name="pr19" draw:text-style-name="P23" draw:layer="layout" svg:width="26.923cm" svg:height="3.681cm" svg:x="1.805cm" svg:y="1.016cm" presentation:class="title" presentation:user-transformed="true">
          <draw:text-box>
            <text:p text:style-name="P6"><text:span text:style-name="T3">Statically vs Dynamically typed</text:span></text:p>
          </draw:text-box>
        </draw:frame>
        <draw:frame draw:name="Text Placeholder 2" presentation:style-name="pr11" draw:text-style-name="P24" draw:layer="layout" svg:width="12.445cm" svg:height="2.031cm" svg:x="2.814cm" svg:y="4.76cm" presentation:class="outline" presentation:user-transformed="true">
          <draw:text-box>
            <text:p text:style-name="P14"><text:span text:style-name="T12">Statically typed</text:span></text:p>
          </draw:text-box>
        </draw:frame>
        <draw:frame draw:name="Content Placeholder 3" presentation:style-name="pr20" draw:text-style-name="P25" draw:layer="layout" svg:width="13.715cm" svg:height="10.249cm" svg:x="3.048cm" svg:y="7.173cm" presentation:class="outline" presentation:user-transformed="true">
          <draw:text-box>
            <text:p text:style-name="P16"><text:span text:style-name="T24"/></text:p>
            <text:p text:style-name="P16"><text:span text:style-name="T24">String str = "Java"</text:span></text:p>
            <text:p text:style-name="P16"><text:span text:style-name="T24">str = 3.141</text:span></text:p>
            <text:p text:style-name="P10"><text:span text:style-name="T25"/></text:p>
            <text:p text:style-name="P10"><text:span text:style-name="T14">TypeError</text:span><text:span text:style-name="T15"> at compile time,</text:span><text:span text:style-name="T15"><text:line-break/></text:span><text:span text:style-name="T15">str can only be bound to strings</text:span></text:p>
          </draw:text-box>
        </draw:frame>
        <draw:frame draw:name="Text Placeholder 4" presentation:style-name="pr11" draw:text-style-name="P26" draw:layer="layout" svg:width="12.445cm" svg:height="2.031cm" svg:x="16.716cm" svg:y="4.76cm" presentation:class="outline" presentation:user-transformed="true">
          <draw:text-box>
            <text:p text:style-name="P14"><text:span text:style-name="T12">Dynamically typed</text:span></text:p>
          </draw:text-box>
        </draw:frame>
        <draw:frame draw:name="Content Placeholder 5" presentation:style-name="pr21" draw:text-style-name="P27" draw:layer="layout" svg:width="12.445cm" svg:height="12.593cm" svg:x="17.018cm" svg:y="6.965cm" presentation:class="outline" presentation:user-transformed="true">
          <draw:text-box>
            <text:p text:style-name="P16"><text:span text:style-name="T7"/></text:p>
            <text:p text:style-name="P16"><text:span text:style-name="T7">var</text:span><text:span text:style-name="T26"> </text:span><text:span text:style-name="T27">str = "Javascript"</text:span></text:p>
            <text:p text:style-name="P16"><text:span text:style-name="T27">str = 3.141</text:span></text:p>
            <text:p text:style-name="P16"><text:span text:style-name="T28"/></text:p>
            <text:p text:style-name="P16"><text:span text:style-name="T29">No error - </text:span><text:span text:style-name="T28">var str can be bound to string <text:s/>then to a floating point</text:span><text:span text:style-name="T28"><text:line-break/></text:span><text:span text:style-name="T28">number, that is : type of str is decided at run-time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 Checking vs Type Inference" draw:style-name="dp1" draw:master-page-name="Default">
        <office:forms form:automatic-focus="false" form:apply-design-mode="false"/>
        <draw:frame draw:name="Title 1" presentation:style-name="pr22" draw:text-style-name="P19" draw:layer="layout" svg:width="26.923cm" svg:height="3.681cm" svg:x="3.505cm" svg:y="1.016cm" presentation:class="title" presentation:user-transformed="true">
          <draw:text-box>
            <text:p text:style-name="P6"><text:span text:style-name="T9">Type Checking vs Type Inference</text:span></text:p>
          </draw:text-box>
        </draw:frame>
        <draw:frame draw:name="Text Placeholder 2" presentation:style-name="pr23" draw:text-style-name="P20" draw:layer="layout" svg:width="12.445cm" svg:height="2.031cm" svg:x="3.505cm" svg:y="4.76cm" presentation:class="outline" presentation:user-transformed="true">
          <draw:text-box>
            <text:p text:style-name="P14"><text:span text:style-name="T12">Type checking</text:span></text:p>
          </draw:text-box>
        </draw:frame>
        <draw:frame draw:name="Content Placeholder 3" presentation:style-name="pr24" draw:text-style-name="P9" draw:layer="layout" svg:width="12.445cm" svg:height="10.179cm" svg:x="3.505cm" svg:y="6.965cm" presentation:class="outline" presentation:user-transformed="true">
          <draw:text-box>
            <text:list text:style-name="L5">
              <text:list-header>
                <text:p text:style-name="P8"><text:span text:style-name="T30"><text:line-break/></text:span><text:span text:style-name="T30">int f(int x) { return x+1; };</text:span></text:p>
                <text:p text:style-name="P8"><text:span text:style-name="T30">int g(int y) { return f(y+1)*2; };</text:span></text:p>
              </text:list-header>
            </text:list>
            <text:p text:style-name="P8"><text:span text:style-name="T31"/></text:p>
            <text:p text:style-name="P8"><text:span text:style-name="T32"/></text:p>
            <text:p text:style-name="P8"><text:span text:style-name="T32"/></text:p>
          </draw:text-box>
        </draw:frame>
        <draw:frame draw:name="Text Placeholder 4" presentation:style-name="pr25" draw:text-style-name="P20" draw:layer="layout" svg:width="12.445cm" svg:height="2.031cm" svg:x="17.018cm" svg:y="4.76cm" presentation:class="outline" presentation:user-transformed="true">
          <draw:text-box>
            <text:p text:style-name="P14"><text:span text:style-name="T12">Type inference</text:span></text:p>
          </draw:text-box>
        </draw:frame>
        <draw:frame draw:name="Content Placeholder 5" presentation:style-name="pr26" draw:text-style-name="P18" draw:layer="layout" svg:width="12.445cm" svg:height="10.179cm" svg:x="17.018cm" svg:y="6.965cm" presentation:class="outline" presentation:user-transformed="true">
          <draw:text-box>
            <text:list text:style-name="L5">
              <text:list-header>
                <text:p text:style-name="P8"><text:span text:style-name="T33"><text:line-break/></text:span><text:span text:style-name="T33">int</text:span><text:span text:style-name="T24"> f(</text:span><text:span text:style-name="T33">int</text:span><text:span text:style-name="T24"> x) { return x+1; };</text:span></text:p>
                <text:p text:style-name="P8"><text:span text:style-name="T33">int</text:span><text:span text:style-name="T24"> g(</text:span><text:span text:style-name="T33">int</text:span><text:span text:style-name="T24"> y) { return f(y+1)*2; };</text:span></text:p>
              </text:list-header>
            </text:list>
            <text:p text:style-name="P8"><text:span text:style-name="T24"/></text:p>
            <text:p text:style-name="P8"><text:span text:style-name="T13"/></text:p>
            <text:p text:style-name="P8"><text:span text:style-name="T13"/></text:p>
            <text:p text:style-name="P8"><text:span text:style-name="T2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 Checking vs Type Inference" draw:style-name="dp1" draw:master-page-name="Default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Type Checking vs Type Inference</text:span></text:p>
          </draw:text-box>
        </draw:frame>
        <draw:frame draw:name="Text Placeholder 2" presentation:style-name="pr11" draw:text-style-name="P17" draw:layer="layout" svg:width="12.445cm" svg:height="2.031cm" svg:x="3.505cm" svg:y="4.76cm" presentation:class="outline" presentation:user-transformed="true">
          <draw:text-box>
            <text:p text:style-name="P14"><text:span text:style-name="T12">Type checking</text:span></text:p>
          </draw:text-box>
        </draw:frame>
        <draw:frame draw:name="Content Placeholder 3" presentation:style-name="pr20" draw:text-style-name="P28" draw:layer="layout" svg:width="12.445cm" svg:height="11.577cm" svg:x="3.505cm" svg:y="6.965cm" presentation:class="outline" presentation:user-transformed="true">
          <draw:text-box>
            <text:list text:style-name="L5">
              <text:list-header>
                <text:p text:style-name="P8"><text:span text:style-name="T30"><text:line-break/></text:span><text:span text:style-name="T30">int f(int x) { return x+1; };</text:span></text:p>
                <text:p text:style-name="P8"><text:span text:style-name="T30">int g(int y) { return f(y+1)*2; };</text:span></text:p>
              </text:list-header>
            </text:list>
            <text:p text:style-name="P10"><text:span text:style-name="T31"/></text:p>
            <text:p text:style-name="P10"><text:span text:style-name="T34">E : T ? </text:span><text:span text:style-name="T34"><text:line-break/></text:span><text:span text:style-name="T34">In this case, both an expression E and a type T is given. </text:span><text:span text:style-name="T34"><text:line-break/></text:span><text:span text:style-name="T34">Now, is E really a T? This scenario is known as </text:span><text:span text:style-name="T35">type checking</text:span><text:span text:style-name="T34">.</text:span></text:p>
            <text:p text:style-name="P10"><text:span text:style-name="T32"/></text:p>
          </draw:text-box>
        </draw:frame>
        <draw:frame draw:name="Text Placeholder 4" presentation:style-name="pr11" draw:text-style-name="P15" draw:layer="layout" svg:width="12.445cm" svg:height="2.031cm" svg:x="17.018cm" svg:y="4.76cm" presentation:class="outline" presentation:user-transformed="true">
          <draw:text-box>
            <text:p text:style-name="P14"><text:span text:style-name="T12">Type inference</text:span></text:p>
          </draw:text-box>
        </draw:frame>
        <draw:frame draw:name="Content Placeholder 5" presentation:style-name="pr20" draw:text-style-name="P28" draw:layer="layout" svg:width="12.445cm" svg:height="11.577cm" svg:x="17.018cm" svg:y="6.965cm" presentation:class="outline" presentation:user-transformed="true">
          <draw:text-box>
            <text:list text:style-name="L5">
              <text:list-header>
                <text:p text:style-name="P8"><text:span text:style-name="T33"><text:line-break/></text:span><text:span text:style-name="T33">int</text:span><text:span text:style-name="T24"> f(</text:span><text:span text:style-name="T33">int</text:span><text:span text:style-name="T24"> x) { return x+1; };</text:span></text:p>
                <text:p text:style-name="P8"><text:span text:style-name="T33">int</text:span><text:span text:style-name="T24"> g(</text:span><text:span text:style-name="T33">int</text:span><text:span text:style-name="T24"> y) { return f(y+1)*2; };</text:span></text:p>
              </text:list-header>
            </text:list>
            <text:p text:style-name="P8"><text:span text:style-name="T19"/></text:p>
            <text:p text:style-name="P10"><text:span text:style-name="T36">E : _ ? </text:span><text:span text:style-name="T36"><text:line-break/></text:span><text:span text:style-name="T36">Here, only the expression is known. So what type is E? </text:span><text:span text:style-name="T36"><text:line-break/></text:span><text:span text:style-name="T36">If there is a way to derive a type for E, then we have managed to </text:span><text:span text:style-name="T37"><text:s/>infer </text:span><text:span text:style-name="T38">types</text:span><text:span text:style-name="T13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 Checking vs Type Inference_clipboard0" draw:style-name="dp1" draw:master-page-name="Default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Type Checking vs Type Inference</text:span></text:p>
          </draw:text-box>
        </draw:frame>
        <draw:frame draw:name="Text Placeholder 2" presentation:style-name="pr11" draw:text-style-name="P29" draw:layer="layout" svg:width="12.445cm" svg:height="2.031cm" svg:x="3.505cm" svg:y="4.76cm" presentation:class="outline" presentation:user-transformed="true">
          <draw:text-box>
            <text:p text:style-name="P14"><text:span text:style-name="T39">Type checking</text:span></text:p>
          </draw:text-box>
        </draw:frame>
        <draw:frame draw:name="Content Placeholder 3" presentation:style-name="pr20" draw:text-style-name="P30" draw:layer="layout" svg:width="12.445cm" svg:height="10.179cm" svg:x="3.505cm" svg:y="6.965cm" presentation:class="outline" presentation:user-transformed="true">
          <draw:text-box>
            <text:list text:style-name="L6">
              <text:list-item>
                <text:p text:style-name="P10"><text:span text:style-name="T40">Examine body of each function</text:span></text:p>
              </text:list-item>
              <text:list-item>
                <text:p text:style-name="P10"><text:span text:style-name="T40">Use declared types to check agreement</text:span></text:p>
              </text:list-item>
            </text:list>
          </draw:text-box>
        </draw:frame>
        <draw:frame draw:name="Text Placeholder 4" presentation:style-name="pr11" draw:text-style-name="P29" draw:layer="layout" svg:width="12.445cm" svg:height="2.031cm" svg:x="17.018cm" svg:y="4.76cm" presentation:class="outline" presentation:user-transformed="true">
          <draw:text-box>
            <text:p text:style-name="P14"><text:span text:style-name="T39">Type inference</text:span></text:p>
          </draw:text-box>
        </draw:frame>
        <draw:frame draw:name="Content Placeholder 5" presentation:style-name="pr20" draw:text-style-name="P30" draw:layer="layout" svg:width="12.445cm" svg:height="10.179cm" svg:x="17.018cm" svg:y="6.965cm" presentation:class="outline" presentation:user-transformed="true">
          <draw:text-box>
            <text:list text:style-name="L6">
              <text:list-item>
                <text:p text:style-name="P10"><text:span text:style-name="T40">Examine code without type information</text:span></text:p>
              </text:list-item>
              <text:list-item>
                <text:p text:style-name="P10"><text:span text:style-name="T40">Infer the most general types that could have been declar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9.349cm" svg:height="1.178cm" svg:x="3.605cm" svg:y="5.68cm" presentation:class="outline" presentation:user-transformed="true">
          <draw:text-box>
            <text:p text:style-name="P32"><text:span text:style-name="T42">If this is true (Premises)</text:span></text:p>
          </draw:text-box>
        </draw:frame>
        <draw:line draw:style-name="gr2" draw:text-style-name="P34" draw:layer="layout" svg:x1="3.318cm" svg:y1="7.112cm" svg:x2="14.224cm" svg:y2="7.112cm">
          <text:p/>
        </draw:line>
        <draw:frame draw:name="Content Placeholder 2" presentation:style-name="pr20" draw:text-style-name="P33" draw:layer="layout" svg:width="11.176cm" svg:height="1.178cm" svg:x="3.556cm" svg:y="7.366cm" presentation:class="outline" presentation:user-transformed="true">
          <draw:text-box>
            <text:p text:style-name="P32"><text:span text:style-name="T42">Then this is true (Conclusion)</text:span></text:p>
          </draw:text-box>
        </draw:frame>
        <draw:frame draw:name="Content Placeholder 2" presentation:style-name="pr20" draw:text-style-name="P33" draw:layer="layout" svg:width="7.825cm" svg:height="1.178cm" svg:x="14.709cm" svg:y="6.442cm" presentation:class="outline" presentation:user-transformed="true">
          <draw:text-box>
            <text:p text:style-name="P32"><text:span text:style-name="T42">[ Name of the rule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7.825cm" svg:height="1.432cm" svg:x="3.605cm" svg:y="5.68cm" presentation:class="outline" presentation:user-transformed="true">
          <draw:text-box>
            <text:p text:style-name="P32"><text:span text:style-name="T42">If </text:span><text:span text:style-name="T43">this</text:span><text:span text:style-name="T42"> is true</text:span></text:p>
          </draw:text-box>
        </draw:frame>
        <draw:line draw:style-name="gr2" draw:text-style-name="P34" draw:layer="layout" svg:x1="3.318cm" svg:y1="7.112cm" svg:x2="9.414cm" svg:y2="7.112cm">
          <text:p/>
        </draw:line>
        <draw:frame draw:name="Content Placeholder 2" presentation:style-name="pr20" draw:text-style-name="P33" draw:layer="layout" svg:width="7.825cm" svg:height="1.524cm" svg:x="3.556cm" svg:y="7.366cm" presentation:class="outline" presentation:user-transformed="true">
          <draw:text-box>
            <text:p text:style-name="P32"><text:span text:style-name="T42">Then this is true</text:span></text:p>
          </draw:text-box>
        </draw:frame>
        <draw:frame draw:name="Content Placeholder 2" presentation:style-name="pr20" draw:text-style-name="P33" draw:layer="layout" svg:width="7.825cm" svg:height="1.432cm" svg:x="3.605cm" svg:y="9.1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10.712cm" svg:x2="11.684cm" svg:y2="10.668cm">
          <text:p/>
        </draw:line>
        <draw:frame draw:name="Content Placeholder 2" presentation:style-name="pr20" draw:text-style-name="P33" draw:layer="layout" svg:width="8.89cm" svg:height="1.58cm" svg:x="3.556cm" svg:y="10.866cm" presentation:class="outline" presentation:user-transformed="true">
          <draw:text-box>
            <text:p text:style-name="P32"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9.397cm" svg:height="1.58cm" svg:x="3.557cm" svg:y="9.366cm" presentation:class="outline" presentation:user-transformed="true">
          <draw:text-box>
            <text:p text:style-name="P32"><text:span text:style-name="T45">e</text:span><text:span text:style-name="T46">1</text:span><text:span text:style-name="T45"> : Bool <text:s text:c="3"/>e</text:span><text:span text:style-name="T46">2</text:span><text:span text:style-name="T45"> : t <text:s text:c="3"/>e</text:span><text:span text:style-name="T46">3 </text:span><text:span text:style-name="T47">: t</text:span></text:p>
          </draw:text-box>
        </draw:frame>
        <draw:frame draw:name="Content Placeholder 2" presentation:style-name="pr20" draw:text-style-name="P35" draw:layer="layout" svg:width="15.412cm" svg:height="4.028cm" svg:x="14.306cm" svg:y="9.18cm" presentation:class="outline" presentation:user-transformed="true">
          <draw:text-box>
            <text:p text:style-name="P32"><text:span text:style-name="T48">Can be read as : </text:span><text:span text:style-name="T48"><text:line-break/></text:span><text:span text:style-name="T48">if e</text:span><text:span text:style-name="T49">1</text:span><text:span text:style-name="T48"> has type bool <text:s/>AND <text:s/>e</text:span><text:span text:style-name="T49">2</text:span><text:span text:style-name="T48"> </text:span><text:span text:style-name="T48"><text:line-break/></text:span><text:span text:style-name="T48">has type <text:s/>t <text:s/>AND e</text:span><text:span text:style-name="T49">3</text:span><text:span text:style-name="T50"> has type t THEN </text:span><text:span text:style-name="T50"><text:line-break/></text:span><text:span text:style-name="T50">the if expression has also type t</text:span></text:p>
          </draw:text-box>
        </draw:frame>
        <draw:frame draw:name="Content Placeholder 2" presentation:style-name="pr20" draw:text-style-name="P33" draw:layer="layout" svg:width="7.825cm" svg:height="1.178cm" svg:x="10.194cm" svg:y="6.442cm" presentation:class="outline" presentation:user-transformed="true">
          <draw:text-box>
            <text:p text:style-name="P32"><text:span text:style-name="T42">[ Name of the rule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3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7.825cm" svg:height="1.432cm" svg:x="3.605cm" svg:y="5.68cm" presentation:class="outline" presentation:user-transformed="true">
          <draw:text-box>
            <text:p text:style-name="P32"><text:span text:style-name="T42">If this is true</text:span></text:p>
          </draw:text-box>
        </draw:frame>
        <draw:line draw:style-name="gr2" draw:text-style-name="P34" draw:layer="layout" svg:x1="3.318cm" svg:y1="7.112cm" svg:x2="9.414cm" svg:y2="7.112cm">
          <text:p/>
        </draw:line>
        <draw:frame draw:name="Content Placeholder 2" presentation:style-name="pr20" draw:text-style-name="P33" draw:layer="layout" svg:width="7.825cm" svg:height="1.524cm" svg:x="3.556cm" svg:y="7.366cm" presentation:class="outline" presentation:user-transformed="true">
          <draw:text-box>
            <text:p text:style-name="P32"><text:span text:style-name="T42">Then this is true</text:span></text:p>
          </draw:text-box>
        </draw:frame>
        <draw:frame draw:name="Content Placeholder 2" presentation:style-name="pr20" draw:text-style-name="P33" draw:layer="layout" svg:width="7.825cm" svg:height="1.432cm" svg:x="3.605cm" svg:y="9.1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10.712cm" svg:x2="11.684cm" svg:y2="10.668cm">
          <text:p/>
        </draw:line>
        <draw:frame draw:name="Content Placeholder 2" presentation:style-name="pr20" draw:text-style-name="P33" draw:layer="layout" svg:width="8.636cm" svg:height="1.58cm" svg:x="3.556cm" svg:y="10.866cm" presentation:class="outline" presentation:user-transformed="true">
          <draw:text-box>
            <text:p text:style-name="P32"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9.397cm" svg:height="1.58cm" svg:x="3.557cm" svg:y="9.366cm" presentation:class="outline" presentation:user-transformed="true">
          <draw:text-box>
            <text:p text:style-name="P32"><text:span text:style-name="T45">e</text:span><text:span text:style-name="T46">1</text:span><text:span text:style-name="T45"> : Bool <text:s text:c="3"/>e</text:span><text:span text:style-name="T46">2</text:span><text:span text:style-name="T45"> : t <text:s text:c="3"/>e</text:span><text:span text:style-name="T46">3 </text:span><text:span text:style-name="T47">: t</text:span></text:p>
          </draw:text-box>
        </draw:frame>
        <draw:frame draw:name="Content Placeholder 2" presentation:style-name="pr27" draw:text-style-name="P37" draw:layer="layout" svg:width="15.412cm" svg:height="4.028cm" svg:x="16.706cm" svg:y="12.88cm" presentation:class="outline" presentation:user-transformed="true">
          <draw:text-box>
            <text:p text:style-name="P36"><text:span text:style-name="T51"><text:s/></text:span><text:span text:style-name="T51">Γ <text:s/>is the type environment or context</text:span></text:p>
            <text:p text:style-name="P36"><text:span text:style-name="T48"><text:s/></text:span><text:span text:style-name="T52">⊢ </text:span><text:span text:style-name="T52">(“turnstile”) can be read as determines or proves <text:s text:c="2"/></text:span></text:p>
            <text:p text:style-name="P36"><text:span text:style-name="T51"/></text:p>
            <text:p text:style-name="P32"><text:span text:style-name="T51"/></text:p>
          </draw:text-box>
        </draw:frame>
        <draw:frame draw:name="Content Placeholder 2" presentation:style-name="pr20" draw:text-style-name="P33" draw:layer="layout" svg:width="7.825cm" svg:height="1.432cm" svg:x="3.605cm" svg:y="12.8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14.412cm" svg:x2="16.256cm" svg:y2="14.478cm">
          <text:p/>
        </draw:line>
        <draw:frame draw:name="Content Placeholder 2" presentation:style-name="pr20" draw:text-style-name="P33" draw:layer="layout" svg:width="9.906cm" svg:height="1.58cm" svg:x="3.556cm" svg:y="14.566cm" presentation:class="outline" presentation:user-transformed="true">
          <draw:text-box>
            <text:p text:style-name="P32"><text:span text:style-name="T53">Γ ⊢</text:span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12.445cm" svg:height="1.58cm" svg:x="3.557cm" svg:y="13.066cm" presentation:class="outline" presentation:user-transformed="true">
          <draw:text-box>
            <text:p text:style-name="P32"><text:span text:style-name="T53">Γ ⊢</text:span><text:span text:style-name="T45"> e</text:span><text:span text:style-name="T46">1</text:span><text:span text:style-name="T45"> : Bool <text:s text:c="3"/></text:span><text:span text:style-name="T53">Γ ⊢ </text:span><text:span text:style-name="T45">e</text:span><text:span text:style-name="T46">2</text:span><text:span text:style-name="T45"> : t <text:s text:c="2"/></text:span><text:span text:style-name="T53">Γ ⊢</text:span><text:span text:style-name="T45"> e</text:span><text:span text:style-name="T46">3 </text:span><text:span text:style-name="T47">: t</text:span></text:p>
          </draw:text-box>
        </draw:frame>
        <draw:frame draw:name="Content Placeholder 2" presentation:style-name="pr20" draw:text-style-name="P33" draw:layer="layout" svg:width="7.825cm" svg:height="1.178cm" svg:x="10.194cm" svg:y="6.442cm" presentation:class="outline" presentation:user-transformed="true">
          <draw:text-box>
            <text:p text:style-name="P32"><text:span text:style-name="T42">[ Name of the rule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3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7.825cm" svg:height="1.432cm" svg:x="3.605cm" svg:y="5.7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7.312cm" svg:x2="16.256cm" svg:y2="7.378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</text:span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12.445cm" svg:height="1.58cm" svg:x="3.557cm" svg:y="5.966cm" presentation:class="outline" presentation:user-transformed="true">
          <draw:text-box>
            <text:p text:style-name="P32"><text:span text:style-name="T53">Γ ⊢</text:span><text:span text:style-name="T45"> e</text:span><text:span text:style-name="T46">1</text:span><text:span text:style-name="T45"> : Bool <text:s text:c="3"/></text:span><text:span text:style-name="T53">Γ ⊢ </text:span><text:span text:style-name="T45">e</text:span><text:span text:style-name="T46">2</text:span><text:span text:style-name="T45"> : t <text:s text:c="2"/></text:span><text:span text:style-name="T53">Γ ⊢</text:span><text:span text:style-name="T45"> e</text:span><text:span text:style-name="T46">3 </text:span><text:span text:style-name="T47">: t</text:span></text:p>
          </draw:text-box>
        </draw:frame>
        <draw:frame draw:name="Content Placeholder 2" presentation:style-name="pr20" draw:text-style-name="P38" draw:layer="layout" svg:width="29.21cm" svg:height="8.988cm" svg:x="2.794cm" svg:y="9.746cm" presentation:class="outline" presentation:user-transformed="true">
          <draw:text-box>
            <text:list text:style-name="L4">
              <text:list-item>
                <text:p text:style-name="P36"><text:span text:style-name="T54">Γ can be thought of as a set of type annotations, pairing an identifier with its type. </text:span><text:span text:style-name="T54"><text:line-break/></text:span><text:span text:style-name="T54">x : σ <text:s/>∈ Γ means that the environment Γ includes the fact that x has type σ.</text:span></text:p>
              </text:list-item>
            </text:list>
          </draw:text-box>
        </draw:frame>
        <draw:frame draw:name="Content Placeholder 2" presentation:style-name="pr20" draw:text-style-name="P33" draw:layer="layout" svg:width="7.841cm" svg:height="1.178cm" svg:x="17.051cm" svg:y="6.858cm" presentation:class="outline" presentation:user-transformed="true">
          <draw:text-box>
            <text:p text:style-name="P32"><text:span text:style-name="T45">[ IF – THEN – ELSE</text:span><text:span text:style-name="T42">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3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7.825cm" svg:height="1.432cm" svg:x="3.605cm" svg:y="5.7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7.312cm" svg:x2="16.256cm" svg:y2="7.378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</text:span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12.445cm" svg:height="1.58cm" svg:x="3.557cm" svg:y="5.966cm" presentation:class="outline" presentation:user-transformed="true">
          <draw:text-box>
            <text:p text:style-name="P32"><text:span text:style-name="T53">Γ ⊢</text:span><text:span text:style-name="T45"> e</text:span><text:span text:style-name="T46">1</text:span><text:span text:style-name="T45"> : Bool <text:s text:c="3"/></text:span><text:span text:style-name="T53">Γ ⊢ </text:span><text:span text:style-name="T45">e</text:span><text:span text:style-name="T46">2</text:span><text:span text:style-name="T45"> : t <text:s text:c="2"/></text:span><text:span text:style-name="T53">Γ ⊢</text:span><text:span text:style-name="T45"> e</text:span><text:span text:style-name="T46">3 </text:span><text:span text:style-name="T47">: t</text:span></text:p>
          </draw:text-box>
        </draw:frame>
        <draw:frame draw:name="Content Placeholder 2" presentation:style-name="pr20" draw:text-style-name="P38" draw:layer="layout" svg:width="29.21cm" svg:height="8.988cm" svg:x="2.794cm" svg:y="9.746cm" presentation:class="outline" presentation:user-transformed="true">
          <draw:text-box>
            <text:list text:style-name="L4">
              <text:list-item>
                <text:p text:style-name="P36"><text:span text:style-name="T54">Γ can be thought of as a set of type annotations, pairing an identifier with its type. </text:span><text:span text:style-name="T54"><text:line-break/></text:span><text:span text:style-name="T54">x : σ <text:s/>∈ Γ means that the environment Γ includes the fact that x has type σ.</text:span></text:p>
                <text:p text:style-name="P36"><text:span text:style-name="T54"/></text:p>
              </text:list-item>
              <text:list-item>
                <text:p text:style-name="P36"><text:span text:style-name="T54">Γ ⊢ x : σ means that the environment Γ determines that x has type σ.</text:span></text:p>
              </text:list-item>
            </text:list>
          </draw:text-box>
        </draw:frame>
        <draw:frame draw:name="Content Placeholder 2" presentation:style-name="pr20" draw:text-style-name="P33" draw:layer="layout" svg:width="7.841cm" svg:height="1.178cm" svg:x="17.036cm" svg:y="6.858cm" presentation:class="outline" presentation:user-transformed="true">
          <draw:text-box>
            <text:p text:style-name="P32"><text:span text:style-name="T45">[ IF – THEN – ELSE</text:span><text:span text:style-name="T42">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frame draw:name="Content Placeholder 2" presentation:style-name="pr28" draw:text-style-name="P39" draw:layer="layout" svg:width="26.415cm" svg:height="10.798cm" svg:x="3.557cm" svg:y="5.966cm" presentation:class="outline" presentation:user-transformed="true">
          <draw:text-box>
            <text:list text:style-name="L4">
              <text:list-item>
                <text:p text:style-name="P32"><text:span text:style-name="T53">It is just a set of rules which formalizes our earlier intuition while working out through our exampl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frame draw:name="Content Placeholder 2" presentation:style-name="pr29" draw:text-style-name="P39" draw:layer="layout" svg:width="26.415cm" svg:height="10.798cm" svg:x="3.557cm" svg:y="5.966cm" presentation:class="outline" presentation:user-transformed="true">
          <draw:text-box>
            <text:list text:style-name="L4">
              <text:list-item>
                <text:p text:style-name="P32"><text:span text:style-name="T53">It is just a set of rules which formalizes our earlier intuition while working out through our examples</text:span></text:p>
                <text:p text:style-name="P32"><text:span text:style-name="T53">.</text:span></text:p>
              </text:list-item>
              <text:list-item>
                <text:p text:style-name="P32"><text:span text:style-name="T53">With the help of these rules we will infer the types of the expressions which occur in our language subse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7.366cm" svg:y2="7.312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x : σ </text:span></text:p>
          </draw:text-box>
        </draw:frame>
        <draw:frame draw:name="Content Placeholder 2" presentation:style-name="pr30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x : σ <text:s/>∈ Γ </text:span></text:p>
          </draw:text-box>
        </draw:frame>
        <draw:frame draw:name="Content Placeholder 2" presentation:style-name="pr20" draw:text-style-name="P33" draw:layer="layout" svg:width="3.299cm" svg:height="1.178cm" svg:x="8.182cm" svg:y="6.696cm" presentation:class="outline" presentation:user-transformed="true">
          <draw:text-box>
            <text:p text:style-name="P32"><text:span text:style-name="T45">[ VAR</text:span><text:span text:style-name="T42"> ]</text:span></text:p>
          </draw:text-box>
        </draw:frame>
        <draw:frame draw:style-name="gr4" draw:text-style-name="P40" draw:layer="layout" svg:width="17.526cm" svg:height="3.097cm" svg:x="12.192cm" svg:y="6.35cm">
          <draw:text-box>
            <text:p><text:span text:style-name="T55">This is a tautology where x is an identifier </text:span><text:span text:style-name="T55"><text:line-break/></text:span><text:span text:style-name="T55">name which can be a variable or a function.</text:span></text:p>
            <text:p><text:span text:style-name="T56">Check out what var is on Phil Freeman or wiki 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7.366cm" svg:y2="7.312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x : σ </text:span></text:p>
          </draw:text-box>
        </draw:frame>
        <draw:frame draw:name="Content Placeholder 2" presentation:style-name="pr31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x : σ <text:s/>∈ Γ </text:span></text:p>
          </draw:text-box>
        </draw:frame>
        <draw:frame draw:name="Content Placeholder 2" presentation:style-name="pr20" draw:text-style-name="P33" draw:layer="layout" svg:width="3.299cm" svg:height="1.178cm" svg:x="8.182cm" svg:y="6.696cm" presentation:class="outline" presentation:user-transformed="true">
          <draw:text-box>
            <text:p text:style-name="P32"><text:span text:style-name="T45">[ VAR</text:span><text:span text:style-name="T42"> ]</text:span></text:p>
          </draw:text-box>
        </draw:frame>
        <draw:line draw:style-name="gr3" draw:text-style-name="P34" draw:layer="layout" svg:x1="3.318cm" svg:y1="11.112cm" svg:x2="13.716cm" svg:y2="11.176cm">
          <text:p/>
        </draw:line>
        <draw:frame draw:name="Content Placeholder 2" presentation:style-name="pr20" draw:text-style-name="P33" draw:layer="layout" svg:width="9.906cm" svg:height="1.58cm" svg:x="3.556cm" svg:y="11.266cm" presentation:class="outline" presentation:user-transformed="true">
          <draw:text-box>
            <text:p text:style-name="P32"><text:span text:style-name="T53">Γ ⊢ e</text:span><text:span text:style-name="T57">1</text:span><text:span text:style-name="T53"> e</text:span><text:span text:style-name="T57">2 </text:span><text:span text:style-name="T53">: τ’ </text:span></text:p>
          </draw:text-box>
        </draw:frame>
        <draw:frame draw:name="Content Placeholder 2" presentation:style-name="pr32" draw:text-style-name="P41" draw:layer="layout" svg:width="13.715cm" svg:height="1.908cm" svg:x="3.557cm" svg:y="9.766cm" presentation:class="outline" presentation:user-transformed="true">
          <draw:text-box>
            <text:p text:style-name="P32"><text:span text:style-name="T53">Γ ⊢ e</text:span><text:span text:style-name="T57">1</text:span><text:span text:style-name="T53"> : τ <text:s/>→ τ’ <text:s text:c="5"/>Γ ⊢ e</text:span><text:span text:style-name="T57">2</text:span><text:span text:style-name="T53"> : τ’ <text:s/></text:span></text:p>
          </draw:text-box>
        </draw:frame>
        <draw:frame draw:name="Content Placeholder 2" presentation:style-name="pr20" draw:text-style-name="P33" draw:layer="layout" svg:width="3.299cm" svg:height="1.178cm" svg:x="14.382cm" svg:y="10.496cm" presentation:class="outline" presentation:user-transformed="true">
          <draw:text-box>
            <text:p text:style-name="P32"><text:span text:style-name="T45">[ APP</text:span><text:span text:style-name="T42"> ]</text:span></text:p>
          </draw:text-box>
        </draw:frame>
        <draw:frame draw:style-name="gr5" draw:text-style-name="P42" draw:layer="layout" svg:width="17.526cm" svg:height="6.3cm" svg:x="17.526cm" svg:y="8.128cm">
          <draw:text-box>
            <text:p><text:span text:style-name="T58">Function Application</text:span><text:span text:style-name="T59"> </text:span><text:span text:style-name="T59"><text:line-break/></text:span><text:span text:style-name="T59"/></text:p>
            <text:p><text:span text:style-name="T60">Γ</text:span><text:span text:style-name="T61"> </text:span><text:span text:style-name="T59">determines that e</text:span><text:span text:style-name="T62">1</text:span><text:span text:style-name="T59"> is a functional </text:span><text:span text:style-name="T59"><text:line-break/></text:span><text:span text:style-name="T59">type and also e</text:span><text:span text:style-name="T62">2</text:span><text:span text:style-name="T59"> is a </text:span><text:span text:style-name="T61">τ</text:span><text:span text:style-name="T59"> we conclude that </text:span><text:span text:style-name="T59"><text:line-break/></text:span><text:span text:style-name="T59">by applying function e</text:span><text:span text:style-name="T62">1</text:span><text:span text:style-name="T59">to e</text:span><text:span text:style-name="T62">2</text:span><text:span text:style-name="T63">,</text:span><text:span text:style-name="T59"> </text:span><text:span text:style-name="T60">Γ</text:span><text:span text:style-name="T64"> determines that its</text:span></text:p>
            <text:p><text:span text:style-name="T59">result is a type </text:span><text:span text:style-name="T61">τ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7.366cm" svg:y2="7.312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x : σ </text:span></text:p>
          </draw:text-box>
        </draw:frame>
        <draw:frame draw:name="Content Placeholder 2" presentation:style-name="pr33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x : σ <text:s/>∈ Γ </text:span></text:p>
          </draw:text-box>
        </draw:frame>
        <draw:frame draw:name="Content Placeholder 2" presentation:style-name="pr20" draw:text-style-name="P33" draw:layer="layout" svg:width="3.299cm" svg:height="1.178cm" svg:x="8.182cm" svg:y="6.696cm" presentation:class="outline" presentation:user-transformed="true">
          <draw:text-box>
            <text:p text:style-name="P32"><text:span text:style-name="T45">[ VAR</text:span><text:span text:style-name="T42"> ]</text:span></text:p>
          </draw:text-box>
        </draw:frame>
        <draw:line draw:style-name="gr3" draw:text-style-name="P34" draw:layer="layout" svg:x1="3.318cm" svg:y1="11.112cm" svg:x2="13.716cm" svg:y2="11.176cm">
          <text:p/>
        </draw:line>
        <draw:frame draw:name="Content Placeholder 2" presentation:style-name="pr20" draw:text-style-name="P33" draw:layer="layout" svg:width="9.906cm" svg:height="1.58cm" svg:x="3.556cm" svg:y="11.266cm" presentation:class="outline" presentation:user-transformed="true">
          <draw:text-box>
            <text:p text:style-name="P32"><text:span text:style-name="T53">Γ ⊢ e</text:span><text:span text:style-name="T57">1</text:span><text:span text:style-name="T53"> e</text:span><text:span text:style-name="T57">2 </text:span><text:span text:style-name="T53">: τ’ </text:span></text:p>
          </draw:text-box>
        </draw:frame>
        <draw:frame draw:name="Content Placeholder 2" presentation:style-name="pr34" draw:text-style-name="P41" draw:layer="layout" svg:width="13.715cm" svg:height="1.908cm" svg:x="3.557cm" svg:y="9.766cm" presentation:class="outline" presentation:user-transformed="true">
          <draw:text-box>
            <text:p text:style-name="P32"><text:span text:style-name="T53">Γ ⊢ e</text:span><text:span text:style-name="T57">1</text:span><text:span text:style-name="T53"> : τ <text:s/>→ τ’ <text:s text:c="5"/>Γ ⊢ e</text:span><text:span text:style-name="T57">2</text:span><text:span text:style-name="T53"> : τ’ <text:s/></text:span></text:p>
          </draw:text-box>
        </draw:frame>
        <draw:frame draw:name="Content Placeholder 2" presentation:style-name="pr20" draw:text-style-name="P33" draw:layer="layout" svg:width="3.299cm" svg:height="1.178cm" svg:x="14.382cm" svg:y="10.496cm" presentation:class="outline" presentation:user-transformed="true">
          <draw:text-box>
            <text:p text:style-name="P32"><text:span text:style-name="T45">[ APP</text:span><text:span text:style-name="T42"> ]</text:span></text:p>
          </draw:text-box>
        </draw:frame>
        <draw:line draw:style-name="gr3" draw:text-style-name="P34" draw:layer="layout" svg:x1="3.318cm" svg:y1="14.912cm" svg:x2="10.668cm" svg:y2="14.912cm">
          <text:p/>
        </draw:line>
        <draw:frame draw:name="Content Placeholder 2" presentation:style-name="pr20" draw:text-style-name="P33" draw:layer="layout" svg:width="9.906cm" svg:height="1.58cm" svg:x="3.556cm" svg:y="15.066cm" presentation:class="outline" presentation:user-transformed="true">
          <draw:text-box>
            <text:p text:style-name="P32"><text:span text:style-name="T53">Γ ⊢ </text:span><text:span text:style-name="T65">λ x .</text:span><text:span text:style-name="T53"> e</text:span><text:span text:style-name="T57"> </text:span><text:span text:style-name="T53">: τ <text:s/>→ τ’ <text:s/></text:span></text:p>
          </draw:text-box>
        </draw:frame>
        <draw:frame draw:name="Content Placeholder 2" presentation:style-name="pr35" draw:text-style-name="P39" draw:layer="layout" svg:width="13.715cm" svg:height="1.908cm" svg:x="3.557cm" svg:y="13.566cm" presentation:class="outline" presentation:user-transformed="true">
          <draw:text-box>
            <text:p text:style-name="P32"><text:span text:style-name="T53">Γ, x : τ ⊢ e : τ’ <text:s/></text:span></text:p>
          </draw:text-box>
        </draw:frame>
        <draw:frame draw:name="Content Placeholder 2" presentation:style-name="pr20" draw:text-style-name="P33" draw:layer="layout" svg:width="3.299cm" svg:height="1.178cm" svg:x="11.482cm" svg:y="14.296cm" presentation:class="outline" presentation:user-transformed="true">
          <draw:text-box>
            <text:p text:style-name="P32"><text:span text:style-name="T45">[ ABS</text:span><text:span text:style-name="T42"> ]</text:span></text:p>
          </draw:text-box>
        </draw:frame>
        <draw:frame draw:style-name="gr6" draw:text-style-name="P43" draw:layer="layout" svg:width="17.526cm" svg:height="5.993cm" svg:x="17.526cm" svg:y="12.192cm">
          <draw:text-box>
            <text:p><text:span text:style-name="T58">Function Abstraction</text:span><text:span text:style-name="T59"> </text:span><text:span text:style-name="T59"><text:line-break/></text:span><text:span text:style-name="T59"/></text:p>
            <text:p><text:span text:style-name="T60">Γ</text:span><text:span text:style-name="T61"> and the additional assumption that x is </text:span><text:span text:style-name="T61"><text:line-break/></text:span><text:span text:style-name="T61">of type τ, we can determine has that e has type τ’,</text:span></text:p>
            <text:p><text:span text:style-name="T66">This implies that</text:span><text:span text:style-name="T60"> Γ</text:span><text:span text:style-name="T61"> asserts an anonymous function, </text:span><text:span text:style-name="T67">λ</text:span><text:span text:style-name="T61"> of x returning expression, e is of type τ → τ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13.208cm" svg:y2="7.366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let x = e</text:span><text:span text:style-name="T57">1</text:span><text:span text:style-name="T53"> in e</text:span><text:span text:style-name="T57">2 </text:span><text:span text:style-name="T53">: τ </text:span></text:p>
          </draw:text-box>
        </draw:frame>
        <draw:frame draw:name="Content Placeholder 2" presentation:style-name="pr36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Γ ⊢ e</text:span><text:span text:style-name="T57">1</text:span><text:span text:style-name="T53"> : σ <text:s text:c="4"/>Γ, x : σ ⊢ e</text:span><text:span text:style-name="T57">2</text:span><text:span text:style-name="T53"> : τ <text:s/></text:span></text:p>
          </draw:text-box>
        </draw:frame>
        <draw:frame draw:name="Content Placeholder 2" presentation:style-name="pr20" draw:text-style-name="P33" draw:layer="layout" svg:width="3.299cm" svg:height="1.178cm" svg:x="14.082cm" svg:y="6.696cm" presentation:class="outline" presentation:user-transformed="true">
          <draw:text-box>
            <text:p text:style-name="P32"><text:span text:style-name="T45">[ LET</text:span><text:span text:style-name="T42"> ]</text:span></text:p>
          </draw:text-box>
        </draw:frame>
        <draw:frame draw:name="Content Placeholder 2" presentation:style-name="pr37" draw:text-style-name="P39" draw:layer="layout" svg:width="13.715cm" svg:height="1.908cm" svg:x="18.034cm" svg:y="6.096cm" presentation:class="outline" presentation:user-transformed="true">
          <draw:text-box>
            <text:p text:style-name="P32"><text:span text:style-name="T53">Why not Γ ⊢ <text:s/>x : σ <text:s text:c="3"/>Γ ⊢ <text:s/>e</text:span><text:span text:style-name="T57">2</text:span><text:span text:style-name="T53"> : τ </text:span></text:p>
            <text:p text:style-name="P32"><text:span text:style-name="T53">Instead of Γ, x : σ ⊢ e</text:span><text:span text:style-name="T57">2</text:span><text:span text:style-name="T53"> : τ ? <text:s/></text:span></text:p>
          </draw:text-box>
        </draw:frame>
        <draw:frame draw:style-name="gr7" draw:text-style-name="P44" draw:layer="layout" svg:width="33.103cm" svg:height="3.048cm" svg:x="3.473cm" svg:y="9.652cm">
          <draw:text-box>
            <text:list text:style-name="L1">
              <text:list-item>
                <text:p><text:span text:style-name="T60">,</text:span><text:span text:style-name="T61"> is a way of including specific additional assumptions into an environment Γ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13.208cm" svg:y2="7.366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let x = e</text:span><text:span text:style-name="T57">1</text:span><text:span text:style-name="T53"> in e</text:span><text:span text:style-name="T57">2 </text:span><text:span text:style-name="T53">: τ </text:span></text:p>
          </draw:text-box>
        </draw:frame>
        <draw:frame draw:name="Content Placeholder 2" presentation:style-name="pr38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Γ ⊢ e</text:span><text:span text:style-name="T57">1</text:span><text:span text:style-name="T53"> : σ <text:s text:c="4"/>Γ, x : σ ⊢ e</text:span><text:span text:style-name="T57">2</text:span><text:span text:style-name="T53"> : τ <text:s/></text:span></text:p>
          </draw:text-box>
        </draw:frame>
        <draw:frame draw:name="Content Placeholder 2" presentation:style-name="pr20" draw:text-style-name="P33" draw:layer="layout" svg:width="3.299cm" svg:height="1.178cm" svg:x="14.082cm" svg:y="6.696cm" presentation:class="outline" presentation:user-transformed="true">
          <draw:text-box>
            <text:p text:style-name="P32"><text:span text:style-name="T45">[ LET</text:span><text:span text:style-name="T42"> ]</text:span></text:p>
          </draw:text-box>
        </draw:frame>
        <draw:frame draw:style-name="gr7" draw:text-style-name="P44" draw:layer="layout" svg:width="33.103cm" svg:height="6.774cm" svg:x="3.473cm" svg:y="9.652cm">
          <draw:text-box>
            <text:list text:style-name="L1">
              <text:list-item>
                <text:p><text:span text:style-name="T61">, is a way of including specific additional assumptions into an environment Γ.</text:span></text:p>
                <text:p><text:span text:style-name="T61"/></text:p>
              </text:list-item>
              <text:list-item>
                <text:p><text:span text:style-name="T61">Γ, x : τ ⊢ e : τ' means that environment Γ, with the additional, </text:span><text:span text:style-name="T61"><text:line-break/></text:span><text:span text:style-name="T61">overriding assumption that x has type τ,</text:span><text:span text:style-name="T61"><text:line-break/></text:span><text:span text:style-name="T61">proves that e has type τ'. </text:span><text:span text:style-name="T61"><text:line-break/></text:span><text:span text:style-name="T61"><text:line-break/></text:span><text:span text:style-name="T61">(Γ, x : τ is same as Γ ∪ {x:τ}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13.208cm" svg:y2="7.366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let x = e</text:span><text:span text:style-name="T57">1</text:span><text:span text:style-name="T53"> in e</text:span><text:span text:style-name="T57">2 </text:span><text:span text:style-name="T53">: τ </text:span></text:p>
          </draw:text-box>
        </draw:frame>
        <draw:frame draw:name="Content Placeholder 2" presentation:style-name="pr39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Γ ⊢ e</text:span><text:span text:style-name="T57">1</text:span><text:span text:style-name="T53"> : σ <text:s text:c="4"/>Γ, x : σ ⊢ e</text:span><text:span text:style-name="T57">2</text:span><text:span text:style-name="T53"> : τ <text:s/></text:span></text:p>
          </draw:text-box>
        </draw:frame>
        <draw:frame draw:name="Content Placeholder 2" presentation:style-name="pr20" draw:text-style-name="P33" draw:layer="layout" svg:width="3.299cm" svg:height="1.178cm" svg:x="14.082cm" svg:y="6.696cm" presentation:class="outline" presentation:user-transformed="true">
          <draw:text-box>
            <text:p text:style-name="P32"><text:span text:style-name="T45">[ LET</text:span><text:span text:style-name="T42"> ]</text:span></text:p>
          </draw:text-box>
        </draw:frame>
        <draw:line draw:style-name="gr3" draw:text-style-name="P34" draw:layer="layout" svg:x1="3.318cm" svg:y1="11.112cm" svg:x2="9.906cm" svg:y2="11.112cm">
          <text:p/>
        </draw:line>
        <draw:frame draw:name="Content Placeholder 2" presentation:style-name="pr20" draw:text-style-name="P33" draw:layer="layout" svg:width="9.906cm" svg:height="1.58cm" svg:x="3.556cm" svg:y="11.266cm" presentation:class="outline" presentation:user-transformed="true">
          <draw:text-box>
            <text:p text:style-name="P32"><text:span text:style-name="T53">Γ ⊢ e : σ</text:span></text:p>
          </draw:text-box>
        </draw:frame>
        <draw:frame draw:name="Content Placeholder 2" presentation:style-name="pr40" draw:text-style-name="P41" draw:layer="layout" svg:width="13.715cm" svg:height="1.908cm" svg:x="3.557cm" svg:y="9.766cm" presentation:class="outline" presentation:user-transformed="true">
          <draw:text-box>
            <text:p text:style-name="P32"><text:span text:style-name="T53">Γ ⊢ e : σ’ <text:s text:c="3"/>σ ⊑</text:span><text:span text:style-name="T68"> </text:span><text:span text:style-name="T53">σ’</text:span></text:p>
          </draw:text-box>
        </draw:frame>
        <draw:frame draw:name="Content Placeholder 2" presentation:style-name="pr20" draw:text-style-name="P33" draw:layer="layout" svg:width="3.299cm" svg:height="1.178cm" svg:x="10.682cm" svg:y="10.496cm" presentation:class="outline" presentation:user-transformed="true">
          <draw:text-box>
            <text:p text:style-name="P32"><text:span text:style-name="T45">[ INST</text:span><text:span text:style-name="T42"> ]</text:span></text:p>
          </draw:text-box>
        </draw:frame>
        <draw:frame draw:name="Content Placeholder 2" presentation:style-name="pr41" draw:text-style-name="P38" draw:layer="layout" svg:width="13.715cm" svg:height="8.128cm" svg:x="14.478cm" svg:y="9.906cm" presentation:class="outline" presentation:user-transformed="true">
          <draw:text-box>
            <text:p text:style-name="P32"><text:span text:style-name="T60">Instantiation (or Specialization)</text:span></text:p>
            <text:p text:style-name="P32"><text:span text:style-name="T61">This rule says that we can substitute a type σ’ <text:s/>with less general one σ, so σ is subtype(⊑) of σ’</text:span></text:p>
            <text:p text:style-name="P32"><text:span text:style-name="T61">Substitution = specialization </text:span></text:p>
            <text:p text:style-name="P32"><text:span text:style-name="T61">So int → int is a subtype of ‘a → ‘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46" draw:layer="layout" svg:width="26.923cm" svg:height="3.681cm" svg:x="3.505cm" svg:y="1.016cm" presentation:class="title" presentation:user-transformed="true">
          <draw:text-box>
            <text:p text:style-name="P45"><text:span text:style-name="T41">Declarative rule system</text:span></text:p>
          </draw:text-box>
        </draw:frame>
        <draw:line draw:style-name="gr3" draw:text-style-name="P34" draw:layer="layout" svg:x1="3.318cm" svg:y1="7.312cm" svg:x2="13.208cm" svg:y2="7.366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let x = e</text:span><text:span text:style-name="T57">1</text:span><text:span text:style-name="T53"> in e</text:span><text:span text:style-name="T57">2 </text:span><text:span text:style-name="T53">: τ </text:span></text:p>
          </draw:text-box>
        </draw:frame>
        <draw:frame draw:name="Content Placeholder 2" presentation:style-name="pr42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Γ ⊢ e</text:span><text:span text:style-name="T57">1</text:span><text:span text:style-name="T53"> : σ <text:s text:c="4"/>Γ, x : σ ⊢ e</text:span><text:span text:style-name="T57">2</text:span><text:span text:style-name="T53"> : τ <text:s/></text:span></text:p>
          </draw:text-box>
        </draw:frame>
        <draw:frame draw:name="Content Placeholder 2" presentation:style-name="pr20" draw:text-style-name="P33" draw:layer="layout" svg:width="3.299cm" svg:height="1.178cm" svg:x="14.082cm" svg:y="6.696cm" presentation:class="outline" presentation:user-transformed="true">
          <draw:text-box>
            <text:p text:style-name="P32"><text:span text:style-name="T45">[ LET</text:span><text:span text:style-name="T42"> ]</text:span></text:p>
          </draw:text-box>
        </draw:frame>
        <draw:line draw:style-name="gr3" draw:text-style-name="P34" draw:layer="layout" svg:x1="3.318cm" svg:y1="11.112cm" svg:x2="9.906cm" svg:y2="11.112cm">
          <text:p/>
        </draw:line>
        <draw:frame draw:name="Content Placeholder 2" presentation:style-name="pr20" draw:text-style-name="P33" draw:layer="layout" svg:width="9.906cm" svg:height="1.58cm" svg:x="3.556cm" svg:y="11.266cm" presentation:class="outline" presentation:user-transformed="true">
          <draw:text-box>
            <text:p text:style-name="P32"><text:span text:style-name="T53">Γ ⊢ e : σ</text:span></text:p>
          </draw:text-box>
        </draw:frame>
        <draw:frame draw:name="Content Placeholder 2" presentation:style-name="pr43" draw:text-style-name="P41" draw:layer="layout" svg:width="13.715cm" svg:height="1.908cm" svg:x="3.557cm" svg:y="9.766cm" presentation:class="outline" presentation:user-transformed="true">
          <draw:text-box>
            <text:p text:style-name="P32"><text:span text:style-name="T53">Γ ⊢ e : σ’ <text:s text:c="3"/>σ ⊑</text:span><text:span text:style-name="T68"> </text:span><text:span text:style-name="T53">σ’</text:span></text:p>
          </draw:text-box>
        </draw:frame>
        <draw:frame draw:name="Content Placeholder 2" presentation:style-name="pr20" draw:text-style-name="P33" draw:layer="layout" svg:width="3.299cm" svg:height="1.178cm" svg:x="10.682cm" svg:y="10.496cm" presentation:class="outline" presentation:user-transformed="true">
          <draw:text-box>
            <text:p text:style-name="P32"><text:span text:style-name="T45">[ INST</text:span><text:span text:style-name="T42"> ]</text:span></text:p>
          </draw:text-box>
        </draw:frame>
        <draw:line draw:style-name="gr3" draw:text-style-name="P34" draw:layer="layout" svg:x1="3.318cm" svg:y1="14.949cm" svg:x2="11.684cm" svg:y2="14.949cm">
          <text:p/>
        </draw:line>
        <draw:frame draw:name="Content Placeholder 2" presentation:style-name="pr20" draw:text-style-name="P33" draw:layer="layout" svg:width="9.906cm" svg:height="1.58cm" svg:x="3.556cm" svg:y="15.066cm" presentation:class="outline" presentation:user-transformed="true">
          <draw:text-box>
            <text:p text:style-name="P32"><text:span text:style-name="T53">Γ ⊢ e : ∀ </text:span><text:span text:style-name="T68">α</text:span><text:span text:style-name="T65"> . </text:span><text:span text:style-name="T53">σ <text:s/></text:span></text:p>
          </draw:text-box>
        </draw:frame>
        <draw:frame draw:name="Content Placeholder 2" presentation:style-name="pr44" draw:text-style-name="P39" draw:layer="layout" svg:width="13.715cm" svg:height="1.908cm" svg:x="3.557cm" svg:y="13.566cm" presentation:class="outline" presentation:user-transformed="true">
          <draw:text-box>
            <text:p text:style-name="P32"><text:span text:style-name="T53">Γ ⊢ e : σ <text:s text:c="3"/></text:span><text:span text:style-name="T68">α</text:span><text:span text:style-name="T53"> ∉ free(Γ)</text:span></text:p>
          </draw:text-box>
        </draw:frame>
        <draw:frame draw:name="Content Placeholder 2" presentation:style-name="pr20" draw:text-style-name="P33" draw:layer="layout" svg:width="3.299cm" svg:height="1.178cm" svg:x="12.382cm" svg:y="14.296cm" presentation:class="outline" presentation:user-transformed="true">
          <draw:text-box>
            <text:p text:style-name="P32"><text:span text:style-name="T45">[ GEN</text:span><text:span text:style-name="T42"> ]</text:span></text:p>
          </draw:text-box>
        </draw:frame>
        <draw:frame draw:name="Content Placeholder 2" presentation:style-name="pr45" draw:text-style-name="P38" draw:layer="layout" svg:width="13.715cm" svg:height="8.128cm" svg:x="16.002cm" svg:y="12.446cm" presentation:class="outline" presentation:user-transformed="true">
          <draw:text-box>
            <text:p text:style-name="P32"><text:span text:style-name="T60">Generalization (opposite of INST)</text:span></text:p>
            <text:p text:style-name="P32"><text:span text:style-name="T61">We can delay finding out the typ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Free and bound variables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p text:style-name="P32"><text:span text:style-name="T69"><text:s/></text:span><text:span text:style-name="T69">Consider the following expression:</text:span></text:p>
            <text:p text:style-name="P32"><text:span text:style-name="T69"/></text:p>
            <text:p text:style-name="P32"><text:span text:style-name="T69">let z = 30 in <text:s text:c="5"/>(* 1 *)</text:span></text:p>
            <text:p text:style-name="P32"><text:span text:style-name="T69">let y = z + x in <text:s text:c="2"/>(* 2 *)</text:span></text:p>
            <text:p text:style-name="P32"><text:span text:style-name="T69">y </text:span></text:p>
            <text:p text:style-name="P32"><text:span text:style-name="T69"/></text:p>
            <text:p text:style-name="P32"><text:span text:style-name="T69">In line 2, the variable x is called a free variable within the expression. It is free because there is no enclosing let expression (or function declaration) that defines it. In contrast, on line 2, z is called a bound variable. It is bound because it is within the scope of a definition (namely the definition on line 1). In the following expression, x is a bound variable. We might call line 0 the binding site of x.</text:span></text:p>
            <text:p text:style-name="P32"><text:span text:style-name="T69"/></text:p>
            <text:p text:style-name="P32"><text:span text:style-name="T69">let x = 17 in <text:s text:c="5"/>(* 0 *)</text:span></text:p>
            <text:p text:style-name="P32"><text:span text:style-name="T69">let z = 30 in <text:s text:c="5"/>(* 1 *)</text:span></text:p>
            <text:p text:style-name="P32"><text:span text:style-name="T69">let y = z + x in <text:s text:c="2"/>(* 2 *)</text:span></text:p>
            <text:p text:style-name="P32"><text:span text:style-name="T69">y </text:span></text:p>
            <text:p text:style-name="P32"><text:span text:style-name="T6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11" draw:layer="layout" svg:width="26.923cm" svg:height="3.681cm" svg:x="3.505cm" svg:y="1.016cm" presentation:class="title" presentation:user-transformed="true">
          <draw:text-box>
            <text:p text:style-name="P48"><text:span text:style-name="T70">Unification</text:span></text:p>
          </draw:text-box>
        </draw:frame>
        <draw:frame draw:name="Content Placeholder 2" presentation:style-name="pr20" draw:text-style-name="P50" draw:layer="layout" svg:width="23.875cm" svg:height="12.086cm" svg:x="3.605cm" svg:y="5.68cm" presentation:class="outline" presentation:user-transformed="true">
          <draw:text-box>
            <text:list text:style-name="L4">
              <text:list-item>
                <text:p text:style-name="P49"><text:span text:style-name="T71">It’s the process of finding a substitution that makes two given terms equal.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11" draw:layer="layout" svg:width="26.923cm" svg:height="3.681cm" svg:x="3.505cm" svg:y="1.016cm" presentation:class="title" presentation:user-transformed="true">
          <draw:text-box>
            <text:p text:style-name="P48"><text:span text:style-name="T70">Unification</text:span></text:p>
          </draw:text-box>
        </draw:frame>
        <draw:frame draw:name="Content Placeholder 2" presentation:style-name="pr20" draw:text-style-name="P50" draw:layer="layout" svg:width="23.875cm" svg:height="12.086cm" svg:x="3.605cm" svg:y="5.68cm" presentation:class="outline" presentation:user-transformed="true">
          <draw:text-box>
            <text:list text:style-name="L4">
              <text:list-item>
                <text:p text:style-name="P49"><text:span text:style-name="T71">It’s the process of finding a substitution that makes two given terms equal. </text:span></text:p>
              </text:list-item>
              <text:list-item>
                <text:p text:style-name="P49"><text:span text:style-name="T71">Let's write </text:span><text:span text:style-name="T42">t S</text:span><text:span text:style-name="T71"> for the result of applying the substitution </text:span><text:span text:style-name="T42">S</text:span><text:span text:style-name="T71"> to the term </text:span><text:span text:style-name="T42">t</text:span><text:span text:style-name="T71">. <text:s/>Hence, given </text:span><text:span text:style-name="T42">t</text:span><text:span text:style-name="T71"> and </text:span><text:span text:style-name="T42">t’</text:span><text:span text:style-name="T71">, we want to find </text:span><text:span text:style-name="T42">S</text:span><text:span text:style-name="T71"> </text:span><text:span text:style-name="T71"><text:line-break/></text:span><text:span text:style-name="T71">such that </text:span><text:span text:style-name="T42">t S = t’ S</text:span><text:span text:style-name="T71">. <text:s/></text:span><text:span text:style-name="T71"><text:line-break/></text:span><text:span text:style-name="T71">Such a </text:span><text:span text:style-name="T72">substitution</text:span><text:span text:style-name="T71"> </text:span><text:span text:style-name="T42">S</text:span><text:span text:style-name="T71"> is called a </text:span><text:span text:style-name="T72">unifier</text:span><text:span text:style-name="T71"> for </text:span><text:span text:style-name="T42">t</text:span><text:span text:style-name="T71"> and </text:span><text:span text:style-name="T42">t’</text:span><text:span text:style-name="T71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draw:name="Title 1" presentation:style-name="pr1" draw:text-style-name="P11" draw:layer="layout" svg:width="30.479cm" svg:height="3.18cm" svg:x="1.693cm" svg:y="0.759cm" presentation:class="title">
          <draw:text-box>
            <text:p text:style-name="P48"><text:span text:style-name="T70">Unification</text:span></text:p>
          </draw:text-box>
        </draw:frame>
        <draw:frame presentation:style-name="pr46" draw:layer="layout" svg:width="14.873cm" svg:height="12.815cm" svg:x="1.693cm" svg:y="4.457cm" presentation:class="outline" presentation:user-transformed="true">
          <draw:text-box>
            <text:p text:style-name="P51"><text:span text:style-name="T73">Example (x, y, z and w are variables):</text:span><text:span text:style-name="T73"><text:line-break/></text:span><text:span text:style-name="T73"><text:line-break/></text:span><text:span text:style-name="T45">f x (g y) <text:s text:c="5"/>f (g z) w</text:span><text:span text:style-name="T73"> <text:s/></text:span><text:span text:style-name="T73"><text:line-break/></text:span><text:span text:style-name="T73">with </text:span><text:span text:style-name="T45">S <text:s/>= <text:s/>[x </text:span><text:span text:style-name="T74">↦</text:span><text:span text:style-name="T45"> g z, w </text:span><text:span text:style-name="T74">↦</text:span><text:span text:style-name="T45"> g y] </text:span></text:p>
            <text:p text:style-name="P51"><text:span text:style-name="T45"><text:line-break/></text:span><text:span text:style-name="T45"><text:line-break/></text:span><text:span text:style-name="T45"/></text:p>
          </draw:text-box>
        </draw:frame>
        <draw:frame presentation:style-name="pr46" draw:layer="layout" svg:width="14.873cm" svg:height="11.799cm" svg:x="17.311cm" svg:y="4.457cm" presentation:class="outline" presentation:user-transformed="true">
          <draw:text-box>
            <text:p text:style-name="P52"><text:span text:style-name="T45"/></text:p>
            <text:p text:style-name="P52"><text:span text:style-name="T45"/></text:p>
            <text:p text:style-name="P52"><text:span text:style-name="T45"/></text:p>
            <text:p text:style-name="P52"><text:span text:style-name="T45"/></text:p>
            <text:p text:style-name="P52"><text:span text:style-name="T4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draw:name="Title 1" presentation:style-name="pr1" draw:text-style-name="P11" draw:layer="layout" svg:width="30.479cm" svg:height="3.18cm" svg:x="1.693cm" svg:y="0.759cm" presentation:class="title">
          <draw:text-box>
            <text:p text:style-name="P48"><text:span text:style-name="T70">Unification</text:span></text:p>
          </draw:text-box>
        </draw:frame>
        <draw:frame presentation:style-name="pr46" draw:layer="layout" svg:width="14.873cm" svg:height="12.815cm" svg:x="1.693cm" svg:y="4.457cm" presentation:class="outline" presentation:user-transformed="true">
          <draw:text-box>
            <text:p text:style-name="P51"><text:span text:style-name="T73">Example (x, y, z and w are variables):</text:span><text:span text:style-name="T73"><text:line-break/></text:span><text:span text:style-name="T73"><text:line-break/></text:span><text:span text:style-name="T45">f x (g y) <text:s text:c="5"/>f (g z) w</text:span><text:span text:style-name="T73"> <text:s/></text:span><text:span text:style-name="T73"><text:line-break/></text:span><text:span text:style-name="T73">with </text:span><text:span text:style-name="T45">S <text:s/>= <text:s/>[x </text:span><text:span text:style-name="T74">↦</text:span><text:span text:style-name="T45"> g z, w </text:span><text:span text:style-name="T74">↦</text:span><text:span text:style-name="T45"> g y] </text:span></text:p>
            <text:p text:style-name="P51"><text:span text:style-name="T45">f x (g y) S</text:span></text:p>
            <text:p text:style-name="P51"><text:span text:style-name="T45"><text:line-break/></text:span><text:span text:style-name="T45"><text:line-break/></text:span><text:span text:style-name="T45"/></text:p>
          </draw:text-box>
        </draw:frame>
        <draw:frame presentation:style-name="pr46" draw:layer="layout" svg:width="14.873cm" svg:height="11.799cm" svg:x="17.311cm" svg:y="4.457cm" presentation:class="outline" presentation:user-transformed="true">
          <draw:text-box>
            <text:p text:style-name="P52"><text:span text:style-name="T45"/></text:p>
            <text:p text:style-name="P52"><text:span text:style-name="T45"/></text:p>
            <text:p text:style-name="P52"><text:span text:style-name="T45"/></text:p>
            <text:p text:style-name="P52"><text:span text:style-name="T45"/></text:p>
            <text:p text:style-name="P52"><text:span text:style-name="T45"/></text:p>
            <text:p text:style-name="P52"><text:span text:style-name="T45">f (g z) w S</text:span></text:p>
            <text:p><text:span text:style-name="T7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draw:name="Title 1" presentation:style-name="pr1" draw:text-style-name="P11" draw:layer="layout" svg:width="30.479cm" svg:height="3.18cm" svg:x="1.693cm" svg:y="0.759cm" presentation:class="title">
          <draw:text-box>
            <text:p text:style-name="P48"><text:span text:style-name="T70">Unification</text:span></text:p>
          </draw:text-box>
        </draw:frame>
        <draw:frame presentation:style-name="pr46" draw:layer="layout" svg:width="14.873cm" svg:height="12.815cm" svg:x="1.693cm" svg:y="4.457cm" presentation:class="outline" presentation:user-transformed="true">
          <draw:text-box>
            <text:p text:style-name="P51"><text:span text:style-name="T73">Example (x, y, z and w are variables):</text:span><text:span text:style-name="T73"><text:line-break/></text:span><text:span text:style-name="T73"><text:line-break/></text:span><text:span text:style-name="T45">f x (g y) <text:s text:c="5"/>f (g z) w</text:span><text:span text:style-name="T73"> <text:s/></text:span><text:span text:style-name="T73"><text:line-break/></text:span><text:span text:style-name="T73">with </text:span><text:span text:style-name="T45">S <text:s/>= <text:s/>[x </text:span><text:span text:style-name="T74">↦</text:span><text:span text:style-name="T45"> g z, w </text:span><text:span text:style-name="T74">↦</text:span><text:span text:style-name="T45"> g y] </text:span></text:p>
            <text:p text:style-name="P51"><text:span text:style-name="T45">f x (g y) S</text:span></text:p>
            <text:p text:style-name="P51"><text:span text:style-name="T45">= f x (g y) [x </text:span><text:span text:style-name="T74">↦</text:span><text:span text:style-name="T45"> g z, w </text:span><text:span text:style-name="T74">↦</text:span><text:span text:style-name="T45"> g y]</text:span></text:p>
            <text:p><text:span text:style-name="T45">= f (g z) (g y) [x </text:span><text:span text:style-name="T74">↦</text:span><text:span text:style-name="T45"> g z, w </text:span><text:span text:style-name="T74">↦</text:span><text:span text:style-name="T45"> g y]</text:span><text:span text:style-name="T45"><text:line-break/></text:span><text:span text:style-name="T45"><text:line-break/></text:span><text:span text:style-name="T45"/></text:p>
          </draw:text-box>
        </draw:frame>
        <draw:frame presentation:style-name="pr46" draw:layer="layout" svg:width="14.873cm" svg:height="11.799cm" svg:x="17.311cm" svg:y="4.457cm" presentation:class="outline" presentation:user-transformed="true">
          <draw:text-box>
            <text:p text:style-name="P52"><text:span text:style-name="T45"/></text:p>
            <text:p text:style-name="P52"><text:span text:style-name="T45"/></text:p>
            <text:p text:style-name="P52"><text:span text:style-name="T45"/></text:p>
            <text:p text:style-name="P52"><text:span text:style-name="T45"/></text:p>
            <text:p text:style-name="P52"><text:span text:style-name="T45"/></text:p>
            <text:p text:style-name="P52"><text:span text:style-name="T45">f (g z) w S</text:span></text:p>
            <text:p><text:span text:style-name="T7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draw:name="Title 1" presentation:style-name="pr1" draw:text-style-name="P11" draw:layer="layout" svg:width="30.479cm" svg:height="3.18cm" svg:x="1.693cm" svg:y="0.759cm" presentation:class="title">
          <draw:text-box>
            <text:p text:style-name="P48"><text:span text:style-name="T70">Unification</text:span></text:p>
          </draw:text-box>
        </draw:frame>
        <draw:frame presentation:style-name="pr47" draw:text-style-name="P53" draw:layer="layout" svg:width="14.873cm" svg:height="15.609cm" svg:x="1.693cm" svg:y="4.457cm" presentation:class="outline" presentation:user-transformed="true">
          <draw:text-box>
            <text:p text:style-name="P53"><text:span text:style-name="T73">Example (x, y, z and w are variables):</text:span><text:span text:style-name="T73"><text:line-break/></text:span><text:span text:style-name="T73"><text:line-break/></text:span><text:span text:style-name="T45">f x (g y) <text:s text:c="5"/>f (g z) w</text:span><text:span text:style-name="T73"> <text:s/></text:span><text:span text:style-name="T73"><text:line-break/></text:span><text:span text:style-name="T73">with </text:span><text:span text:style-name="T45">S <text:s/>= <text:s/>[x </text:span><text:span text:style-name="T74">↦</text:span><text:span text:style-name="T45"> g z, w </text:span><text:span text:style-name="T74">↦</text:span><text:span text:style-name="T45"> g y] </text:span></text:p>
            <text:p text:style-name="P53"><text:span text:style-name="T45">f x (g y) S</text:span></text:p>
            <text:p text:style-name="P53"><text:span text:style-name="T45">= f x (g y) [x </text:span><text:span text:style-name="T74">↦</text:span><text:span text:style-name="T45"> g z, w </text:span><text:span text:style-name="T74">↦</text:span><text:span text:style-name="T45"> g y]</text:span></text:p>
            <text:p text:style-name="P54"><text:span text:style-name="T45">= </text:span><text:span text:style-name="T76">f (g z) (g y) [x ↦ g z, w ↦ g y]</text:span></text:p>
            <text:p text:style-name="P54"><text:span text:style-name="T45"/></text:p>
            <text:p text:style-name="P54"><text:span text:style-name="T77">It’s a purely syntactic definition</text:span><text:span text:style-name="T78"><text:line-break/></text:span><text:span text:style-name="T78"><text:line-break/></text:span><text:span text:style-name="T78"/></text:p>
          </draw:text-box>
        </draw:frame>
        <draw:frame presentation:style-name="pr48" draw:text-style-name="P55" draw:layer="layout" svg:width="14.873cm" svg:height="11.799cm" svg:x="17.311cm" svg:y="4.457cm" presentation:class="outline" presentation:user-transformed="true">
          <draw:text-box>
            <text:p text:style-name="P55"><text:span text:style-name="T45"/></text:p>
            <text:p text:style-name="P55"><text:span text:style-name="T45"/></text:p>
            <text:p text:style-name="P55"><text:span text:style-name="T45"/></text:p>
            <text:p text:style-name="P55"><text:span text:style-name="T45"/></text:p>
            <text:p text:style-name="P55"><text:span text:style-name="T45"><text:line-break/></text:span><text:span text:style-name="T45">f (g z) w S</text:span></text:p>
            <text:p text:style-name="P54"><text:span text:style-name="T45">=</text:span><text:span text:style-name="T76"> f (g z) (g y) [x ↦ g z, w ↦ g y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(MGU)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p text:style-name="P32"><text:span text:style-name="T79"><text:s/></text:span><text:span text:style-name="T79">A substitution, </text:span><text:span text:style-name="T80">σ</text:span><text:span text:style-name="T79">, is a </text:span><text:span text:style-name="T81">most general unifier (mgu)</text:span><text:span text:style-name="T79"> of a set of expressions </text:span><text:span text:style-name="T82">E</text:span><text:span text:style-name="T79"> if it unifies </text:span><text:span text:style-name="T82">E</text:span><text:span text:style-name="T79">, and for any unifier, </text:span><text:span text:style-name="T83">ω</text:span><text:span text:style-name="T79">, of </text:span><text:span text:style-name="T82">E</text:span><text:span text:style-name="T79">, there is a unifier, </text:span><text:span text:style-name="T84">λ</text:span><text:span text:style-name="T79"> such that</text:span><text:span text:style-name="T79"><text:line-break/></text:span><text:span text:style-name="T79"> </text:span></text:p>
            <text:p text:style-name="P32"><text:span text:style-name="T83">ω</text:span><text:span text:style-name="T79"> = </text:span><text:span text:style-name="T80">σ</text:span><text:span text:style-name="T79"> </text:span><text:span text:style-name="T85">￮</text:span><text:span text:style-name="T79"> </text:span><text:span text:style-name="T84">λ</text:span></text:p>
            <text:p text:style-name="P32"><text:span text:style-name="T79"/></text:p>
            <text:p text:style-name="P32"><text:span text:style-name="T79">The idea is that </text:span><text:span text:style-name="T80">σ </text:span><text:span text:style-name="T79">is less specific than </text:span><text:span text:style-name="T83">ω</text:span><text:span text:style-name="T79">, that is, we can substitute for some of the variables of </text:span><text:span text:style-name="T80">σ</text:span><text:span text:style-name="T79"> and get </text:span><text:span text:style-name="T83">ω</text:span><text:span text:style-name="T79">. </text:span><text:span text:style-name="T79"><text:line-break/></text:span><text:span text:style-name="T79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(MGU)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p text:style-name="P32"><text:span text:style-name="T79"><text:s/></text:span><text:span text:style-name="T79">A substitution, </text:span><text:span text:style-name="T80">σ</text:span><text:span text:style-name="T79">, is a </text:span><text:span text:style-name="T81">most general unifier (mgu)</text:span><text:span text:style-name="T79"> of a set of expressions </text:span><text:span text:style-name="T82">E</text:span><text:span text:style-name="T79"> if it unifies </text:span><text:span text:style-name="T82">E</text:span><text:span text:style-name="T79">, and for any unifier, </text:span><text:span text:style-name="T83">ω</text:span><text:span text:style-name="T79">, of </text:span><text:span text:style-name="T82">E</text:span><text:span text:style-name="T79">, there is a unifier, </text:span><text:span text:style-name="T84">λ</text:span><text:span text:style-name="T79"> such that</text:span><text:span text:style-name="T79"><text:line-break/></text:span><text:span text:style-name="T79"> </text:span></text:p>
            <text:p text:style-name="P32"><text:span text:style-name="T83">ω</text:span><text:span text:style-name="T79"> = </text:span><text:span text:style-name="T80">σ</text:span><text:span text:style-name="T79"> </text:span><text:span text:style-name="T85">￮</text:span><text:span text:style-name="T79"> </text:span><text:span text:style-name="T84">λ</text:span></text:p>
            <text:p text:style-name="P32"><text:span text:style-name="T79"/></text:p>
            <text:p text:style-name="P32"><text:span text:style-name="T79">The idea is that </text:span><text:span text:style-name="T80">σ </text:span><text:span text:style-name="T79">is less specific than </text:span><text:span text:style-name="T83">ω</text:span><text:span text:style-name="T79">, that is, we can substitute for some of the variables of </text:span><text:span text:style-name="T80">σ</text:span><text:span text:style-name="T79"> and get </text:span><text:span text:style-name="T83">ω</text:span><text:span text:style-name="T79">. </text:span><text:span text:style-name="T79"><text:line-break/></text:span><text:span text:style-name="T79"><text:line-break/></text:span><text:span text:style-name="T79">Note that there can be </text:span><text:span text:style-name="T81">more than one most general unifier</text:span><text:span text:style-name="T79">, but such substitutions are the same except for variable renaming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(MGU Example)</text:span></text:p>
          </draw:text-box>
        </draw:frame>
        <draw:frame draw:name="Content Placeholder 2" presentation:style-name="pr20" draw:text-style-name="P57" draw:layer="layout" svg:width="23.875cm" svg:height="12.086cm" svg:x="3.605cm" svg:y="5.68cm" presentation:class="outline" presentation:user-transformed="true">
          <draw:text-box>
            <text:p text:style-name="P56"><text:span text:style-name="T86">We need to unify :</text:span><text:span text:style-name="T74"> <text:s text:c="2"/></text:span><text:span text:style-name="T74"><text:line-break/></text:span><text:span text:style-name="T74"><text:line-break/></text:span><text:span text:style-name="T74">f(x,y,z) <text:s text:c="6"/>f(w,w,x)</text:span></text:p>
            <text:p text:style-name="P56"><text:span text:style-name="T80">σ</text:span><text:span text:style-name="T87">1 </text:span><text:span text:style-name="T80">= [x </text:span><text:span text:style-name="T88">↦ a</text:span><text:span text:style-name="T80">, z</text:span><text:span text:style-name="T88">↦</text:span><text:span text:style-name="T80"> a, y</text:span><text:span text:style-name="T88">↦ a</text:span><text:span text:style-name="T80">, w</text:span><text:span text:style-name="T88">↦ a</text:span><text:span text:style-name="T80">]</text:span></text:p>
            <text:p text:style-name="P56"><text:span text:style-name="T80">σ</text:span><text:span text:style-name="T87">2 </text:span><text:span text:style-name="T80">= [y</text:span><text:span text:style-name="T88">↦ </text:span><text:span text:style-name="T80">x, z </text:span><text:span text:style-name="T88">↦ x</text:span><text:span text:style-name="T80">, w</text:span><text:span text:style-name="T88">↦ x</text:span><text:span text:style-name="T80">]</text:span></text:p>
            <text:p text:style-name="P56"><text:span text:style-name="T8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(MGU Example)</text:span></text:p>
          </draw:text-box>
        </draw:frame>
        <draw:frame draw:name="Content Placeholder 2" presentation:style-name="pr20" draw:text-style-name="P57" draw:layer="layout" svg:width="23.875cm" svg:height="12.086cm" svg:x="3.605cm" svg:y="5.68cm" presentation:class="outline" presentation:user-transformed="true">
          <draw:text-box>
            <text:p text:style-name="P56"><text:span text:style-name="T86">We need to unify :</text:span><text:span text:style-name="T74"> <text:s text:c="2"/></text:span><text:span text:style-name="T74"><text:line-break/></text:span><text:span text:style-name="T74"><text:line-break/></text:span><text:span text:style-name="T74">f(x,y,z) <text:s text:c="6"/>f(w,w,x)</text:span></text:p>
            <text:p text:style-name="P56"><text:span text:style-name="T80">σ</text:span><text:span text:style-name="T87">1 </text:span><text:span text:style-name="T80">= [x </text:span><text:span text:style-name="T88">↦ a</text:span><text:span text:style-name="T80">, z</text:span><text:span text:style-name="T88">↦</text:span><text:span text:style-name="T80"> a, y</text:span><text:span text:style-name="T88">↦ a</text:span><text:span text:style-name="T80">, w</text:span><text:span text:style-name="T88">↦ a</text:span><text:span text:style-name="T80">]</text:span></text:p>
            <text:p text:style-name="P56"><text:span text:style-name="T80">σ</text:span><text:span text:style-name="T87">2 </text:span><text:span text:style-name="T80">= [y</text:span><text:span text:style-name="T88">↦ </text:span><text:span text:style-name="T80">x, z </text:span><text:span text:style-name="T88">↦ x</text:span><text:span text:style-name="T80">, w</text:span><text:span text:style-name="T88">↦ x</text:span><text:span text:style-name="T80">]</text:span></text:p>
            <text:p text:style-name="P58"><text:span text:style-name="T89">σ</text:span><text:span text:style-name="T90">1 </text:span><text:span text:style-name="T89">=</text:span><text:span text:style-name="T90"> </text:span><text:span text:style-name="T89">σ</text:span><text:span text:style-name="T90">2</text:span><text:span text:style-name="T91">￮</text:span><text:span text:style-name="T90"> </text:span><text:span text:style-name="T89">[x </text:span><text:span text:style-name="T92">↦ a</text:span><text:span text:style-name="T89">]</text:span></text:p>
            <text:p text:style-name="P56"><text:span text:style-name="T80">σ</text:span><text:span text:style-name="T87">2 <text:s/></text:span><text:span text:style-name="T93">is the most general unifi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examples (I)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94">Simple example:</text:span></text:p>
                <text:p text:style-name="P32"><text:span text:style-name="T94">’</text:span><text:span text:style-name="T94">a list = int list </text:span><text:span text:style-name="T94"><text:line-break/></text:span><text:span text:style-name="T95">(Sol: ’a = int)</text:span></text:p>
                <text:p text:style-name="P32"><text:span text:style-name="T79"/></text:p>
                <text:p text:style-name="P32"><text:span text:style-name="T9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examples (I)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94">Simple example:</text:span></text:p>
                <text:p text:style-name="P32"><text:span text:style-name="T94">’</text:span><text:span text:style-name="T94">a list = int list </text:span><text:span text:style-name="T94"><text:line-break/></text:span><text:span text:style-name="T95">(Sol: ’a = int)</text:span></text:p>
              </text:list-item>
              <text:list-item>
                <text:p text:style-name="P32"><text:span text:style-name="T94">How about this:</text:span></text:p>
                <text:p text:style-name="P32"><text:span text:style-name="T94">’</text:span><text:span text:style-name="T94">a list = ’b list list;</text:span><text:span text:style-name="T94"><text:tab/></text:span><text:span text:style-name="T94">’b list = int list</text:span><text:span text:style-name="T94"><text:line-break/></text:span><text:span text:style-name="T95">(Sol: ’a = int list; </text:span><text:span text:style-name="T95"><text:tab/></text:span><text:span text:style-name="T95"><text:tab/></text:span><text:span text:style-name="T95">’b = int)</text:span></text:p>
                <text:p text:style-name="P32"><text:span text:style-name="T9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examples (I)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94">Simple example:</text:span></text:p>
                <text:p text:style-name="P32"><text:span text:style-name="T94">’</text:span><text:span text:style-name="T94">a list = int list </text:span><text:span text:style-name="T94"><text:line-break/></text:span><text:span text:style-name="T95">(Sol: ’a = int)</text:span></text:p>
              </text:list-item>
              <text:list-item>
                <text:p text:style-name="P32"><text:span text:style-name="T94">How about this:</text:span></text:p>
                <text:p text:style-name="P32"><text:span text:style-name="T94">’</text:span><text:span text:style-name="T94">a list = ’b list list;</text:span><text:span text:style-name="T94"><text:tab/></text:span><text:span text:style-name="T94">’b list = int list</text:span><text:span text:style-name="T94"><text:line-break/></text:span><text:span text:style-name="T95">(Sol: ’a = int list; </text:span><text:span text:style-name="T95"><text:tab/></text:span><text:span text:style-name="T95"><text:tab/></text:span><text:span text:style-name="T95">’b = int)</text:span></text:p>
              </text:list-item>
              <text:list-item>
                <text:p text:style-name="P32"><text:span text:style-name="T94">Rather trickier:</text:span></text:p>
                <text:p text:style-name="P36"><text:span text:style-name="T79">’</text:span><text:span text:style-name="T79">a list = ’b list list</text:span><text:span text:style-name="T79"><text:line-break/></text:span><text:span text:style-name="T96">(Lots of Sol.: </text:span><text:span text:style-name="T96"><text:line-break/></text:span><text:span text:style-name="T96">’a = int list; ’b = int</text:span><text:span text:style-name="T96"><text:line-break/></text:span><text:span text:style-name="T96">’a = (int → int) list; ’b = int → int etc.)</text:span></text:p>
                <text:p text:style-name="P32"><text:span text:style-name="T9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Most General Unifier (MGU)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79">’</text:span><text:span text:style-name="T79">a list = ’b list list</text:span><text:span text:style-name="T79"><text:line-break/></text:span><text:span text:style-name="T96">(Lots of possible solutions: </text:span><text:span text:style-name="T96"><text:line-break/></text:span><text:span text:style-name="T96">’a = int list; ’b = int</text:span><text:span text:style-name="T96"><text:line-break/></text:span><text:span text:style-name="T96">’a = (int → int) list; ’b = int → int etc.)</text:span></text:p>
              </text:list-item>
              <text:list-item>
                <text:p text:style-name="P32"><text:span text:style-name="T94">But we prefer a </text:span><text:span text:style-name="T97">most general solution</text:span><text:span text:style-name="T94"> that will be compatible with any possible solution.</text:span></text:p>
              </text:list-item>
            </text:list>
            <text:p text:style-name="P32"><text:span text:style-name="T79"/></text:p>
            <text:p text:style-name="P32"><text:span text:style-name="T9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Most General Unifier (MGU)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79">’</text:span><text:span text:style-name="T79">a list = ’b list list</text:span><text:span text:style-name="T79"><text:line-break/></text:span><text:span text:style-name="T96">(Lots of possible solutions: </text:span><text:span text:style-name="T96"><text:line-break/></text:span><text:span text:style-name="T96">’a = int list; ’b = int</text:span><text:span text:style-name="T96"><text:line-break/></text:span><text:span text:style-name="T96">’a = (int → int) list; ’b = int → int etc.)</text:span></text:p>
              </text:list-item>
              <text:list-item>
                <text:p text:style-name="P32"><text:span text:style-name="T94">But we prefer a </text:span><text:span text:style-name="T97">most general solution </text:span><text:span text:style-name="T94">that will be compatible with any possible solution.</text:span></text:p>
              </text:list-item>
              <text:list-item>
                <text:p text:style-name="P32"><text:span text:style-name="T94">Any substitution for ’a must be some kind of list, and ’b must be the type of element in ’a , but otherwise, no constraints</text:span></text:p>
              </text:list-item>
              <text:list-item>
                <text:p text:style-name="P32"><text:span text:style-name="T94">Leads to solution:</text:span><text:span text:style-name="T95"> ’a = ’b list</text:span><text:span text:style-name="T98"><text:line-break/></text:span><text:span text:style-name="T94">where ’b remains a free type variable.</text:span></text:p>
              </text:list-item>
            </text:list>
            <text:p text:style-name="P32"><text:span text:style-name="T79"/></text:p>
            <text:p text:style-name="P32"><text:span text:style-name="T9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Algorithm W</text:span></text:p>
          </draw:text-box>
        </draw:frame>
        <draw:frame draw:name="Content Placeholder 2" presentation:style-name="pr20" draw:text-style-name="P59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p text:style-name="P49"><text:span text:style-name="T71">Type inference rules not easily translated into an algorithm</text:span></text:p>
                <text:p text:style-name="P49"><text:span text:style-name="T71"/></text:p>
              </text:list-item>
              <text:list-item>
                <text:p text:style-name="P49"><text:span text:style-name="T99">What we trying to achieve is</text:span><text:span text:style-name="T99"><text:line-break/></text:span><text:span text:style-name="T99"> </text:span><text:span text:style-name="T42"><text:line-break/></text:span><text:span text:style-name="T42">w : </text:span><text:span text:style-name="T100">exp</text:span><text:span text:style-name="T42"> → typeEnv → (</text:span><text:span text:style-name="T101">typeEnv</text:span><text:span text:style-name="T42">, </text:span><text:span text:style-name="T100">expType</text:span><text:span text:style-name="T42">)</text:span><text:span text:style-name="T42"><text:line-break/></text:span><text:span text:style-name="T42">(* the returned </text:span><text:span text:style-name="T101">typeEnv</text:span><text:span text:style-name="T42"> is modified *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Algorithm W</text:span></text:p>
          </draw:text-box>
        </draw:frame>
        <draw:frame draw:name="Content Placeholder 2" presentation:style-name="pr20" draw:text-style-name="P59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p text:style-name="P49"><text:span text:style-name="T71">Intuition :</text:span></text:p>
                <text:list>
                  <text:list-item>
                    <text:p><text:span text:style-name="T71">Generate a list of constraints</text:span></text:p>
                  </text:list-item>
                  <text:list-item>
                    <text:p><text:span text:style-name="T71">Solve them by unification/substitution </text:span><text:span text:style-name="T71"><text:line-break/></text:span><text:span text:style-name="T71">(in a bottom – up manner)</text:span></text:p>
                  </text:list-item>
                  <text:list-item>
                    <text:p><text:span text:style-name="T71">The solution to all constraints will be eventually a </text:span><text:span text:style-name="T72">most general unifier</text:span><text:span text:style-name="T71">.</text:span><text:span text:style-name="T71"><text:line-break/></text:span><text:span text:style-name="T71"/></text:p>
                  </text:list-item>
                </text:list>
              </text:list-item>
              <text:list-item>
                <text:p><text:span text:style-name="T71">It can </text:span><text:span text:style-name="T102">fail</text:span><text:span text:style-name="T71"> with an error if there is no valid typ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High Level Overview</text:span></text:p>
          </draw:text-box>
        </draw:frame>
        <draw:frame draw:name="Content Placeholder 2" presentation:style-name="pr20" draw:text-style-name="P61" draw:layer="layout" svg:width="23.875cm" svg:height="12.086cm" svg:x="3.505cm" svg:y="5.08cm" presentation:class="outline" presentation:user-transformed="true">
          <draw:text-box>
            <text:list text:style-name="L7">
              <text:list-header>
                <text:p text:style-name="P60"><text:span text:style-name="T99"/></text:p>
              </text:list-header>
              <text:list-item>
                <text:p text:style-name="P60"><text:span text:style-name="T99">Source Code → Parse → AST (abstract syntax tree)</text:span><text:span text:style-name="T99"><text:line-break/></text:span><text:span text:style-name="T99"/></text:p>
                <text:p text:style-name="P60"><text:span text:style-name="T9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High Level Overview</text:span></text:p>
          </draw:text-box>
        </draw:frame>
        <draw:frame draw:name="Content Placeholder 2" presentation:style-name="pr20" draw:text-style-name="P61" draw:layer="layout" svg:width="23.875cm" svg:height="12.086cm" svg:x="3.505cm" svg:y="5.08cm" presentation:class="outline" presentation:user-transformed="true">
          <draw:text-box>
            <text:list text:style-name="L7">
              <text:list-header>
                <text:p text:style-name="P60"><text:span text:style-name="T99"/></text:p>
              </text:list-header>
              <text:list-item>
                <text:p text:style-name="P60"><text:span text:style-name="T99">Source Code → Parse → AST (abstract syntax tree)</text:span><text:span text:style-name="T99"><text:line-break/></text:span><text:span text:style-name="T99"/></text:p>
              </text:list-item>
              <text:list-item>
                <text:p text:style-name="P60"><text:span text:style-name="T99">AST → Annotate → AST with types</text:span><text:span text:style-name="T99"><text:line-break/></text:span><text:span text:style-name="T99"/></text:p>
                <text:p text:style-name="P60"><text:span text:style-name="T9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High Level Overview</text:span></text:p>
          </draw:text-box>
        </draw:frame>
        <draw:frame draw:name="Content Placeholder 2" presentation:style-name="pr20" draw:text-style-name="P61" draw:layer="layout" svg:width="23.875cm" svg:height="12.086cm" svg:x="3.505cm" svg:y="5.08cm" presentation:class="outline" presentation:user-transformed="true">
          <draw:text-box>
            <text:list text:style-name="L7">
              <text:list-header>
                <text:p text:style-name="P60"><text:span text:style-name="T99"/></text:p>
              </text:list-header>
              <text:list-item>
                <text:p text:style-name="P60"><text:span text:style-name="T99">Source Code → Parse → AST (abstract syntax tree)</text:span><text:span text:style-name="T99"><text:line-break/></text:span><text:span text:style-name="T99"/></text:p>
              </text:list-item>
              <text:list-item>
                <text:p text:style-name="P60"><text:span text:style-name="T99">AST → Annotate → AST with types</text:span><text:span text:style-name="T99"><text:line-break/></text:span><text:span text:style-name="T99"/></text:p>
              </text:list-item>
              <text:list-item>
                <text:p text:style-name="P60"><text:span text:style-name="T99">Typed AST → Generate constraints → Constraint list</text:span><text:span text:style-name="T99"><text:line-break/></text:span><text:span text:style-name="T9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High Level Overview</text:span></text:p>
          </draw:text-box>
        </draw:frame>
        <draw:frame draw:name="Content Placeholder 2" presentation:style-name="pr20" draw:text-style-name="P61" draw:layer="layout" svg:width="23.875cm" svg:height="12.086cm" svg:x="3.505cm" svg:y="5.08cm" presentation:class="outline" presentation:user-transformed="true">
          <draw:text-box>
            <text:list text:style-name="L7">
              <text:list-header>
                <text:p text:style-name="P60"><text:span text:style-name="T99"/></text:p>
              </text:list-header>
              <text:list-item>
                <text:p text:style-name="P60"><text:span text:style-name="T99">Source Code → Parse → AST (abstract syntax tree)</text:span><text:span text:style-name="T99"><text:line-break/></text:span><text:span text:style-name="T99"/></text:p>
              </text:list-item>
              <text:list-item>
                <text:p text:style-name="P60"><text:span text:style-name="T99">AST → Annotate → AST with types</text:span><text:span text:style-name="T99"><text:line-break/></text:span><text:span text:style-name="T99"/></text:p>
              </text:list-item>
              <text:list-item>
                <text:p text:style-name="P60"><text:span text:style-name="T99">Typed AST → Generate constraints → Constraint list</text:span><text:span text:style-name="T99"><text:line-break/></text:span><text:span text:style-name="T99"/></text:p>
              </text:list-item>
              <text:list-item>
                <text:p text:style-name="P60"><text:span text:style-name="T99">Constraint list → Unify → Solution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Constraints from Application</text:span></text:p>
          </draw:text-box>
        </draw:frame>
        <draw:frame draw:name="Content Placeholder 2" presentation:style-name="pr20" draw:text-style-name="P59" draw:layer="layout" svg:width="23.875cm" svg:height="12.086cm" svg:x="3.505cm" svg:y="5.08cm" presentation:class="outline" presentation:user-transformed="true">
          <draw:text-box>
            <text:p text:style-name="P49"><text:span text:style-name="T103">Function application</text:span><text:span text:style-name="T104"> (apply f to x)</text:span></text:p>
            <text:p text:style-name="P49"><text:span text:style-name="T104">Constraint generated :</text:span></text:p>
            <text:p text:style-name="P49"><text:span text:style-name="T104"/></text:p>
            <text:p text:style-name="P49"><text:span text:style-name="T104">T</text:span><text:span text:style-name="T105">1</text:span><text:span text:style-name="T104"> = T</text:span><text:span text:style-name="T105">2</text:span><text:span text:style-name="T104"> → T</text:span><text:span text:style-name="T105">3</text:span></text:p>
          </draw:text-box>
        </draw:frame>
        <draw:custom-shape draw:style-name="gr8" draw:text-style-name="P62" draw:layer="layout" svg:width="2.54cm" svg:height="2.032cm" svg:x="27.4cm" svg:y="6.903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5.368cm" svg:y="9.951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29.432cm" svg:y="9.951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35cm" svg:x2="26.638cm" svg:y2="9.951cm">
          <text:p/>
        </draw:line>
        <draw:line draw:style-name="gr3" draw:text-style-name="P34" draw:layer="layout" svg:x1="28.924cm" svg:y1="8.935cm" svg:x2="30.702cm" svg:y2="9.951cm">
          <text:p/>
        </draw:line>
        <draw:line draw:style-name="gr3" draw:text-style-name="P34" draw:layer="layout" svg:x1="26.638cm" svg:y1="11.983cm" svg:x2="26.638cm" svg:y2="13.253cm">
          <text:p/>
        </draw:line>
        <draw:line draw:style-name="gr3" draw:text-style-name="P34" draw:layer="layout" svg:x1="30.702cm" svg:y1="11.983cm" svg:x2="30.702cm" svg:y2="13.253cm">
          <text:p/>
        </draw:line>
        <draw:custom-shape draw:style-name="gr10" draw:text-style-name="P63" draw:layer="layout" svg:width="2.54cm" svg:height="2.032cm" svg:x="25.368cm" svg:y="13.217cm">
          <text:p text:style-name="P60"><text:span text:style-name="T107">f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29.432cm" svg:y="13.253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frame draw:style-name="gr11" draw:text-style-name="P65" draw:layer="layout" svg:width="6.096cm" svg:height="1.682cm" svg:x="27.771cm" svg:y="4.922cm">
          <draw:text-box>
            <text:p text:style-name="P64"><text:span text:style-name="T108">f x</text:span></text:p>
          </draw:text-box>
        </draw:frame>
        <draw:frame draw:style-name="gr12" draw:text-style-name="P66" draw:layer="layout" svg:width="1.778cm" svg:height="1.649cm" svg:x="24.13cm" svg:y="10.289cm">
          <draw:text-box>
            <text:p><text:span text:style-name="T109">T</text:span><text:span text:style-name="T110">1</text:span><text:span text:style-name="T111"> </text:span></text:p>
          </draw:text-box>
        </draw:frame>
        <draw:frame draw:style-name="gr12" draw:text-style-name="P66" draw:layer="layout" svg:width="1.778cm" svg:height="1.649cm" svg:x="32.06cm" svg:y="10.196cm">
          <draw:text-box>
            <text:p><text:span text:style-name="T109">T</text:span><text:span text:style-name="T112">2</text:span><text:span text:style-name="T111"> </text:span></text:p>
          </draw:text-box>
        </draw:frame>
        <draw:frame draw:style-name="gr12" draw:text-style-name="P66" draw:layer="layout" svg:width="1.778cm" svg:height="1.649cm" svg:x="26.162cm" svg:y="7.112cm">
          <draw:text-box>
            <text:p><text:span text:style-name="T109">T</text:span><text:span text:style-name="T112">3</text:span><text:span text:style-name="T111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Constraints from Abstraction</text:span></text:p>
          </draw:text-box>
        </draw:frame>
        <draw:frame draw:name="Content Placeholder 2" presentation:style-name="pr20" draw:text-style-name="P59" draw:layer="layout" svg:width="23.875cm" svg:height="12.086cm" svg:x="3.505cm" svg:y="5.08cm" presentation:class="outline" presentation:user-transformed="true">
          <draw:text-box>
            <text:p text:style-name="P49"><text:span text:style-name="T103">Function declaration</text:span></text:p>
            <text:p text:style-name="P49"><text:span text:style-name="T104">Constraint generated :</text:span></text:p>
            <text:p text:style-name="P49"><text:span text:style-name="T104"/></text:p>
            <text:p text:style-name="P49"><text:span text:style-name="T104">T</text:span><text:span text:style-name="T105">1</text:span><text:span text:style-name="T104"> = T</text:span><text:span text:style-name="T105">2</text:span><text:span text:style-name="T104"> → T</text:span><text:span text:style-name="T105">3</text:span></text:p>
          </draw:text-box>
        </draw:frame>
        <draw:custom-shape draw:style-name="gr8" draw:text-style-name="P62" draw:layer="layout" svg:width="2.54cm" svg:height="2.032cm" svg:x="27.4cm" svg:y="6.903cm">
          <text:p text:style-name="P60"><text:span text:style-name="T106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5.4cm" svg:y="9.94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29.432cm" svg:y="9.951cm">
          <text:p text:style-name="P60"><text:span text:style-name="T106">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35cm" svg:x2="22.352cm" svg:y2="9.942cm">
          <text:p/>
        </draw:line>
        <draw:line draw:style-name="gr3" draw:text-style-name="P34" draw:layer="layout" svg:x1="28.924cm" svg:y1="8.935cm" svg:x2="30.702cm" svg:y2="9.951cm">
          <text:p/>
        </draw:line>
        <draw:line draw:style-name="gr3" draw:text-style-name="P34" draw:layer="layout" svg:x1="26.67cm" svg:y1="11.974cm" svg:x2="26.67cm" svg:y2="13.244cm">
          <text:p/>
        </draw:line>
        <draw:line draw:style-name="gr3" draw:text-style-name="P34" draw:layer="layout" svg:x1="30.702cm" svg:y1="11.983cm" svg:x2="30.702cm" svg:y2="13.253cm">
          <text:p/>
        </draw:line>
        <draw:custom-shape draw:style-name="gr10" draw:text-style-name="P63" draw:layer="layout" svg:width="2.54cm" svg:height="2.032cm" svg:x="20.828cm" svg:y="9.942cm">
          <text:p text:style-name="P60"><text:span text:style-name="T107">f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29.432cm" svg:y="13.253cm">
          <text:p text:style-name="P60"><text:span text:style-name="T107">e</text:span></text:p>
          <draw:enhanced-geometry svg:viewBox="0 0 21600 21600" draw:type="rectangle" draw:enhanced-path="M 0 0 L 21600 0 21600 21600 0 21600 0 0 Z N"/>
        </draw:custom-shape>
        <draw:frame draw:style-name="gr11" draw:text-style-name="P65" draw:layer="layout" svg:width="6.096cm" svg:height="1.682cm" svg:x="26.916cm" svg:y="4.697cm">
          <draw:text-box>
            <text:p text:style-name="P64"><text:span text:style-name="T108">f x = e</text:span></text:p>
          </draw:text-box>
        </draw:frame>
        <draw:frame draw:style-name="gr12" draw:text-style-name="P66" draw:layer="layout" svg:width="1.778cm" svg:height="1.649cm" svg:x="24.162cm" svg:y="10.28cm">
          <draw:text-box>
            <text:p><text:span text:style-name="T109">T</text:span><text:span text:style-name="T112">2</text:span><text:span text:style-name="T111"> </text:span></text:p>
          </draw:text-box>
        </draw:frame>
        <draw:frame draw:style-name="gr12" draw:text-style-name="P66" draw:layer="layout" svg:width="1.778cm" svg:height="1.649cm" svg:x="32.06cm" svg:y="10.196cm">
          <draw:text-box>
            <text:p><text:span text:style-name="T109">T</text:span><text:span text:style-name="T112">3</text:span><text:span text:style-name="T111"> </text:span></text:p>
          </draw:text-box>
        </draw:frame>
        <draw:frame draw:style-name="gr12" draw:text-style-name="P66" draw:layer="layout" svg:width="1.778cm" svg:height="1.649cm" svg:x="26.162cm" svg:y="7.112cm">
          <draw:text-box>
            <text:p><text:span text:style-name="T109">T</text:span><text:span text:style-name="T112">1</text:span><text:span text:style-name="T111"> </text:span></text:p>
          </draw:text-box>
        </draw:frame>
        <draw:custom-shape draw:style-name="gr10" draw:text-style-name="P63" draw:layer="layout" svg:width="2.54cm" svg:height="2.032cm" svg:x="25.432cm" svg:y="13.253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8.602cm" svg:y1="8.935cm" svg:x2="26.824cm" svg:y2="9.951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1.Abstract Syntax</text:span><text:span text:style-name="T41"><text:line-break/></text:span><text:span text:style-name="T41"> <text:s text:c="2"/>Tree</text:span></text:p>
          </draw:text-box>
        </draw:frame>
        <draw:frame draw:name="Content Placeholder 2" presentation:style-name="pr20" draw:text-style-name="P67" draw:layer="layout" svg:width="12.751cm" svg:height="3.048cm" svg:x="22.754cm" svg:y="1.016cm" presentation:class="outline" presentation:user-transformed="true">
          <draw:text-box>
            <text:list text:style-name="L7">
              <text:list-header>
                <text:p text:style-name="P32"><text:span text:style-name="T100">let</text:span><text:span text:style-name="T42"> inc = </text:span><text:span text:style-name="T100">fun</text:span><text:span text:style-name="T42"> n → n + 1 </text:span><text:span text:style-name="T100">in </text:span><text:span text:style-name="T100"><text:line-break/></text:span><text:span text:style-name="T113">inc</text:span><text:span text:style-name="T42"> 99;;</text:span></text:p>
              </text:list-header>
            </text:list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LET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6.944cm" svg:y="10.16cm">
          <text:p text:style-name="P60"><text:span text:style-name="T106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0" draw:text-style-name="P63" draw:layer="layout" svg:width="2.54cm" svg:height="2.032cm" svg:x="12.626cm" svg:y="10.16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4.912cm" svg:y="13.208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18.976cm" svg:y="13.208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0" draw:text-style-name="P63" draw:layer="layout" svg:width="2.54cm" svg:height="2.032cm" svg:x="14.912cm" svg:y="16.474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18.976cm" svg:y="16.51cm">
          <text:p text:style-name="P60"><text:span text:style-name="T107">1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27.4cm" svg:y="6.912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5.368cm" svg:y="9.9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29.432cm" svg:y="9.96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0" draw:text-style-name="P63" draw:layer="layout" svg:width="2.54cm" svg:height="2.032cm" svg:x="25.368cm" svg:y="13.226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29.432cm" svg:y="13.262cm">
          <text:p text:style-name="P60"><text:span text:style-name="T107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2.Explicit Type </text:span><text:span text:style-name="T41"><text:line-break/></text:span><text:span text:style-name="T41"> <text:s text:c="2"/>Annotations</text:span></text:p>
          </draw:text-box>
        </draw:frame>
        <draw:frame draw:name="Content Placeholder 2" presentation:style-name="pr20" draw:text-style-name="P69" draw:layer="layout" svg:width="12.751cm" svg:height="3.048cm" svg:x="0.254cm" svg:y="14.478cm" presentation:class="outline" presentation:user-transformed="true">
          <draw:text-box>
            <text:p><text:span text:style-name="T115">T</text:span><text:span text:style-name="T116">4 <text:s/></text:span><text:span text:style-name="T99">is the type of the result after we</text:span><text:span text:style-name="T99"><text:line-break/></text:span><text:span text:style-name="T99">applied our fun.</text:span></text:p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LET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6.944cm" svg:y="10.16cm">
          <text:p text:style-name="P60"><text:span text:style-name="T106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0" draw:text-style-name="P63" draw:layer="layout" svg:width="2.54cm" svg:height="2.032cm" svg:x="12.626cm" svg:y="10.16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4.912cm" svg:y="13.208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18.976cm" svg:y="13.208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0" draw:text-style-name="P63" draw:layer="layout" svg:width="2.54cm" svg:height="2.032cm" svg:x="14.912cm" svg:y="16.474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18.976cm" svg:y="16.51cm">
          <text:p text:style-name="P60"><text:span text:style-name="T107">1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27.4cm" svg:y="6.912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5.368cm" svg:y="9.9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29.432cm" svg:y="9.96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0" draw:text-style-name="P63" draw:layer="layout" svg:width="2.54cm" svg:height="2.032cm" svg:x="25.368cm" svg:y="13.226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29.432cm" svg:y="13.262cm">
          <text:p text:style-name="P60"><text:span text:style-name="T107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3" draw:text-style-name="P70" draw:layer="layout" svg:width="1.27cm" svg:height="1.061cm" svg:x="13.642cm" svg:y="13.671cm">
          <draw:text-box>
            <text:p><text:span text:style-name="T117">T</text:span><text:span text:style-name="T118">1</text:span></text:p>
          </draw:text-box>
        </draw:frame>
        <draw:frame draw:style-name="gr12" draw:text-style-name="P71" draw:layer="layout" svg:width="1.524cm" svg:height="1.649cm" svg:x="21.516cm" svg:y="13.745cm">
          <draw:text-box>
            <text:p><text:span text:style-name="T117">int</text:span></text:p>
          </draw:text-box>
        </draw:frame>
        <draw:frame draw:style-name="gr12" draw:text-style-name="P70" draw:layer="layout" svg:width="1.524cm" svg:height="1.649cm" svg:x="19.59cm" svg:y="10.668cm">
          <draw:text-box>
            <text:p><text:span text:style-name="T117">int</text:span></text:p>
          </draw:text-box>
        </draw:frame>
        <draw:frame draw:style-name="gr12" draw:text-style-name="P70" draw:layer="layout" svg:width="1.524cm" svg:height="1.649cm" svg:x="32.004cm" svg:y="10.489cm">
          <draw:text-box>
            <text:p><text:span text:style-name="T117">int</text:span></text:p>
          </draw:text-box>
        </draw:frame>
        <draw:frame draw:style-name="gr12" draw:text-style-name="P70" draw:layer="layout" svg:width="3.81cm" svg:height="1.649cm" svg:x="17.558cm" svg:y="7.62cm">
          <draw:text-box>
            <text:p><text:span text:style-name="T109">T</text:span><text:span text:style-name="T112">2</text:span></text:p>
          </draw:text-box>
        </draw:frame>
        <draw:frame draw:style-name="gr12" draw:text-style-name="P66" draw:layer="layout" svg:width="1.778cm" svg:height="1.649cm" svg:x="24.13cm" svg:y="10.414cm">
          <draw:text-box>
            <text:p><text:span text:style-name="T109">T</text:span><text:span text:style-name="T112">3</text:span></text:p>
          </draw:text-box>
        </draw:frame>
        <draw:frame draw:style-name="gr13" draw:text-style-name="P70" draw:layer="layout" svg:width="1.27cm" svg:height="1.061cm" svg:x="30.226cm" svg:y="7.321cm">
          <draw:text-box>
            <text:p><text:span text:style-name="T117">T</text:span><text:span text:style-name="T118">4</text:span></text:p>
          </draw:text-box>
        </draw:frame>
        <draw:frame draw:style-name="gr13" draw:text-style-name="P70" draw:layer="layout" svg:width="1.27cm" svg:height="1.061cm" svg:x="23.114cm" svg:y="3.81cm">
          <draw:text-box>
            <text:p><text:span text:style-name="T117">T</text:span><text:span text:style-name="T118">5</text:span></text:p>
          </draw:text-box>
        </draw:frame>
        <draw:frame draw:name="Content Placeholder 2" presentation:style-name="pr20" draw:text-style-name="P67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0">let</text:span><text:span text:style-name="T42"> inc = </text:span><text:span text:style-name="T100">fun</text:span><text:span text:style-name="T42"> n → n + 1 </text:span><text:span text:style-name="T100">in </text:span><text:span text:style-name="T100"><text:line-break/></text:span><text:span text:style-name="T113">inc</text:span><text:span text:style-name="T42"> 99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9" draw:layer="layout" svg:width="12.751cm" svg:height="3.048cm" svg:x="0.254cm" svg:y="12.278cm" presentation:class="outline" presentation:user-transformed="true">
          <draw:text-box>
            <text:p><text:span text:style-name="T119"><text:s/></text:span><text:span text:style-name="T119">T</text:span><text:span text:style-name="T120">3</text:span><text:span text:style-name="T119"> <text:s text:c="2"/>= <text:s/>int <text:s/>→ <text:s/></text:span><text:span text:style-name="T109">T</text:span><text:span text:style-name="T112">4</text:span></text:p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LET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6.944cm" svg:y="10.16cm">
          <text:p text:style-name="P60"><text:span text:style-name="T106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0" draw:text-style-name="P63" draw:layer="layout" svg:width="2.54cm" svg:height="2.032cm" svg:x="12.626cm" svg:y="10.16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4.912cm" svg:y="13.208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18.976cm" svg:y="13.208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0" draw:text-style-name="P63" draw:layer="layout" svg:width="2.54cm" svg:height="2.032cm" svg:x="14.912cm" svg:y="16.474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18.976cm" svg:y="16.51cm">
          <text:p text:style-name="P60"><text:span text:style-name="T107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2" draw:layer="layout" svg:width="2.54cm" svg:height="2.032cm" svg:x="27.4cm" svg:y="6.912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14" draw:text-style-name="P73" draw:layer="layout" svg:width="2.54cm" svg:height="2.032cm" svg:x="25.368cm" svg:y="9.9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2" draw:layer="layout" svg:width="2.54cm" svg:height="2.032cm" svg:x="29.432cm" svg:y="9.96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0" draw:text-style-name="P63" draw:layer="layout" svg:width="2.54cm" svg:height="2.032cm" svg:x="25.368cm" svg:y="13.226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29.432cm" svg:y="13.262cm">
          <text:p text:style-name="P60"><text:span text:style-name="T107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3" draw:text-style-name="P70" draw:layer="layout" svg:width="1.27cm" svg:height="1.061cm" svg:x="13.642cm" svg:y="13.671cm">
          <draw:text-box>
            <text:p><text:span text:style-name="T117">T</text:span><text:span text:style-name="T118">1</text:span></text:p>
          </draw:text-box>
        </draw:frame>
        <draw:frame draw:style-name="gr12" draw:text-style-name="P71" draw:layer="layout" svg:width="1.524cm" svg:height="1.649cm" svg:x="21.516cm" svg:y="13.745cm">
          <draw:text-box>
            <text:p><text:span text:style-name="T117">int</text:span></text:p>
          </draw:text-box>
        </draw:frame>
        <draw:frame draw:style-name="gr12" draw:text-style-name="P70" draw:layer="layout" svg:width="1.524cm" svg:height="1.649cm" svg:x="19.59cm" svg:y="10.668cm">
          <draw:text-box>
            <text:p><text:span text:style-name="T117">int</text:span></text:p>
          </draw:text-box>
        </draw:frame>
        <draw:frame draw:style-name="gr12" draw:text-style-name="P70" draw:layer="layout" svg:width="1.524cm" svg:height="1.649cm" svg:x="32.004cm" svg:y="10.489cm">
          <draw:text-box>
            <text:p><text:span text:style-name="T117">int</text:span></text:p>
          </draw:text-box>
        </draw:frame>
        <draw:frame draw:style-name="gr12" draw:text-style-name="P70" draw:layer="layout" svg:width="3.81cm" svg:height="1.649cm" svg:x="17.558cm" svg:y="7.62cm">
          <draw:text-box>
            <text:p><text:span text:style-name="T109">T</text:span><text:span text:style-name="T112">2</text:span></text:p>
          </draw:text-box>
        </draw:frame>
        <draw:frame draw:style-name="gr12" draw:text-style-name="P66" draw:layer="layout" svg:width="3.81cm" svg:height="1.649cm" svg:x="23.622cm" svg:y="10.414cm">
          <draw:text-box>
            <text:p><text:span text:style-name="T109">T</text:span><text:span text:style-name="T112">3</text:span><text:span text:style-name="T111"> </text:span></text:p>
          </draw:text-box>
        </draw:frame>
        <draw:frame draw:style-name="gr13" draw:text-style-name="P70" draw:layer="layout" svg:width="1.27cm" svg:height="1.061cm" svg:x="30.326cm" svg:y="7.321cm">
          <draw:text-box>
            <text:p><text:span text:style-name="T117">T</text:span><text:span text:style-name="T118">4</text:span></text:p>
          </draw:text-box>
        </draw:frame>
        <draw:frame draw:style-name="gr13" draw:text-style-name="P70" draw:layer="layout" svg:width="1.27cm" svg:height="1.061cm" svg:x="23.114cm" svg:y="3.81cm">
          <draw:text-box>
            <text:p><text:span text:style-name="T117">T</text:span><text:span text:style-name="T118">5</text:span></text:p>
          </draw:text-box>
        </draw:frame>
        <draw:custom-shape draw:style-name="gr15" draw:text-style-name="P74" draw:layer="layout" svg:width="1.205cm" svg:height="1.524cm" svg:x="32.069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5" draw:layer="layout" svg:width="1.525cm" svg:height="1.524cm" svg:x="23.622cm" svg:y="10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5" draw:layer="layout" svg:width="1.016cm" svg:height="1.524cm" svg:x="0.254cm" svg:y="12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4" draw:layer="layout" svg:width="0.962cm" svg:height="1.524cm" svg:x="2.002cm" svg:y="12.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4" draw:layer="layout" svg:width="1.27cm" svg:height="1.524cm" svg:x="30.126cm" svg:y="7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4" draw:layer="layout" svg:width="1.016cm" svg:height="1.524cm" svg:x="3.81cm" svg:y="12.1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7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0">let</text:span><text:span text:style-name="T42"> inc = </text:span><text:span text:style-name="T100">fun</text:span><text:span text:style-name="T42"> n → n + 1 </text:span><text:span text:style-name="T100">in </text:span><text:span text:style-name="T100"><text:line-break/></text:span><text:span text:style-name="T113">inc</text:span><text:span text:style-name="T42"> 99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9" draw:layer="layout" svg:width="12.751cm" svg:height="5.126cm" svg:x="0.254cm" svg:y="12.178cm" presentation:class="outline" presentation:user-transformed="true">
          <draw:text-box>
            <text:p><text:span text:style-name="T119"><text:s/></text:span><text:span text:style-name="T119">T</text:span><text:span text:style-name="T120">3</text:span><text:span text:style-name="T119"> <text:s/>= <text:s/>int → <text:s/></text:span><text:span text:style-name="T109">T</text:span><text:span text:style-name="T112">4</text:span></text:p>
            <text:p><text:span text:style-name="T121"><text:s/></text:span><text:span text:style-name="T121">T</text:span><text:span text:style-name="T120">1</text:span><text:span text:style-name="T121"> = int </text:span></text:p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LET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6.944cm" svg:y="10.16cm">
          <text:p text:style-name="P60"><text:span text:style-name="T106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0" draw:text-style-name="P63" draw:layer="layout" svg:width="2.54cm" svg:height="2.032cm" svg:x="12.626cm" svg:y="10.16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4.912cm" svg:y="13.208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18.976cm" svg:y="13.208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0" draw:text-style-name="P63" draw:layer="layout" svg:width="2.54cm" svg:height="2.032cm" svg:x="14.912cm" svg:y="16.474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18.976cm" svg:y="16.51cm">
          <text:p text:style-name="P60"><text:span text:style-name="T107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2" draw:layer="layout" svg:width="2.54cm" svg:height="2.032cm" svg:x="27.4cm" svg:y="6.912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73" draw:layer="layout" svg:width="2.54cm" svg:height="2.032cm" svg:x="25.368cm" svg:y="9.9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2" draw:layer="layout" svg:width="2.54cm" svg:height="2.032cm" svg:x="29.432cm" svg:y="9.96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0" draw:text-style-name="P63" draw:layer="layout" svg:width="2.54cm" svg:height="2.032cm" svg:x="25.368cm" svg:y="13.226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29.432cm" svg:y="13.262cm">
          <text:p text:style-name="P60"><text:span text:style-name="T107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3" draw:text-style-name="P76" draw:layer="layout" svg:width="1.27cm" svg:height="1.061cm" svg:x="13.642cm" svg:y="13.671cm">
          <draw:text-box>
            <text:p><text:span text:style-name="T122">T</text:span><text:span text:style-name="T123">1</text:span></text:p>
          </draw:text-box>
        </draw:frame>
        <draw:frame draw:style-name="gr12" draw:text-style-name="P77" draw:layer="layout" svg:width="1.524cm" svg:height="1.649cm" svg:x="21.516cm" svg:y="13.745cm">
          <draw:text-box>
            <text:p><text:span text:style-name="T122">int</text:span></text:p>
          </draw:text-box>
        </draw:frame>
        <draw:frame draw:style-name="gr12" draw:text-style-name="P76" draw:layer="layout" svg:width="1.524cm" svg:height="1.649cm" svg:x="19.59cm" svg:y="10.668cm">
          <draw:text-box>
            <text:p><text:span text:style-name="T122">int</text:span></text:p>
          </draw:text-box>
        </draw:frame>
        <draw:frame draw:style-name="gr12" draw:text-style-name="P76" draw:layer="layout" svg:width="1.524cm" svg:height="1.649cm" svg:x="32.004cm" svg:y="10.489cm">
          <draw:text-box>
            <text:p><text:span text:style-name="T122">int</text:span></text:p>
          </draw:text-box>
        </draw:frame>
        <draw:frame draw:style-name="gr12" draw:text-style-name="P76" draw:layer="layout" svg:width="3.81cm" svg:height="1.649cm" svg:x="17.558cm" svg:y="7.62cm">
          <draw:text-box>
            <text:p><text:span text:style-name="T109">T</text:span><text:span text:style-name="T112">2</text:span></text:p>
          </draw:text-box>
        </draw:frame>
        <draw:frame draw:style-name="gr12" draw:text-style-name="P78" draw:layer="layout" svg:width="3.81cm" svg:height="1.649cm" svg:x="24.098cm" svg:y="10.414cm">
          <draw:text-box>
            <text:p><text:span text:style-name="T109">T</text:span><text:span text:style-name="T112">3</text:span></text:p>
          </draw:text-box>
        </draw:frame>
        <draw:frame draw:style-name="gr13" draw:text-style-name="P76" draw:layer="layout" svg:width="1.27cm" svg:height="1.061cm" svg:x="30.226cm" svg:y="7.321cm">
          <draw:text-box>
            <text:p><text:span text:style-name="T122">T</text:span><text:span text:style-name="T123">4</text:span></text:p>
          </draw:text-box>
        </draw:frame>
        <draw:frame draw:style-name="gr13" draw:text-style-name="P76" draw:layer="layout" svg:width="1.27cm" svg:height="1.061cm" svg:x="23.114cm" svg:y="3.81cm">
          <draw:text-box>
            <text:p><text:span text:style-name="T122">T</text:span><text:span text:style-name="T123">5</text:span></text:p>
          </draw:text-box>
        </draw:frame>
        <draw:custom-shape draw:style-name="gr15" draw:text-style-name="P74" draw:layer="layout" svg:width="1.205cm" svg:height="1.524cm" svg:x="19.623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4" draw:layer="layout" svg:width="2.575cm" svg:height="1.524cm" svg:x="0.219cm" svg:y="13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4" draw:layer="layout" svg:width="1.205cm" svg:height="1.524cm" svg:x="13.516cm" svg:y="13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7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0">let</text:span><text:span text:style-name="T42"> inc = </text:span><text:span text:style-name="T100">fun</text:span><text:span text:style-name="T42"> n → n + 1 </text:span><text:span text:style-name="T100">in </text:span><text:span text:style-name="T100"><text:line-break/></text:span><text:span text:style-name="T113">inc</text:span><text:span text:style-name="T42"> 99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9" draw:layer="layout" svg:width="12.751cm" svg:height="5.126cm" svg:x="0.254cm" svg:y="12.178cm" presentation:class="outline" presentation:user-transformed="true">
          <draw:text-box>
            <text:p><text:span text:style-name="T119"><text:s/></text:span><text:span text:style-name="T119">T</text:span><text:span text:style-name="T120">3</text:span><text:span text:style-name="T119"> <text:s/>= <text:s/>int → <text:s/></text:span><text:span text:style-name="T109">T</text:span><text:span text:style-name="T112">4</text:span></text:p>
            <text:p><text:span text:style-name="T121"><text:s/></text:span><text:span text:style-name="T121">T</text:span><text:span text:style-name="T120">1</text:span><text:span text:style-name="T121"> = int </text:span></text:p>
            <text:p><text:span text:style-name="T121"><text:s/></text:span><text:span text:style-name="T121">T</text:span><text:span text:style-name="T120">2</text:span><text:span text:style-name="T121"> <text:s/>= <text:s/>T</text:span><text:span text:style-name="T120">1</text:span><text:span text:style-name="T121"> → <text:s/>int</text:span></text:p>
            <text:p><text:span text:style-name="T121">T</text:span><text:span text:style-name="T120">2</text:span><text:span text:style-name="T121"> = T</text:span><text:span text:style-name="T120">4</text:span></text:p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LET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6.944cm" svg:y="10.16cm">
          <text:p text:style-name="P60"><text:span text:style-name="T106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0" draw:text-style-name="P63" draw:layer="layout" svg:width="2.54cm" svg:height="2.032cm" svg:x="12.626cm" svg:y="10.16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4.912cm" svg:y="13.208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18.976cm" svg:y="13.208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0" draw:text-style-name="P63" draw:layer="layout" svg:width="2.54cm" svg:height="2.032cm" svg:x="14.912cm" svg:y="16.474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18.976cm" svg:y="16.51cm">
          <text:p text:style-name="P60"><text:span text:style-name="T107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2" draw:layer="layout" svg:width="2.54cm" svg:height="2.032cm" svg:x="27.4cm" svg:y="6.912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73" draw:layer="layout" svg:width="2.54cm" svg:height="2.032cm" svg:x="25.368cm" svg:y="9.9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2" draw:layer="layout" svg:width="2.54cm" svg:height="2.032cm" svg:x="29.432cm" svg:y="9.96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0" draw:text-style-name="P63" draw:layer="layout" svg:width="2.54cm" svg:height="2.032cm" svg:x="25.368cm" svg:y="13.226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29.432cm" svg:y="13.262cm">
          <text:p text:style-name="P60"><text:span text:style-name="T107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3" draw:text-style-name="P76" draw:layer="layout" svg:width="1.27cm" svg:height="1.061cm" svg:x="13.642cm" svg:y="13.671cm">
          <draw:text-box>
            <text:p><text:span text:style-name="T122">T</text:span><text:span text:style-name="T123">1</text:span></text:p>
          </draw:text-box>
        </draw:frame>
        <draw:frame draw:style-name="gr12" draw:text-style-name="P77" draw:layer="layout" svg:width="1.524cm" svg:height="1.649cm" svg:x="21.516cm" svg:y="13.745cm">
          <draw:text-box>
            <text:p><text:span text:style-name="T122">int</text:span></text:p>
          </draw:text-box>
        </draw:frame>
        <draw:frame draw:style-name="gr12" draw:text-style-name="P76" draw:layer="layout" svg:width="1.524cm" svg:height="1.649cm" svg:x="19.59cm" svg:y="10.668cm">
          <draw:text-box>
            <text:p><text:span text:style-name="T122">int</text:span></text:p>
          </draw:text-box>
        </draw:frame>
        <draw:frame draw:style-name="gr12" draw:text-style-name="P76" draw:layer="layout" svg:width="1.524cm" svg:height="1.649cm" svg:x="32.004cm" svg:y="10.489cm">
          <draw:text-box>
            <text:p><text:span text:style-name="T122">int</text:span></text:p>
          </draw:text-box>
        </draw:frame>
        <draw:frame draw:style-name="gr12" draw:text-style-name="P76" draw:layer="layout" svg:width="3.81cm" svg:height="1.649cm" svg:x="17.558cm" svg:y="7.62cm">
          <draw:text-box>
            <text:p><text:span text:style-name="T109">T</text:span><text:span text:style-name="T112">2</text:span></text:p>
          </draw:text-box>
        </draw:frame>
        <draw:frame draw:style-name="gr12" draw:text-style-name="P78" draw:layer="layout" svg:width="3.81cm" svg:height="1.649cm" svg:x="24.098cm" svg:y="10.414cm">
          <draw:text-box>
            <text:p><text:span text:style-name="T109">T</text:span><text:span text:style-name="T112">3</text:span></text:p>
          </draw:text-box>
        </draw:frame>
        <draw:frame draw:style-name="gr13" draw:text-style-name="P76" draw:layer="layout" svg:width="1.27cm" svg:height="1.061cm" svg:x="30.226cm" svg:y="7.321cm">
          <draw:text-box>
            <text:p><text:span text:style-name="T122">T</text:span><text:span text:style-name="T123">4</text:span></text:p>
          </draw:text-box>
        </draw:frame>
        <draw:frame draw:style-name="gr13" draw:text-style-name="P76" draw:layer="layout" svg:width="1.27cm" svg:height="1.061cm" svg:x="23.114cm" svg:y="3.81cm">
          <draw:text-box>
            <text:p><text:span text:style-name="T122">T</text:span><text:span text:style-name="T123">5</text:span></text:p>
          </draw:text-box>
        </draw:frame>
        <draw:custom-shape draw:style-name="gr15" draw:text-style-name="P74" draw:layer="layout" svg:width="1.205cm" svg:height="1.524cm" svg:x="19.623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4" draw:layer="layout" svg:width="4.318cm" svg:height="1.524cm" svg:x="0.254cm" svg:y="14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4" draw:layer="layout" svg:width="1.205cm" svg:height="1.524cm" svg:x="13.516cm" svg:y="13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4" draw:layer="layout" svg:width="1.205cm" svg:height="1.524cm" svg:x="17.52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7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0">let</text:span><text:span text:style-name="T42"> inc = </text:span><text:span text:style-name="T100">fun</text:span><text:span text:style-name="T42"> n → n + 1 </text:span><text:span text:style-name="T100">in </text:span><text:span text:style-name="T100"><text:line-break/></text:span><text:span text:style-name="T113">inc</text:span><text:span text:style-name="T42"> 99;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9" draw:layer="layout" svg:width="12.751cm" svg:height="7.38cm" svg:x="0.254cm" svg:y="12.178cm" presentation:class="outline" presentation:user-transformed="true">
          <draw:text-box>
            <text:p><text:span text:style-name="T119"><text:s/></text:span><text:span text:style-name="T119">T</text:span><text:span text:style-name="T120">3</text:span><text:span text:style-name="T119"> <text:s/>= <text:s/>int → <text:s/></text:span><text:span text:style-name="T109">T</text:span><text:span text:style-name="T112">4</text:span></text:p>
            <text:p><text:span text:style-name="T121"><text:s/></text:span><text:span text:style-name="T121">T</text:span><text:span text:style-name="T120">1</text:span><text:span text:style-name="T121"> = int </text:span></text:p>
            <text:p><text:span text:style-name="T121"><text:s/></text:span><text:span text:style-name="T121">T</text:span><text:span text:style-name="T120">2</text:span><text:span text:style-name="T121"> <text:s/>= <text:s/>T</text:span><text:span text:style-name="T120">1</text:span><text:span text:style-name="T121"> → <text:s/>int</text:span></text:p>
            <text:p><text:span text:style-name="T121">T</text:span><text:span text:style-name="T120">2</text:span><text:span text:style-name="T121"> = T</text:span><text:span text:style-name="T120">3</text:span></text:p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LET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6.944cm" svg:y="10.16cm">
          <text:p text:style-name="P60"><text:span text:style-name="T106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0" draw:text-style-name="P63" draw:layer="layout" svg:width="2.54cm" svg:height="2.032cm" svg:x="12.626cm" svg:y="10.16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4.912cm" svg:y="13.208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18.976cm" svg:y="13.208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0" draw:text-style-name="P63" draw:layer="layout" svg:width="2.54cm" svg:height="2.032cm" svg:x="14.912cm" svg:y="16.474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18.976cm" svg:y="16.51cm">
          <text:p text:style-name="P60"><text:span text:style-name="T107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2" draw:layer="layout" svg:width="2.54cm" svg:height="2.032cm" svg:x="27.4cm" svg:y="6.912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73" draw:layer="layout" svg:width="2.54cm" svg:height="2.032cm" svg:x="25.368cm" svg:y="9.9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2" draw:layer="layout" svg:width="2.54cm" svg:height="2.032cm" svg:x="29.432cm" svg:y="9.96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0" draw:text-style-name="P63" draw:layer="layout" svg:width="2.54cm" svg:height="2.032cm" svg:x="25.368cm" svg:y="13.226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29.432cm" svg:y="13.262cm">
          <text:p text:style-name="P60"><text:span text:style-name="T107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3" draw:text-style-name="P76" draw:layer="layout" svg:width="1.27cm" svg:height="1.061cm" svg:x="13.642cm" svg:y="13.671cm">
          <draw:text-box>
            <text:p><text:span text:style-name="T122">T</text:span><text:span text:style-name="T123">1</text:span></text:p>
          </draw:text-box>
        </draw:frame>
        <draw:frame draw:style-name="gr12" draw:text-style-name="P77" draw:layer="layout" svg:width="1.524cm" svg:height="1.649cm" svg:x="21.516cm" svg:y="13.745cm">
          <draw:text-box>
            <text:p><text:span text:style-name="T122">int</text:span></text:p>
          </draw:text-box>
        </draw:frame>
        <draw:frame draw:style-name="gr12" draw:text-style-name="P76" draw:layer="layout" svg:width="1.524cm" svg:height="1.649cm" svg:x="19.59cm" svg:y="10.668cm">
          <draw:text-box>
            <text:p><text:span text:style-name="T122">int</text:span></text:p>
          </draw:text-box>
        </draw:frame>
        <draw:frame draw:style-name="gr12" draw:text-style-name="P76" draw:layer="layout" svg:width="1.524cm" svg:height="1.649cm" svg:x="32.004cm" svg:y="10.489cm">
          <draw:text-box>
            <text:p><text:span text:style-name="T122">int</text:span></text:p>
          </draw:text-box>
        </draw:frame>
        <draw:frame draw:style-name="gr12" draw:text-style-name="P76" draw:layer="layout" svg:width="3.81cm" svg:height="1.649cm" svg:x="17.558cm" svg:y="7.62cm">
          <draw:text-box>
            <text:p><text:span text:style-name="T109">T</text:span><text:span text:style-name="T112">2</text:span></text:p>
          </draw:text-box>
        </draw:frame>
        <draw:frame draw:style-name="gr12" draw:text-style-name="P78" draw:layer="layout" svg:width="3.81cm" svg:height="1.649cm" svg:x="24.098cm" svg:y="10.414cm">
          <draw:text-box>
            <text:p><text:span text:style-name="T109">T</text:span><text:span text:style-name="T112">3</text:span></text:p>
          </draw:text-box>
        </draw:frame>
        <draw:frame draw:style-name="gr13" draw:text-style-name="P76" draw:layer="layout" svg:width="1.27cm" svg:height="1.061cm" svg:x="30.226cm" svg:y="7.321cm">
          <draw:text-box>
            <text:p><text:span text:style-name="T122">T</text:span><text:span text:style-name="T123">4</text:span></text:p>
          </draw:text-box>
        </draw:frame>
        <draw:frame draw:style-name="gr13" draw:text-style-name="P76" draw:layer="layout" svg:width="1.27cm" svg:height="1.061cm" svg:x="23.114cm" svg:y="3.81cm">
          <draw:text-box>
            <text:p><text:span text:style-name="T122">T</text:span><text:span text:style-name="T123">5</text:span></text:p>
          </draw:text-box>
        </draw:frame>
        <draw:custom-shape draw:style-name="gr23" draw:text-style-name="P74" draw:layer="layout" svg:width="2.286cm" svg:height="1.524cm" svg:x="0.054cm" svg:y="16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4" draw:layer="layout" svg:width="1.205cm" svg:height="1.524cm" svg:x="17.52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7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0">let</text:span><text:span text:style-name="T42"> inc = </text:span><text:span text:style-name="T100">fun</text:span><text:span text:style-name="T42"> n → n + 1 </text:span><text:span text:style-name="T100">in </text:span><text:span text:style-name="T100"><text:line-break/></text:span><text:span text:style-name="T113">inc</text:span><text:span text:style-name="T42"> 99;;</text:span></text:p>
              </text:list-header>
            </text:list>
          </draw:text-box>
        </draw:frame>
        <draw:custom-shape draw:style-name="gr15" draw:text-style-name="P74" draw:layer="layout" svg:width="1.205cm" svg:height="1.524cm" svg:x="24.098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9" draw:layer="layout" svg:width="12.751cm" svg:height="6.872cm" svg:x="0.254cm" svg:y="12.178cm" presentation:class="outline" presentation:user-transformed="true">
          <draw:text-box>
            <text:p><text:span text:style-name="T119"><text:s/></text:span><text:span text:style-name="T119">T</text:span><text:span text:style-name="T120">3</text:span><text:span text:style-name="T119"> <text:s/>= <text:s/>int → <text:s/></text:span><text:span text:style-name="T109">T</text:span><text:span text:style-name="T112">4</text:span></text:p>
            <text:p><text:span text:style-name="T121"><text:s/></text:span><text:span text:style-name="T121">T</text:span><text:span text:style-name="T120">1</text:span><text:span text:style-name="T121"> = int </text:span></text:p>
            <text:p><text:span text:style-name="T121"><text:s/></text:span><text:span text:style-name="T121">T</text:span><text:span text:style-name="T120">2</text:span><text:span text:style-name="T121"> <text:s/>= <text:s/>T</text:span><text:span text:style-name="T120">1</text:span><text:span text:style-name="T121"> → <text:s/>int</text:span></text:p>
            <text:p><text:span text:style-name="T121"><text:s/></text:span><text:span text:style-name="T121">T</text:span><text:span text:style-name="T120">2</text:span><text:span text:style-name="T121"> = T</text:span><text:span text:style-name="T120">3</text:span></text:p>
            <text:p><text:span text:style-name="T121"><text:s/></text:span><text:span text:style-name="T121">T</text:span><text:span text:style-name="T120">5</text:span><text:span text:style-name="T121"> <text:s/>= <text:s/>T</text:span><text:span text:style-name="T120">4</text:span></text:p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LET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6.944cm" svg:y="10.16cm">
          <text:p text:style-name="P60"><text:span text:style-name="T106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0" draw:text-style-name="P63" draw:layer="layout" svg:width="2.54cm" svg:height="2.032cm" svg:x="12.626cm" svg:y="10.16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4.912cm" svg:y="13.208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2" draw:layer="layout" svg:width="2.54cm" svg:height="2.032cm" svg:x="18.976cm" svg:y="13.208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0" draw:text-style-name="P63" draw:layer="layout" svg:width="2.54cm" svg:height="2.032cm" svg:x="14.912cm" svg:y="16.474cm">
          <text:p text:style-name="P60"><text:span text:style-name="T107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18.976cm" svg:y="16.51cm">
          <text:p text:style-name="P60"><text:span text:style-name="T107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2" draw:layer="layout" svg:width="2.54cm" svg:height="2.032cm" svg:x="27.4cm" svg:y="6.912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73" draw:layer="layout" svg:width="2.54cm" svg:height="2.032cm" svg:x="25.368cm" svg:y="9.9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2" draw:layer="layout" svg:width="2.54cm" svg:height="2.032cm" svg:x="29.432cm" svg:y="9.96cm">
          <text:p text:style-name="P60"><text:span text:style-name="T10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0" draw:text-style-name="P63" draw:layer="layout" svg:width="2.54cm" svg:height="2.032cm" svg:x="25.368cm" svg:y="13.226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custom-shape draw:style-name="gr10" draw:text-style-name="P63" draw:layer="layout" svg:width="2.54cm" svg:height="2.032cm" svg:x="29.432cm" svg:y="13.262cm">
          <text:p text:style-name="P60"><text:span text:style-name="T107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3" draw:text-style-name="P76" draw:layer="layout" svg:width="1.27cm" svg:height="1.061cm" svg:x="13.642cm" svg:y="13.671cm">
          <draw:text-box>
            <text:p><text:span text:style-name="T122">T</text:span><text:span text:style-name="T123">1</text:span></text:p>
          </draw:text-box>
        </draw:frame>
        <draw:frame draw:style-name="gr12" draw:text-style-name="P77" draw:layer="layout" svg:width="1.524cm" svg:height="1.649cm" svg:x="21.516cm" svg:y="13.745cm">
          <draw:text-box>
            <text:p><text:span text:style-name="T122">int</text:span></text:p>
          </draw:text-box>
        </draw:frame>
        <draw:frame draw:style-name="gr12" draw:text-style-name="P76" draw:layer="layout" svg:width="1.524cm" svg:height="1.649cm" svg:x="19.59cm" svg:y="10.668cm">
          <draw:text-box>
            <text:p><text:span text:style-name="T122">int</text:span></text:p>
          </draw:text-box>
        </draw:frame>
        <draw:frame draw:style-name="gr12" draw:text-style-name="P76" draw:layer="layout" svg:width="1.524cm" svg:height="1.649cm" svg:x="32.004cm" svg:y="10.489cm">
          <draw:text-box>
            <text:p><text:span text:style-name="T122">int</text:span></text:p>
          </draw:text-box>
        </draw:frame>
        <draw:frame draw:style-name="gr12" draw:text-style-name="P76" draw:layer="layout" svg:width="3.81cm" svg:height="1.649cm" svg:x="17.558cm" svg:y="7.62cm">
          <draw:text-box>
            <text:p><text:span text:style-name="T109">T</text:span><text:span text:style-name="T112">2</text:span></text:p>
          </draw:text-box>
        </draw:frame>
        <draw:frame draw:style-name="gr12" draw:text-style-name="P78" draw:layer="layout" svg:width="3.81cm" svg:height="1.649cm" svg:x="24.098cm" svg:y="10.414cm">
          <draw:text-box>
            <text:p><text:span text:style-name="T109">T</text:span><text:span text:style-name="T112">3</text:span></text:p>
          </draw:text-box>
        </draw:frame>
        <draw:frame draw:style-name="gr13" draw:text-style-name="P76" draw:layer="layout" svg:width="1.27cm" svg:height="1.061cm" svg:x="30.226cm" svg:y="7.321cm">
          <draw:text-box>
            <text:p><text:span text:style-name="T122">T</text:span><text:span text:style-name="T123">4</text:span></text:p>
          </draw:text-box>
        </draw:frame>
        <draw:frame draw:style-name="gr13" draw:text-style-name="P76" draw:layer="layout" svg:width="1.27cm" svg:height="1.061cm" svg:x="23.114cm" svg:y="3.81cm">
          <draw:text-box>
            <text:p><text:span text:style-name="T122">T</text:span><text:span text:style-name="T123">5</text:span></text:p>
          </draw:text-box>
        </draw:frame>
        <draw:custom-shape draw:style-name="gr24" draw:text-style-name="P74" draw:layer="layout" svg:width="1.205cm" svg:height="1.524cm" svg:x="23.115cm" svg:y="3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4" draw:layer="layout" svg:width="10.922cm" svg:height="8.082cm" svg:x="22.453cm" svg:y="6.6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7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0">let</text:span><text:span text:style-name="T42"> inc = </text:span><text:span text:style-name="T100">fun</text:span><text:span text:style-name="T42"> n → n + 1 </text:span><text:span text:style-name="T100">in </text:span><text:span text:style-name="T100"><text:line-break/></text:span><text:span text:style-name="T113">inc</text:span><text:span text:style-name="T42"> 99;;</text:span></text:p>
              </text:list-header>
            </text:list>
          </draw:text-box>
        </draw:frame>
        <draw:custom-shape draw:style-name="gr26" draw:text-style-name="P74" draw:layer="layout" svg:width="1.016cm" svg:height="1.524cm" svg:x="0.194cm" svg:y="17.4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4" draw:layer="layout" svg:width="1.205cm" svg:height="1.524cm" svg:x="1.778cm" svg:y="1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79"><text:s/></text:span><text:span text:style-name="T79">T</text:span><text:span text:style-name="T126">3</text:span><text:span text:style-name="T79"> <text:s/>= <text:s/>int → <text:s/>T</text:span><text:span text:style-name="T126">4</text:span></text:p>
            <text:p text:style-name="P51"><text:span text:style-name="T125"><text:s/></text:span><text:span text:style-name="T125">T</text:span><text:span text:style-name="T126">1</text:span><text:span text:style-name="T125"> = int </text:span></text:p>
            <text:p text:style-name="P51"><text:span text:style-name="T125"><text:s/></text:span><text:span text:style-name="T125">T</text:span><text:span text:style-name="T126">2</text:span><text:span text:style-name="T125"> <text:s/>= <text:s/>T</text:span><text:span text:style-name="T126">1</text:span><text:span text:style-name="T125"> → <text:s/>int</text:span></text:p>
            <text:p text:style-name="P51"><text:span text:style-name="T125"><text:s/></text:span><text:span text:style-name="T125">T</text:span><text:span text:style-name="T126">2 </text:span><text:span text:style-name="T125">=</text:span><text:span text:style-name="T126"> </text:span><text:span text:style-name="T125"><text:s/>T</text:span><text:span text:style-name="T126">3</text:span></text:p>
            <text:p text:style-name="P51"><text:span text:style-name="T125"><text:s/></text:span><text:span text:style-name="T125">T</text:span><text:span text:style-name="T126">5</text:span><text:span text:style-name="T125"> <text:s/>= <text:s/>T</text:span><text:span text:style-name="T126">4</text:span></text:p>
            <text:p><text:span text:style-name="T125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79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79"><text:s/></text:span><text:span text:style-name="T79">T</text:span><text:span text:style-name="T126">3</text:span><text:span text:style-name="T79"> <text:s/>= <text:s/>int → <text:s/>T</text:span><text:span text:style-name="T126">4</text:span><text:span text:style-name="T125"> </text:span></text:p>
            <text:p text:style-name="P51"><text:span text:style-name="T125"><text:s/></text:span><text:span text:style-name="T125">T</text:span><text:span text:style-name="T126">2</text:span><text:span text:style-name="T125"> <text:s/>= <text:s/>T</text:span><text:span text:style-name="T126">1</text:span><text:span text:style-name="T125"> → <text:s/>int</text:span></text:p>
            <text:p text:style-name="P51"><text:span text:style-name="T125"><text:s/></text:span><text:span text:style-name="T125">T</text:span><text:span text:style-name="T126">2 </text:span><text:span text:style-name="T125">=</text:span><text:span text:style-name="T126"> </text:span><text:span text:style-name="T125"><text:s/>T</text:span><text:span text:style-name="T126">3</text:span></text:p>
            <text:p text:style-name="P51"><text:span text:style-name="T125"><text:s/></text:span><text:span text:style-name="T125">T</text:span><text:span text:style-name="T126">5</text:span><text:span text:style-name="T125"> <text:s/>= <text:s/>T</text:span><text:span text:style-name="T126">4</text:span></text:p>
            <text:p><text:span text:style-name="T125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79"/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79"><text:s/></text:span><text:span text:style-name="T79">T</text:span><text:span text:style-name="T126">3</text:span><text:span text:style-name="T79"> <text:s/>= <text:s/>int → <text:s/>T</text:span><text:span text:style-name="T126">4</text:span><text:span text:style-name="T125"> </text:span></text:p>
            <text:p text:style-name="P51"><text:span text:style-name="T125"><text:s/></text:span><text:span text:style-name="T125">T</text:span><text:span text:style-name="T126">2</text:span><text:span text:style-name="T125"> <text:s/>= <text:s/>int</text:span><text:span text:style-name="T125"> → <text:s/>int</text:span></text:p>
            <text:p text:style-name="P51"><text:span text:style-name="T125"><text:s/></text:span><text:span text:style-name="T125">T</text:span><text:span text:style-name="T126">2 </text:span><text:span text:style-name="T125">=</text:span><text:span text:style-name="T126"> </text:span><text:span text:style-name="T125"><text:s/>T</text:span><text:span text:style-name="T126">3</text:span></text:p>
            <text:p text:style-name="P51"><text:span text:style-name="T125"><text:s/></text:span><text:span text:style-name="T125">T</text:span><text:span text:style-name="T126">5</text:span><text:span text:style-name="T125"> <text:s/>= <text:s/>T</text:span><text:span text:style-name="T126">4</text:span></text:p>
            <text:p><text:span text:style-name="T125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79"/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79"><text:s/></text:span><text:span text:style-name="T79">T</text:span><text:span text:style-name="T126">3</text:span><text:span text:style-name="T79"> <text:s/>= <text:s/></text:span><text:span text:style-name="T79">int → <text:s/>T</text:span><text:span text:style-name="T126">4</text:span><text:span text:style-name="T125"> </text:span><text:span text:style-name="T79"><text:s/></text:span></text:p>
            <text:p text:style-name="P51"><text:span text:style-name="T125"><text:s/></text:span><text:span text:style-name="T125">T</text:span><text:span text:style-name="T126">2</text:span><text:span text:style-name="T125"> <text:s/>= <text:s/></text:span><text:span text:style-name="T125">int → <text:s/>int</text:span></text:p>
            <text:p text:style-name="P51"><text:span text:style-name="T125">int → <text:s/>int</text:span><text:span text:style-name="T126"> </text:span><text:span text:style-name="T125">=</text:span><text:span text:style-name="T126"> </text:span><text:span text:style-name="T125"><text:s/>int → <text:s/>T</text:span><text:span text:style-name="T126">4</text:span><text:span text:style-name="T125"> </text:span></text:p>
            <text:p text:style-name="P51"><text:span text:style-name="T125"><text:s/></text:span><text:span text:style-name="T125">T</text:span><text:span text:style-name="T126">5</text:span><text:span text:style-name="T125"> <text:s/>= <text:s/>T</text:span><text:span text:style-name="T126">4</text:span></text:p>
            <text:p><text:span text:style-name="T125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79"/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79"><text:s/></text:span><text:span text:style-name="T79">T</text:span><text:span text:style-name="T126">3</text:span><text:span text:style-name="T79"> <text:s/>= <text:s/></text:span><text:span text:style-name="T79">int → <text:s/>T</text:span><text:span text:style-name="T126">4</text:span><text:span text:style-name="T125"> </text:span><text:span text:style-name="T79"><text:s/></text:span></text:p>
            <text:p text:style-name="P51"><text:span text:style-name="T125">int → <text:s/>int</text:span><text:span text:style-name="T126"> </text:span><text:span text:style-name="T125">=</text:span><text:span text:style-name="T126"> </text:span><text:span text:style-name="T125"><text:s/>int → <text:s/>T</text:span><text:span text:style-name="T126">4</text:span><text:span text:style-name="T125"> </text:span></text:p>
            <text:p text:style-name="P51"><text:span text:style-name="T125"><text:s/></text:span><text:span text:style-name="T125">T</text:span><text:span text:style-name="T126">5</text:span><text:span text:style-name="T125"> <text:s/>= <text:s/>T</text:span><text:span text:style-name="T126">4</text:span></text:p>
            <text:p><text:span text:style-name="T125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125">T</text:span><text:span text:style-name="T126">2</text:span><text:span text:style-name="T125"> <text:s/>= <text:s/>int → <text:s/>int</text:span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79"><text:s/></text:span><text:span text:style-name="T79">T</text:span><text:span text:style-name="T126">3</text:span><text:span text:style-name="T79"> <text:s/>= <text:s/></text:span><text:span text:style-name="T79">int → <text:s/>T</text:span><text:span text:style-name="T126">4</text:span><text:span text:style-name="T125"> </text:span><text:span text:style-name="T79"><text:s/></text:span></text:p>
            <text:p text:style-name="P51"><text:span text:style-name="T127">int</text:span><text:span text:style-name="T125"> </text:span><text:span text:style-name="T126"><text:s/></text:span><text:span text:style-name="T125">=</text:span><text:span text:style-name="T126"> </text:span><text:span text:style-name="T125"><text:s/></text:span><text:span text:style-name="T127">int</text:span></text:p>
            <text:p text:style-name="P51"><text:span text:style-name="T124">int</text:span><text:span text:style-name="T125"> = </text:span><text:span text:style-name="T124">T</text:span><text:span text:style-name="T128">4</text:span><text:span text:style-name="T125"> </text:span></text:p>
            <text:p text:style-name="P51"><text:span text:style-name="T125"><text:s/></text:span><text:span text:style-name="T125">T</text:span><text:span text:style-name="T126">5</text:span><text:span text:style-name="T125"> <text:s/>= <text:s/>T</text:span><text:span text:style-name="T126">4</text:span></text:p>
            <text:p><text:span text:style-name="T125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125">T</text:span><text:span text:style-name="T126">2</text:span><text:span text:style-name="T125"> <text:s/>= <text:s/>int → <text:s/>int</text:span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79"><text:s/></text:span><text:span text:style-name="T79">T</text:span><text:span text:style-name="T126">3</text:span><text:span text:style-name="T79"> <text:s/>= <text:s/></text:span><text:span text:style-name="T79">int → <text:s/>T</text:span><text:span text:style-name="T126">4</text:span><text:span text:style-name="T125"> </text:span><text:span text:style-name="T79"><text:s/></text:span><text:span text:style-name="T125"><text:s/></text:span></text:p>
            <text:p text:style-name="P51"><text:span text:style-name="T125"><text:s/></text:span><text:span text:style-name="T125">T</text:span><text:span text:style-name="T126">5</text:span><text:span text:style-name="T125"> <text:s/>= <text:s/>T</text:span><text:span text:style-name="T126">4</text:span></text:p>
            <text:p><text:span text:style-name="T125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125">T</text:span><text:span text:style-name="T126">2</text:span><text:span text:style-name="T125"> <text:s/>= <text:s/>int → <text:s/>int</text:span></text:p>
            <text:p text:style-name="P51"><text:span text:style-name="T125">int </text:span><text:span text:style-name="T126"><text:s/></text:span><text:span text:style-name="T125">=</text:span><text:span text:style-name="T126"> </text:span><text:span text:style-name="T125"><text:s/>int</text:span></text:p>
            <text:p text:style-name="P51"><text:span text:style-name="T125">int = T</text:span><text:span text:style-name="T126">4</text:span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79"><text:s/></text:span><text:span text:style-name="T79">T</text:span><text:span text:style-name="T126">3</text:span><text:span text:style-name="T79"> <text:s/>= <text:s/></text:span><text:span text:style-name="T79">int → <text:s/>int</text:span><text:span text:style-name="T125"> </text:span><text:span text:style-name="T79"><text:s/></text:span><text:span text:style-name="T125"><text:s/></text:span></text:p>
            <text:p text:style-name="P51"><text:span text:style-name="T125"><text:s/></text:span><text:span text:style-name="T125">T</text:span><text:span text:style-name="T126">5</text:span><text:span text:style-name="T125"> <text:s/>= <text:s/>T</text:span><text:span text:style-name="T126">4</text:span></text:p>
            <text:p><text:span text:style-name="T125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125">T</text:span><text:span text:style-name="T126">2</text:span><text:span text:style-name="T125"> <text:s/>= <text:s/>int → <text:s/>int</text:span></text:p>
            <text:p text:style-name="P51"><text:span text:style-name="T125">int </text:span><text:span text:style-name="T126"><text:s/></text:span><text:span text:style-name="T125">=</text:span><text:span text:style-name="T126"> </text:span><text:span text:style-name="T125"><text:s/>int</text:span></text:p>
            <text:p text:style-name="P51"><text:span text:style-name="T125">int = T</text:span><text:span text:style-name="T126">4</text:span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125"><text:s/></text:span><text:span text:style-name="T125">T</text:span><text:span text:style-name="T126">5</text:span><text:span text:style-name="T125"> <text:s/>= <text:s/>T</text:span><text:span text:style-name="T126">4</text:span></text:p>
            <text:p><text:span text:style-name="T125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125">T</text:span><text:span text:style-name="T126">2</text:span><text:span text:style-name="T125"> <text:s/>= <text:s/>int → <text:s/>int</text:span></text:p>
            <text:p text:style-name="P51"><text:span text:style-name="T125">int </text:span><text:span text:style-name="T126"><text:s/></text:span><text:span text:style-name="T125">=</text:span><text:span text:style-name="T126"> </text:span><text:span text:style-name="T125"><text:s/>int</text:span></text:p>
            <text:p text:style-name="P51"><text:span text:style-name="T125">int = T</text:span><text:span text:style-name="T126">4</text:span></text:p>
            <text:p text:style-name="P51"><text:span text:style-name="T125">T</text:span><text:span text:style-name="T126">3</text:span><text:span text:style-name="T125"> <text:s/>= <text:s/>int → <text:s/>int <text:s/></text:span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125"><text:s/></text:span><text:span text:style-name="T125">T</text:span><text:span text:style-name="T126">5</text:span><text:span text:style-name="T125"> <text:s/>= <text:s/></text:span><text:span text:style-name="T125">int</text:span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125">T</text:span><text:span text:style-name="T126">2</text:span><text:span text:style-name="T125"> <text:s/>= <text:s/>int → <text:s/>int</text:span></text:p>
            <text:p text:style-name="P51"><text:span text:style-name="T125">int </text:span><text:span text:style-name="T126"><text:s/></text:span><text:span text:style-name="T125">=</text:span><text:span text:style-name="T126"> </text:span><text:span text:style-name="T125"><text:s/>int</text:span></text:p>
            <text:p text:style-name="P51"><text:span text:style-name="T125">int = T</text:span><text:span text:style-name="T126">4</text:span></text:p>
            <text:p text:style-name="P51"><text:span text:style-name="T125">T</text:span><text:span text:style-name="T126">3</text:span><text:span text:style-name="T125"> <text:s/>= <text:s/>int → <text:s/>int <text:s/></text:span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51"><text:span text:style-name="T129"/></text:p>
          </draw:text-box>
        </draw:frame>
        <draw:frame draw:name="Content Placeholder 2" presentation:style-name="pr20" draw:text-style-name="P69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125">T</text:span><text:span text:style-name="T126">1</text:span><text:span text:style-name="T125"> = int</text:span></text:p>
            <text:p text:style-name="P51"><text:span text:style-name="T125">T</text:span><text:span text:style-name="T126">2</text:span><text:span text:style-name="T125"> <text:s/>= <text:s/>int → <text:s/>int</text:span></text:p>
            <text:p text:style-name="P51"><text:span text:style-name="T125">int </text:span><text:span text:style-name="T126"><text:s/></text:span><text:span text:style-name="T125">=</text:span><text:span text:style-name="T126"> </text:span><text:span text:style-name="T125"><text:s/>int</text:span></text:p>
            <text:p text:style-name="P51"><text:span text:style-name="T125">int = T</text:span><text:span text:style-name="T126">4</text:span></text:p>
            <text:p text:style-name="P51"><text:span text:style-name="T125">T</text:span><text:span text:style-name="T126">3</text:span><text:span text:style-name="T125"> <text:s/>= <text:s/>int → <text:s/>int </text:span></text:p>
            <text:p text:style-name="P51"><text:span text:style-name="T125">T</text:span><text:span text:style-name="T126">5</text:span><text:span text:style-name="T125"> <text:s/>= <text:s/>int </text:span></text:p>
            <text:p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AST)</text:span></text:p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8" draw:text-style-name="P62" draw:layer="layout" svg:width="2.54cm" svg:height="2.032cm" svg:x="23.141cm" svg:y="7.073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6.232cm" svg:y="9.96cm">
          <text:p text:style-name="P60"><text:span text:style-name="T106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0" draw:text-style-name="P63" draw:layer="layout" svg:width="2.54cm" svg:height="2.032cm" svg:x="28.432cm" svg:y="16.5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0" draw:text-style-name="P63" draw:layer="layout" svg:width="2.54cm" svg:height="2.032cm" svg:x="24.132cm" svg:y="16.4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3.932cm" svg:y="13.2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9" draw:text-style-name="P62" draw:layer="layout" svg:width="2.54cm" svg:height="2.032cm" svg:x="28.332cm" svg:y="13.2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0" draw:text-style-name="P63" draw:layer="layout" svg:width="2.54cm" svg:height="2.032cm" svg:x="19.923cm" svg:y="13.153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9.823cm" svg:y="9.951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0" draw:text-style-name="P63" draw:layer="layout" svg:width="2.54cm" svg:height="2.032cm" svg:x="15.723cm" svg:y="13.8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0" draw:text-style-name="P63" draw:layer="layout" svg:width="2.54cm" svg:height="2.032cm" svg:x="11.423cm" svg:y="13.7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1.323cm" svg:y="10.5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9" draw:text-style-name="P62" draw:layer="layout" svg:width="2.54cm" svg:height="2.032cm" svg:x="15.623cm" svg:y="10.5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name="Content Placeholder 2" presentation:style-name="pr20" draw:text-style-name="P67" draw:layer="layout" svg:width="14.471cm" svg:height="3.048cm" svg:x="0.007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Annotate)</text:span></text:p>
          </draw:text-box>
        </draw:frame>
        <draw:frame draw:name="Content Placeholder 2" presentation:style-name="pr20" draw:text-style-name="P67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</text:span></text:p>
              </text:list-header>
            </text:list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8" draw:text-style-name="P62" draw:layer="layout" svg:width="2.54cm" svg:height="2.032cm" svg:x="23.141cm" svg:y="7.073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6.232cm" svg:y="9.96cm">
          <text:p text:style-name="P60"><text:span text:style-name="T106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0" draw:text-style-name="P63" draw:layer="layout" svg:width="2.54cm" svg:height="2.032cm" svg:x="28.432cm" svg:y="16.5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0" draw:text-style-name="P63" draw:layer="layout" svg:width="2.54cm" svg:height="2.032cm" svg:x="24.132cm" svg:y="16.4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3.932cm" svg:y="13.2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9" draw:text-style-name="P62" draw:layer="layout" svg:width="2.54cm" svg:height="2.032cm" svg:x="28.332cm" svg:y="13.2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0" draw:text-style-name="P63" draw:layer="layout" svg:width="2.54cm" svg:height="2.032cm" svg:x="19.923cm" svg:y="13.153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9.823cm" svg:y="9.951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0" draw:text-style-name="P63" draw:layer="layout" svg:width="2.54cm" svg:height="2.032cm" svg:x="15.723cm" svg:y="13.8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0" draw:text-style-name="P63" draw:layer="layout" svg:width="2.54cm" svg:height="2.032cm" svg:x="11.423cm" svg:y="13.7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1.323cm" svg:y="10.5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9" draw:text-style-name="P62" draw:layer="layout" svg:width="2.54cm" svg:height="2.032cm" svg:x="15.623cm" svg:y="10.5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2" draw:text-style-name="P70" draw:layer="layout" svg:width="1.382cm" svg:height="1.649cm" svg:x="18.962cm" svg:y="3.684cm">
          <draw:text-box>
            <text:p><text:span text:style-name="T109">T</text:span><text:span text:style-name="T112">0</text:span></text:p>
          </draw:text-box>
        </draw:frame>
        <draw:frame draw:style-name="gr12" draw:text-style-name="P70" draw:layer="layout" svg:width="1.382cm" svg:height="1.649cm" svg:x="10.192cm" svg:y="10.687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14.637cm" svg:y="10.753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3.276cm" svg:y="7.495cm">
          <draw:text-box>
            <text:p><text:span text:style-name="T109">T</text:span><text:span text:style-name="T112">3</text:span></text:p>
          </draw:text-box>
        </draw:frame>
        <draw:frame draw:style-name="gr12" draw:text-style-name="P70" draw:layer="layout" svg:width="1.382cm" svg:height="1.649cm" svg:x="22.776cm" svg:y="13.30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7.221cm" svg:y="13.367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8.741cm" svg:y="9.95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5.164cm" svg:y="10.043cm">
          <draw:text-box>
            <text:p><text:span text:style-name="T109">T</text:span><text:span text:style-name="T112">4</text:span></text:p>
          </draw:text-box>
        </draw:frame>
        <draw:frame draw:style-name="gr12" draw:text-style-name="P70" draw:layer="layout" svg:width="1.382cm" svg:height="1.649cm" svg:x="22.066cm" svg:y="7.107cm">
          <draw:text-box>
            <text:p><text:span text:style-name="T109">T</text:span><text:span text:style-name="T112">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Constr.)</text:span></text:p>
          </draw:text-box>
        </draw:frame>
        <draw:frame draw:name="Content Placeholder 2" presentation:style-name="pr20" draw:text-style-name="P67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8" draw:text-style-name="P62" draw:layer="layout" svg:width="2.54cm" svg:height="2.032cm" svg:x="23.141cm" svg:y="7.073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6.232cm" svg:y="9.96cm">
          <text:p text:style-name="P60"><text:span text:style-name="T106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0" draw:text-style-name="P63" draw:layer="layout" svg:width="2.54cm" svg:height="2.032cm" svg:x="28.432cm" svg:y="16.5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0" draw:text-style-name="P63" draw:layer="layout" svg:width="2.54cm" svg:height="2.032cm" svg:x="24.132cm" svg:y="16.4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3.932cm" svg:y="13.2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9" draw:text-style-name="P62" draw:layer="layout" svg:width="2.54cm" svg:height="2.032cm" svg:x="28.332cm" svg:y="13.2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0" draw:text-style-name="P63" draw:layer="layout" svg:width="2.54cm" svg:height="2.032cm" svg:x="19.923cm" svg:y="13.153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9.823cm" svg:y="9.951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0" draw:text-style-name="P63" draw:layer="layout" svg:width="2.54cm" svg:height="2.032cm" svg:x="15.723cm" svg:y="13.8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0" draw:text-style-name="P63" draw:layer="layout" svg:width="2.54cm" svg:height="2.032cm" svg:x="11.423cm" svg:y="13.7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1.323cm" svg:y="10.5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9" draw:text-style-name="P62" draw:layer="layout" svg:width="2.54cm" svg:height="2.032cm" svg:x="15.623cm" svg:y="10.5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2" draw:text-style-name="P70" draw:layer="layout" svg:width="1.382cm" svg:height="1.649cm" svg:x="18.962cm" svg:y="3.684cm">
          <draw:text-box>
            <text:p><text:span text:style-name="T109">T</text:span><text:span text:style-name="T112">0</text:span></text:p>
          </draw:text-box>
        </draw:frame>
        <draw:frame draw:style-name="gr12" draw:text-style-name="P70" draw:layer="layout" svg:width="1.382cm" svg:height="1.649cm" svg:x="10.192cm" svg:y="10.687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14.637cm" svg:y="10.753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3.276cm" svg:y="7.495cm">
          <draw:text-box>
            <text:p><text:span text:style-name="T109">T</text:span><text:span text:style-name="T112">3</text:span></text:p>
          </draw:text-box>
        </draw:frame>
        <draw:frame draw:style-name="gr12" draw:text-style-name="P70" draw:layer="layout" svg:width="1.382cm" svg:height="1.649cm" svg:x="22.776cm" svg:y="13.30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7.221cm" svg:y="13.367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8.741cm" svg:y="9.95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5.164cm" svg:y="10.043cm">
          <draw:text-box>
            <text:p><text:span text:style-name="T109">T</text:span><text:span text:style-name="T112">4</text:span></text:p>
          </draw:text-box>
        </draw:frame>
        <draw:frame draw:style-name="gr12" draw:text-style-name="P70" draw:layer="layout" svg:width="1.382cm" svg:height="1.649cm" svg:x="22.066cm" svg:y="7.107cm">
          <draw:text-box>
            <text:p><text:span text:style-name="T109">T</text:span><text:span text:style-name="T112">5</text:span></text:p>
          </draw:text-box>
        </draw:frame>
        <draw:frame draw:name="Content Placeholder 2" presentation:style-name="pr20" draw:text-style-name="P81" draw:layer="layout" svg:width="12.751cm" svg:height="6.195cm" svg:x="0.942cm" svg:y="8.791cm" presentation:class="outline" presentation:user-transformed="true">
          <draw:text-box>
            <text:p text:style-name="P32"><text:span text:style-name="T130">T</text:span><text:span text:style-name="T131">0</text:span><text:span text:style-name="T130"> = T</text:span><text:span text:style-name="T131">3</text:span><text:span text:style-name="T130"> → T</text:span><text:span text:style-name="T131">5</text:span></text:p>
            <text:p text:style-name="P32"><text:span text:style-name="T130"/></text:p>
          </draw:text-box>
        </draw:frame>
        <draw:frame draw:name="Content Placeholder 2" presentation:style-name="pr20" draw:text-style-name="P67" draw:layer="layout" svg:width="12.751cm" svg:height="3.048cm" svg:x="0.711cm" svg:y="6.084cm" presentation:class="outline" presentation:user-transformed="true">
          <draw:text-box>
            <text:p text:style-name="P32"><text:span text:style-name="T42">Bottom – Up approa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Constr.)</text:span></text:p>
          </draw:text-box>
        </draw:frame>
        <draw:frame draw:name="Content Placeholder 2" presentation:style-name="pr20" draw:text-style-name="P67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8" draw:text-style-name="P62" draw:layer="layout" svg:width="2.54cm" svg:height="2.032cm" svg:x="23.141cm" svg:y="7.073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6.232cm" svg:y="9.96cm">
          <text:p text:style-name="P60"><text:span text:style-name="T106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0" draw:text-style-name="P63" draw:layer="layout" svg:width="2.54cm" svg:height="2.032cm" svg:x="28.432cm" svg:y="16.5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0" draw:text-style-name="P63" draw:layer="layout" svg:width="2.54cm" svg:height="2.032cm" svg:x="24.132cm" svg:y="16.4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3.932cm" svg:y="13.2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9" draw:text-style-name="P62" draw:layer="layout" svg:width="2.54cm" svg:height="2.032cm" svg:x="28.332cm" svg:y="13.2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0" draw:text-style-name="P63" draw:layer="layout" svg:width="2.54cm" svg:height="2.032cm" svg:x="19.923cm" svg:y="13.153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9.823cm" svg:y="9.951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0" draw:text-style-name="P63" draw:layer="layout" svg:width="2.54cm" svg:height="2.032cm" svg:x="15.723cm" svg:y="13.8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0" draw:text-style-name="P63" draw:layer="layout" svg:width="2.54cm" svg:height="2.032cm" svg:x="11.423cm" svg:y="13.7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1.323cm" svg:y="10.5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9" draw:text-style-name="P62" draw:layer="layout" svg:width="2.54cm" svg:height="2.032cm" svg:x="15.623cm" svg:y="10.5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2" draw:text-style-name="P70" draw:layer="layout" svg:width="1.382cm" svg:height="1.649cm" svg:x="18.962cm" svg:y="3.684cm">
          <draw:text-box>
            <text:p><text:span text:style-name="T109">T</text:span><text:span text:style-name="T112">0</text:span></text:p>
          </draw:text-box>
        </draw:frame>
        <draw:frame draw:style-name="gr12" draw:text-style-name="P70" draw:layer="layout" svg:width="1.382cm" svg:height="1.649cm" svg:x="10.192cm" svg:y="10.687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14.637cm" svg:y="10.753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3.276cm" svg:y="7.495cm">
          <draw:text-box>
            <text:p><text:span text:style-name="T109">T</text:span><text:span text:style-name="T112">3</text:span></text:p>
          </draw:text-box>
        </draw:frame>
        <draw:frame draw:style-name="gr12" draw:text-style-name="P70" draw:layer="layout" svg:width="1.382cm" svg:height="1.649cm" svg:x="22.776cm" svg:y="13.30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7.221cm" svg:y="13.367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8.741cm" svg:y="9.95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5.164cm" svg:y="10.043cm">
          <draw:text-box>
            <text:p><text:span text:style-name="T109">T</text:span><text:span text:style-name="T112">4</text:span></text:p>
          </draw:text-box>
        </draw:frame>
        <draw:frame draw:style-name="gr12" draw:text-style-name="P70" draw:layer="layout" svg:width="1.382cm" svg:height="1.649cm" svg:x="22.066cm" svg:y="7.107cm">
          <draw:text-box>
            <text:p><text:span text:style-name="T109">T</text:span><text:span text:style-name="T112">5</text:span></text:p>
          </draw:text-box>
        </draw:frame>
        <draw:frame draw:name="Content Placeholder 2" presentation:style-name="pr20" draw:text-style-name="P81" draw:layer="layout" svg:width="12.751cm" svg:height="6.703cm" svg:x="0.942cm" svg:y="8.791cm" presentation:class="outline" presentation:user-transformed="true">
          <draw:text-box>
            <text:p text:style-name="P32"><text:span text:style-name="T130">T</text:span><text:span text:style-name="T131">0</text:span><text:span text:style-name="T130"> = T</text:span><text:span text:style-name="T131">3</text:span><text:span text:style-name="T130"> → T</text:span><text:span text:style-name="T131">5</text:span></text:p>
            <text:p text:style-name="P36"><text:span text:style-name="T132">T</text:span><text:span text:style-name="T131">3</text:span><text:span text:style-name="T132"> = (T</text:span><text:span text:style-name="T131">1</text:span><text:span text:style-name="T132"> * T</text:span><text:span text:style-name="T131">2</text:span><text:span text:style-name="T132">)</text:span></text:p>
            <text:p text:style-name="P36"><text:span text:style-name="T131"/></text:p>
            <text:p text:style-name="P36"><text:span text:style-name="T130"/></text:p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Constr.)</text:span></text:p>
          </draw:text-box>
        </draw:frame>
        <draw:frame draw:name="Content Placeholder 2" presentation:style-name="pr20" draw:text-style-name="P67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8" draw:text-style-name="P62" draw:layer="layout" svg:width="2.54cm" svg:height="2.032cm" svg:x="23.141cm" svg:y="7.073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6.232cm" svg:y="9.96cm">
          <text:p text:style-name="P60"><text:span text:style-name="T106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0" draw:text-style-name="P63" draw:layer="layout" svg:width="2.54cm" svg:height="2.032cm" svg:x="28.432cm" svg:y="16.5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0" draw:text-style-name="P63" draw:layer="layout" svg:width="2.54cm" svg:height="2.032cm" svg:x="24.132cm" svg:y="16.4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3.932cm" svg:y="13.2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9" draw:text-style-name="P62" draw:layer="layout" svg:width="2.54cm" svg:height="2.032cm" svg:x="28.332cm" svg:y="13.2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0" draw:text-style-name="P63" draw:layer="layout" svg:width="2.54cm" svg:height="2.032cm" svg:x="19.923cm" svg:y="13.153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9.823cm" svg:y="9.951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0" draw:text-style-name="P63" draw:layer="layout" svg:width="2.54cm" svg:height="2.032cm" svg:x="15.723cm" svg:y="13.8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0" draw:text-style-name="P63" draw:layer="layout" svg:width="2.54cm" svg:height="2.032cm" svg:x="11.423cm" svg:y="13.7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1.323cm" svg:y="10.5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9" draw:text-style-name="P62" draw:layer="layout" svg:width="2.54cm" svg:height="2.032cm" svg:x="15.623cm" svg:y="10.5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2" draw:text-style-name="P70" draw:layer="layout" svg:width="1.382cm" svg:height="1.649cm" svg:x="18.962cm" svg:y="3.684cm">
          <draw:text-box>
            <text:p><text:span text:style-name="T109">T</text:span><text:span text:style-name="T112">0</text:span></text:p>
          </draw:text-box>
        </draw:frame>
        <draw:frame draw:style-name="gr12" draw:text-style-name="P70" draw:layer="layout" svg:width="1.382cm" svg:height="1.649cm" svg:x="10.192cm" svg:y="10.687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14.637cm" svg:y="10.753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3.276cm" svg:y="7.495cm">
          <draw:text-box>
            <text:p><text:span text:style-name="T109">T</text:span><text:span text:style-name="T112">3</text:span></text:p>
          </draw:text-box>
        </draw:frame>
        <draw:frame draw:style-name="gr12" draw:text-style-name="P70" draw:layer="layout" svg:width="1.382cm" svg:height="1.649cm" svg:x="22.776cm" svg:y="13.30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7.221cm" svg:y="13.367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8.741cm" svg:y="9.95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5.164cm" svg:y="10.043cm">
          <draw:text-box>
            <text:p><text:span text:style-name="T109">T</text:span><text:span text:style-name="T112">4</text:span></text:p>
          </draw:text-box>
        </draw:frame>
        <draw:frame draw:style-name="gr12" draw:text-style-name="P70" draw:layer="layout" svg:width="1.382cm" svg:height="1.649cm" svg:x="22.066cm" svg:y="7.107cm">
          <draw:text-box>
            <text:p><text:span text:style-name="T109">T</text:span><text:span text:style-name="T112">5</text:span></text:p>
          </draw:text-box>
        </draw:frame>
        <draw:frame draw:name="Content Placeholder 2" presentation:style-name="pr20" draw:text-style-name="P81" draw:layer="layout" svg:width="12.751cm" svg:height="6.703cm" svg:x="0.942cm" svg:y="8.791cm" presentation:class="outline" presentation:user-transformed="true">
          <draw:text-box>
            <text:p text:style-name="P32"><text:span text:style-name="T130">T</text:span><text:span text:style-name="T131">0</text:span><text:span text:style-name="T130"> = T</text:span><text:span text:style-name="T131">3</text:span><text:span text:style-name="T130"> → T</text:span><text:span text:style-name="T131">5</text:span></text:p>
            <text:p text:style-name="P36"><text:span text:style-name="T132">T</text:span><text:span text:style-name="T131">3</text:span><text:span text:style-name="T132"> = (T</text:span><text:span text:style-name="T131">1</text:span><text:span text:style-name="T132"> * T</text:span><text:span text:style-name="T131">2</text:span><text:span text:style-name="T132">)</text:span></text:p>
            <text:p text:style-name="P36"><text:span text:style-name="T132">T</text:span><text:span text:style-name="T131">1</text:span><text:span text:style-name="T132"> = T</text:span><text:span text:style-name="T131">4</text:span><text:span text:style-name="T132"> → T</text:span><text:span text:style-name="T131">5</text:span></text:p>
            <text:p text:style-name="P36"><text:span text:style-name="T131"/></text:p>
            <text:p text:style-name="P36"><text:span text:style-name="T130"/></text:p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Constr.)</text:span></text:p>
          </draw:text-box>
        </draw:frame>
        <draw:frame draw:name="Content Placeholder 2" presentation:style-name="pr20" draw:text-style-name="P67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draw:custom-shape draw:style-name="gr8" draw:text-style-name="P68" draw:layer="layout" svg:width="2.54cm" svg:height="2.032cm" svg:x="20.214cm" svg:y="3.302cm">
          <text:p text:style-name="P60"><text:span text:style-name="T114">FUN</text:span></text:p>
          <draw:enhanced-geometry svg:viewBox="0 0 21600 21600" draw:type="rectangle" draw:enhanced-path="M 0 0 L 21600 0 21600 21600 0 21600 0 0 Z N"/>
        </draw:custom-shape>
        <draw:custom-shape draw:style-name="gr8" draw:text-style-name="P62" draw:layer="layout" svg:width="2.54cm" svg:height="2.032cm" svg:x="14.658cm" svg:y="7.112cm">
          <text:p text:style-name="P60"><text:span text:style-name="T106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8" draw:text-style-name="P62" draw:layer="layout" svg:width="2.54cm" svg:height="2.032cm" svg:x="23.141cm" svg:y="7.073cm">
          <text:p text:style-name="P60"><text:span text:style-name="T106">APP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6.232cm" svg:y="9.96cm">
          <text:p text:style-name="P60"><text:span text:style-name="T106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0" draw:text-style-name="P63" draw:layer="layout" svg:width="2.54cm" svg:height="2.032cm" svg:x="28.432cm" svg:y="16.5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0" draw:text-style-name="P63" draw:layer="layout" svg:width="2.54cm" svg:height="2.032cm" svg:x="8.99cm" svg:y="7.112cm">
          <text:p text:style-name="P60"><text:span text:style-name="T107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0" draw:text-style-name="P63" draw:layer="layout" svg:width="2.54cm" svg:height="2.032cm" svg:x="24.132cm" svg:y="16.4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23.932cm" svg:y="13.2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9" draw:text-style-name="P62" draw:layer="layout" svg:width="2.54cm" svg:height="2.032cm" svg:x="28.332cm" svg:y="13.2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0" draw:text-style-name="P63" draw:layer="layout" svg:width="2.54cm" svg:height="2.032cm" svg:x="19.923cm" svg:y="13.153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9.823cm" svg:y="9.951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0" draw:text-style-name="P63" draw:layer="layout" svg:width="2.54cm" svg:height="2.032cm" svg:x="15.723cm" svg:y="13.862cm">
          <text:p text:style-name="P60"><text:span text:style-name="T107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0" draw:text-style-name="P63" draw:layer="layout" svg:width="2.54cm" svg:height="2.032cm" svg:x="11.423cm" svg:y="13.762cm">
          <text:p text:style-name="P60"><text:span text:style-name="T107">g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2.54cm" svg:height="2.032cm" svg:x="11.323cm" svg:y="10.56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9" draw:text-style-name="P62" draw:layer="layout" svg:width="2.54cm" svg:height="2.032cm" svg:x="15.623cm" svg:y="10.552cm">
          <text:p text:style-name="P60"><text:span text:style-name="T10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2" draw:text-style-name="P70" draw:layer="layout" svg:width="1.382cm" svg:height="1.649cm" svg:x="18.962cm" svg:y="3.684cm">
          <draw:text-box>
            <text:p><text:span text:style-name="T109">T</text:span><text:span text:style-name="T112">0</text:span></text:p>
          </draw:text-box>
        </draw:frame>
        <draw:frame draw:style-name="gr12" draw:text-style-name="P70" draw:layer="layout" svg:width="1.382cm" svg:height="1.649cm" svg:x="10.192cm" svg:y="10.687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14.637cm" svg:y="10.753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3.276cm" svg:y="7.495cm">
          <draw:text-box>
            <text:p><text:span text:style-name="T109">T</text:span><text:span text:style-name="T112">3</text:span></text:p>
          </draw:text-box>
        </draw:frame>
        <draw:frame draw:style-name="gr12" draw:text-style-name="P70" draw:layer="layout" svg:width="1.382cm" svg:height="1.649cm" svg:x="22.776cm" svg:y="13.30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7.221cm" svg:y="13.367cm">
          <draw:text-box>
            <text:p><text:span text:style-name="T109">T</text:span><text:span text:style-name="T112">2</text:span></text:p>
          </draw:text-box>
        </draw:frame>
        <draw:frame draw:style-name="gr12" draw:text-style-name="P70" draw:layer="layout" svg:width="1.382cm" svg:height="1.649cm" svg:x="18.741cm" svg:y="9.951cm">
          <draw:text-box>
            <text:p><text:span text:style-name="T109">T</text:span><text:span text:style-name="T112">1</text:span></text:p>
          </draw:text-box>
        </draw:frame>
        <draw:frame draw:style-name="gr12" draw:text-style-name="P70" draw:layer="layout" svg:width="1.382cm" svg:height="1.649cm" svg:x="25.164cm" svg:y="10.043cm">
          <draw:text-box>
            <text:p><text:span text:style-name="T109">T</text:span><text:span text:style-name="T112">4</text:span></text:p>
          </draw:text-box>
        </draw:frame>
        <draw:frame draw:style-name="gr12" draw:text-style-name="P70" draw:layer="layout" svg:width="1.382cm" svg:height="1.649cm" svg:x="22.066cm" svg:y="7.107cm">
          <draw:text-box>
            <text:p><text:span text:style-name="T109">T</text:span><text:span text:style-name="T112">5</text:span></text:p>
          </draw:text-box>
        </draw:frame>
        <draw:frame draw:name="Content Placeholder 2" presentation:style-name="pr20" draw:text-style-name="P81" draw:layer="layout" svg:width="12.751cm" svg:height="6.703cm" svg:x="0.942cm" svg:y="8.791cm" presentation:class="outline" presentation:user-transformed="true">
          <draw:text-box>
            <text:p text:style-name="P32"><text:span text:style-name="T130">T</text:span><text:span text:style-name="T131">0</text:span><text:span text:style-name="T130"> = T</text:span><text:span text:style-name="T131">3</text:span><text:span text:style-name="T130"> → T</text:span><text:span text:style-name="T131">5</text:span></text:p>
            <text:p text:style-name="P36"><text:span text:style-name="T132">T</text:span><text:span text:style-name="T131">3</text:span><text:span text:style-name="T132"> = (T</text:span><text:span text:style-name="T131">1</text:span><text:span text:style-name="T132"> * T</text:span><text:span text:style-name="T131">2</text:span><text:span text:style-name="T132">)</text:span></text:p>
            <text:p text:style-name="P36"><text:span text:style-name="T132">T</text:span><text:span text:style-name="T131">1</text:span><text:span text:style-name="T132"> = T</text:span><text:span text:style-name="T131">4</text:span><text:span text:style-name="T132"> → T</text:span><text:span text:style-name="T131">5</text:span></text:p>
            <text:p text:style-name="P36"><text:span text:style-name="T132">T</text:span><text:span text:style-name="T131">1</text:span><text:span text:style-name="T132"> = T</text:span><text:span text:style-name="T131">2</text:span><text:span text:style-name="T132"> → T</text:span><text:span text:style-name="T131">4</text:span></text:p>
            <text:p text:style-name="P36"><text:span text:style-name="T130"/></text:p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3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>T</text:span><text:span text:style-name="T126">0</text:span><text:span text:style-name="T79"> = T</text:span><text:span text:style-name="T126">3</text:span><text:span text:style-name="T79"> → T</text:span><text:span text:style-name="T126">5</text:span></text:p>
            <text:p text:style-name="P36"><text:span text:style-name="T125">T</text:span><text:span text:style-name="T126">3</text:span><text:span text:style-name="T125"> = (T</text:span><text:span text:style-name="T126">1</text:span><text:span text:style-name="T125"> * T</text:span><text:span text:style-name="T126">2</text:span><text:span text:style-name="T125">)</text:span></text:p>
            <text:p text:style-name="P36"><text:span text:style-name="T125">T</text:span><text:span text:style-name="T126">1</text:span><text:span text:style-name="T125"> = T</text:span><text:span text:style-name="T126">4</text:span><text:span text:style-name="T125"> → T</text:span><text:span text:style-name="T126">5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79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>T</text:span><text:span text:style-name="T126">0</text:span><text:span text:style-name="T79"> = T</text:span><text:span text:style-name="T126">3</text:span><text:span text:style-name="T79"> → T</text:span><text:span text:style-name="T126">5</text:span></text:p>
            <text:p text:style-name="P36"><text:span text:style-name="T125">T</text:span><text:span text:style-name="T126">3</text:span><text:span text:style-name="T125"> = (T</text:span><text:span text:style-name="T126">1</text:span><text:span text:style-name="T125"> * T</text:span><text:span text:style-name="T126">2</text:span><text:span text:style-name="T125">)</text:span></text:p>
            <text:p text:style-name="P36"><text:span text:style-name="T125">T</text:span><text:span text:style-name="T126">1</text:span><text:span text:style-name="T125"> = </text:span><text:span text:style-name="T127">T</text:span><text:span text:style-name="T133">2</text:span><text:span text:style-name="T125"> → </text:span><text:span text:style-name="T124">T</text:span><text:span text:style-name="T128">4</text:span><text:span text:style-name="T125"> =</text:span><text:span text:style-name="T127"> T</text:span><text:span text:style-name="T133">4</text:span><text:span text:style-name="T125"> →</text:span><text:span text:style-name="T124"> T</text:span><text:span text:style-name="T128">5</text:span><text:span text:style-name="T126"> </text:span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79"/></text:p>
            <text:p><text:span text:style-name="T125"/></text:p>
          </draw:text-box>
        </draw:frame>
        <draw:frame draw:style-name="gr27" draw:text-style-name="P82" draw:layer="layout" svg:width="8.89cm" svg:height="1.021cm" svg:x="11.938cm" svg:y="9.144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>T</text:span><text:span text:style-name="T126">0</text:span><text:span text:style-name="T79"> = T</text:span><text:span text:style-name="T126">3</text:span><text:span text:style-name="T79"> → T</text:span><text:span text:style-name="T126">5</text:span></text:p>
            <text:p text:style-name="P36"><text:span text:style-name="T125">T</text:span><text:span text:style-name="T126">3</text:span><text:span text:style-name="T125"> = (T</text:span><text:span text:style-name="T126">1</text:span><text:span text:style-name="T125"> * T</text:span><text:span text:style-name="T126">2</text:span><text:span text:style-name="T125">)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text:span text:style-name="T125"> = T</text:span><text:span text:style-name="T126">4</text:span><text:span text:style-name="T125"> → T</text:span><text:span text:style-name="T126">5 </text:span></text:p>
            <text:p text:style-name="P36"><text:span text:style-name="T125">T</text:span><text:span text:style-name="T126">2</text:span><text:span text:style-name="T125"> = T</text:span><text:span text:style-name="T126">4</text:span></text:p>
            <text:p text:style-name="P36"><text:span text:style-name="T125">T</text:span><text:span text:style-name="T126">4</text:span><text:span text:style-name="T125"> = T</text:span><text:span text:style-name="T126">5</text:span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51"><text:span text:style-name="T79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>T</text:span><text:span text:style-name="T126">0</text:span><text:span text:style-name="T79"> = T</text:span><text:span text:style-name="T126">3</text:span><text:span text:style-name="T79"> → T</text:span><text:span text:style-name="T126">5</text:span></text:p>
            <text:p text:style-name="P36"><text:span text:style-name="T125">T</text:span><text:span text:style-name="T126">3</text:span><text:span text:style-name="T125"> = (T</text:span><text:span text:style-name="T126">1</text:span><text:span text:style-name="T125"> * T</text:span><text:span text:style-name="T126">2</text:span><text:span text:style-name="T125">)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text:span text:style-name="T125"> = T</text:span><text:span text:style-name="T126">4</text:span><text:span text:style-name="T125"> → T</text:span><text:span text:style-name="T126">5 </text:span></text:p>
            <text:p text:style-name="P36"><text:span text:style-name="T79"/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36"><text:span text:style-name="T125">T</text:span><text:span text:style-name="T126">2</text:span><text:span text:style-name="T125"> = T</text:span><text:span text:style-name="T126">4 </text:span><text:span text:style-name="T125">= T</text:span><text:span text:style-name="T126">5</text:span></text:p>
            <text:p text:style-name="P36"><text:span text:style-name="T79"/></text:p>
            <text:p text:style-name="P36"><text:span text:style-name="T126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>T</text:span><text:span text:style-name="T126">0</text:span><text:span text:style-name="T79"> = T</text:span><text:span text:style-name="T126">3</text:span><text:span text:style-name="T79"> → T</text:span><text:span text:style-name="T126">5</text:span></text:p>
            <text:p text:style-name="P36"><text:span text:style-name="T125">T</text:span><text:span text:style-name="T126">3</text:span><text:span text:style-name="T125"> = (T</text:span><text:span text:style-name="T126">1</text:span><text:span text:style-name="T125"> * T</text:span><text:span text:style-name="T126">2</text:span><text:span text:style-name="T125">)</text:span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36"><text:span text:style-name="T125">T</text:span><text:span text:style-name="T126">2</text:span><text:span text:style-name="T125"> = T</text:span><text:span text:style-name="T126">4 </text:span><text:span text:style-name="T125">= T</text:span><text:span text:style-name="T126">5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text:span text:style-name="T125"> = T</text:span><text:span text:style-name="T126">4</text:span><text:span text:style-name="T125"> → T</text:span><text:span text:style-name="T126">5 </text:span></text:p>
            <text:p text:style-name="P36"><text:span text:style-name="T79"/></text:p>
            <text:p text:style-name="P36"><text:span text:style-name="T126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>T</text:span><text:span text:style-name="T126">0</text:span><text:span text:style-name="T79"> = T</text:span><text:span text:style-name="T126">3</text:span><text:span text:style-name="T79"> → T</text:span><text:span text:style-name="T126">5</text:span></text:p>
            <text:p text:style-name="P36"><text:span text:style-name="T125">T</text:span><text:span text:style-name="T126">3</text:span><text:span text:style-name="T125"> = ((T</text:span><text:span text:style-name="T126">2</text:span><text:span text:style-name="T125">→T</text:span><text:span text:style-name="T126">4</text:span><text:span text:style-name="T125">) * T</text:span><text:span text:style-name="T126">2</text:span><text:span text:style-name="T125">)</text:span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36"><text:span text:style-name="T125">T</text:span><text:span text:style-name="T126">2</text:span><text:span text:style-name="T125"> = T</text:span><text:span text:style-name="T126">4 </text:span><text:span text:style-name="T125">= T</text:span><text:span text:style-name="T126">5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text:span text:style-name="T125"> = T</text:span><text:span text:style-name="T126">4</text:span><text:span text:style-name="T125"> → T</text:span><text:span text:style-name="T126">5 </text:span></text:p>
            <text:p text:style-name="P36"><text:span text:style-name="T79"/></text:p>
            <text:p text:style-name="P36"><text:span text:style-name="T126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>T</text:span><text:span text:style-name="T126">0</text:span><text:span text:style-name="T79"> = T</text:span><text:span text:style-name="T126">3</text:span><text:span text:style-name="T79"> → T</text:span><text:span text:style-name="T126">5</text:span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36"><text:span text:style-name="T125">T</text:span><text:span text:style-name="T126">2</text:span><text:span text:style-name="T125"> = T</text:span><text:span text:style-name="T126">4 </text:span><text:span text:style-name="T125">= T</text:span><text:span text:style-name="T126">5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text:span text:style-name="T125"> = T</text:span><text:span text:style-name="T126">4</text:span><text:span text:style-name="T125"> → T</text:span><text:span text:style-name="T126">5 </text:span></text:p>
            <text:p text:style-name="P36"><text:span text:style-name="T125">T</text:span><text:span text:style-name="T126">3</text:span><text:span text:style-name="T125"> = ((T</text:span><text:span text:style-name="T126">2</text:span><text:span text:style-name="T125">→T</text:span><text:span text:style-name="T126">4</text:span><text:span text:style-name="T125">) * T</text:span><text:span text:style-name="T126">2</text:span><text:span text:style-name="T125">)</text:span></text:p>
            <text:p text:style-name="P36"><text:span text:style-name="T126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>T</text:span><text:span text:style-name="T126">0</text:span><text:span text:style-name="T79"> = </text:span><text:span text:style-name="T125">((T</text:span><text:span text:style-name="T126">2</text:span><text:span text:style-name="T125">→T</text:span><text:span text:style-name="T126">4</text:span><text:span text:style-name="T125">)* T</text:span><text:span text:style-name="T126">2</text:span><text:span text:style-name="T125">)</text:span><text:span text:style-name="T79"> → T</text:span><text:span text:style-name="T126">5</text:span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36"><text:span text:style-name="T125">T</text:span><text:span text:style-name="T126">2</text:span><text:span text:style-name="T125"> = T</text:span><text:span text:style-name="T126">4 </text:span><text:span text:style-name="T125">= T</text:span><text:span text:style-name="T126">5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text:span text:style-name="T125"> = T</text:span><text:span text:style-name="T126">4</text:span><text:span text:style-name="T125"> → T</text:span><text:span text:style-name="T126">5 </text:span></text:p>
            <text:p text:style-name="P36"><text:span text:style-name="T125">T</text:span><text:span text:style-name="T126">3</text:span><text:span text:style-name="T125"> = (T</text:span><text:span text:style-name="T126">2</text:span><text:span text:style-name="T125">→T</text:span><text:span text:style-name="T126">4</text:span><text:span text:style-name="T125"> * T</text:span><text:span text:style-name="T126">2</text:span><text:span text:style-name="T125">)</text:span></text:p>
            <text:p text:style-name="P36"><text:span text:style-name="T126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>T</text:span><text:span text:style-name="T126">0</text:span><text:span text:style-name="T79"> = </text:span><text:span text:style-name="T125">((T</text:span><text:span text:style-name="T126">2</text:span><text:span text:style-name="T125">→T</text:span><text:span text:style-name="T126">2</text:span><text:span text:style-name="T125">)* T</text:span><text:span text:style-name="T126">2</text:span><text:span text:style-name="T125">)</text:span><text:span text:style-name="T79"> → T</text:span><text:span text:style-name="T126">2</text:span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36"><text:span text:style-name="T125">T</text:span><text:span text:style-name="T126">2</text:span><text:span text:style-name="T125"> = T</text:span><text:span text:style-name="T126">4 </text:span><text:span text:style-name="T125">= T</text:span><text:span text:style-name="T126">5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text:span text:style-name="T125"> = T</text:span><text:span text:style-name="T126">4</text:span><text:span text:style-name="T125"> → T</text:span><text:span text:style-name="T126">5 </text:span></text:p>
            <text:p text:style-name="P36"><text:span text:style-name="T125">T</text:span><text:span text:style-name="T126">3</text:span><text:span text:style-name="T125"> = (T</text:span><text:span text:style-name="T126">2</text:span><text:span text:style-name="T125">→T</text:span><text:span text:style-name="T126">4</text:span><text:span text:style-name="T125"> * T</text:span><text:span text:style-name="T126">2</text:span><text:span text:style-name="T125">)</text:span></text:p>
            <text:p text:style-name="P36"><text:span text:style-name="T126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36"><text:span text:style-name="T125">T</text:span><text:span text:style-name="T126">2</text:span><text:span text:style-name="T125"> = T</text:span><text:span text:style-name="T126">4 </text:span><text:span text:style-name="T125">= T</text:span><text:span text:style-name="T126">5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text:span text:style-name="T125"> = T</text:span><text:span text:style-name="T126">4</text:span><text:span text:style-name="T125"> → T</text:span><text:span text:style-name="T126">5 </text:span></text:p>
            <text:p text:style-name="P36"><text:span text:style-name="T125">T</text:span><text:span text:style-name="T126">3</text:span><text:span text:style-name="T125"> = (T</text:span><text:span text:style-name="T126">2</text:span><text:span text:style-name="T125">→T</text:span><text:span text:style-name="T126">4</text:span><text:span text:style-name="T125"> * T</text:span><text:span text:style-name="T126">2</text:span><text:span text:style-name="T125">)</text:span></text:p>
            <text:p text:style-name="P36"><text:span text:style-name="T125">T</text:span><text:span text:style-name="T126">0</text:span><text:span text:style-name="T125"> = ((T</text:span><text:span text:style-name="T126">2</text:span><text:span text:style-name="T125">→T</text:span><text:span text:style-name="T126">2</text:span><text:span text:style-name="T125">)* T</text:span><text:span text:style-name="T126">2</text:span><text:span text:style-name="T125">) → T</text:span><text:span text:style-name="T126">2</text:span></text:p>
            <text:p text:style-name="P36"><text:span text:style-name="T126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4">Type equations to solve</text:span><text:span text:style-name="T125">:</text:span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36"><text:span text:style-name="T79"/></text:p>
            <text:p text:style-name="P51"><text:span text:style-name="T79"/></text:p>
            <text:p><text:span text:style-name="T125"/></text:p>
          </draw:text-box>
        </draw:frame>
        <draw:frame draw:name="Content Placeholder 2" presentation:style-name="pr20" draw:text-style-name="P80" draw:layer="layout" svg:width="11.381cm" svg:height="12.086cm" svg:x="18.406cm" svg:y="5.68cm" presentation:class="outline" presentation:user-transformed="true">
          <draw:text-box>
            <text:p text:style-name="P51"><text:span text:style-name="T124">Solved</text:span><text:span text:style-name="T125">:</text:span></text:p>
            <text:p text:style-name="P36"><text:span text:style-name="T125">T</text:span><text:span text:style-name="T126">2</text:span><text:span text:style-name="T125"> = T</text:span><text:span text:style-name="T126">4 </text:span><text:span text:style-name="T125">= T</text:span><text:span text:style-name="T126">5</text:span></text:p>
            <text:p text:style-name="P36"><text:span text:style-name="T125">T</text:span><text:span text:style-name="T126">1</text:span><text:span text:style-name="T125"> = T</text:span><text:span text:style-name="T126">2</text:span><text:span text:style-name="T125"> → T</text:span><text:span text:style-name="T126">4</text:span><text:span text:style-name="T125"> = T</text:span><text:span text:style-name="T126">4</text:span><text:span text:style-name="T125"> → T</text:span><text:span text:style-name="T126">5 </text:span></text:p>
            <text:p text:style-name="P36"><text:span text:style-name="T125">T</text:span><text:span text:style-name="T126">3</text:span><text:span text:style-name="T125"> = (T</text:span><text:span text:style-name="T126">2</text:span><text:span text:style-name="T125">→T</text:span><text:span text:style-name="T126">4</text:span><text:span text:style-name="T125"> * T</text:span><text:span text:style-name="T126">2</text:span><text:span text:style-name="T125">)</text:span></text:p>
            <text:p text:style-name="P36"><text:span text:style-name="T125">T</text:span><text:span text:style-name="T126">0</text:span><text:span text:style-name="T125"> = ((T</text:span><text:span text:style-name="T126">2</text:span><text:span text:style-name="T125">→T</text:span><text:span text:style-name="T126">2</text:span><text:span text:style-name="T125">)* T</text:span><text:span text:style-name="T126">2</text:span><text:span text:style-name="T125">) → T</text:span><text:span text:style-name="T126">2</text:span></text:p>
            <text:p text:style-name="P36"><text:span text:style-name="T127">Question</text:span><text:span text:style-name="T125"> : </text:span></text:p>
            <text:p text:style-name="P36"><text:span text:style-name="T125">Why not T</text:span><text:span text:style-name="T126">0</text:span><text:span text:style-name="T125"> = (T</text:span><text:span text:style-name="T126">3</text:span><text:span text:style-name="T125">) → T</text:span><text:span text:style-name="T126">2 </text:span><text:span text:style-name="T125">how does our alg. Know that he must substitute T3?</text:span></text:p>
            <text:p text:style-name="P36"><text:span text:style-name="T125">How far does the subst. Go ?</text:span></text:p>
            <text:p text:style-name="P36"><text:span text:style-name="T126"/></text:p>
            <text:p><text:span text:style-name="T125"/></text:p>
          </draw:text-box>
        </draw:fram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s (Unification)</text:span></text:p>
          </draw:text-box>
        </draw:frame>
        <draw:frame draw:name="Content Placeholder 2" presentation:style-name="pr20" draw:text-style-name="P80" draw:layer="layout" svg:width="11.381cm" svg:height="12.086cm" svg:x="3.605cm" svg:y="5.68cm" presentation:class="outline" presentation:user-transformed="true">
          <draw:text-box>
            <text:p text:style-name="P51"><text:span text:style-name="T125">(1) f ( a ) = g ( x )</text:span></text:p>
            <text:p text:style-name="P51"><text:span text:style-name="T125">—</text:span></text:p>
            <text:p text:style-name="P51"><text:span text:style-name="T125">(2) x = f ( x )</text:span></text:p>
            <text:p text:style-name="P51"><text:span text:style-name="T125">(3) f ( x ) = f ( a ) —</text:span></text:p>
            <text:p text:style-name="P51"><text:span text:style-name="T125">(4) f ( x ) = f ( g ( y ))</text:span></text:p>
            <text:p text:style-name="P51"><text:span text:style-name="T125">(5) x 0 = f ( x 1 , x 1 ) , . . . , x n − 1 = f ( x n , x n )</text:span></text:p>
            <text:p text:style-name="P51"><text:span text:style-name="T125">—</text:span></text:p>
            <text:p text:style-name="P51"><text:span text:style-name="T125">hat keine Lösung :-)</text:span></text:p>
            <text:p text:style-name="P51"><text:span text:style-name="T125">hat ebenfalls keine Lösung ;-)</text:span></text:p>
            <text:p text:style-name="P51"><text:span text:style-name="T125">hat genau eine Lösung:-)</text:span></text:p>
            <text:p text:style-name="P51"><text:span text:style-name="T125">—</text:span></text:p>
            <text:p text:style-name="P51"><text:span text:style-name="T125">hat unendlich viele Lösungen :-)</text:span></text:p>
            <text:p text:style-name="P51"><text:span text:style-name="T125">—</text:span></text:p>
            <text:p text:style-name="P51"><text:span text:style-name="T125">hat mindestens exponentiell große Lösungen !!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When is unification possible ?</text:span></text:p>
          </draw:text-box>
        </draw:frame>
        <draw:frame draw:name="Content Placeholder 2" presentation:style-name="pr20" draw:text-style-name="P80" draw:layer="layout" svg:width="23.319cm" svg:height="12.086cm" svg:x="3.605cm" svg:y="5.68cm" presentation:class="outline" presentation:user-transformed="true">
          <draw:text-box>
            <text:list text:style-name="L4">
              <text:list-item>
                <text:p text:style-name="P51"><text:span text:style-name="T125">If T</text:span><text:span text:style-name="T126">1</text:span><text:span text:style-name="T125"> and T</text:span><text:span text:style-name="T126">2</text:span><text:span text:style-name="T125"> are of the same type</text:span><text:span text:style-name="T125"><text:line-break/></text:span><text:span text:style-name="T125">T</text:span><text:span text:style-name="T126">1</text:span><text:span text:style-name="T125"> = T</text:span><text:span text:style-name="T126">2</text:span><text:span text:style-name="T125"><text:line-break/></text:span><text:span text:style-name="T125">Int = Int</text:span></text:p>
              </text:list-item>
              <text:list-item>
                <text:p text:style-name="P51"><text:span text:style-name="T125">If T1 is a function and T2 is a function , recur on their arguments</text:span><text:span text:style-name="T125"><text:line-break/></text:span><text:span text:style-name="T125">Example :</text:span><text:span text:style-name="T125"><text:line-break/></text:span><text:span text:style-name="T125"> </text:span></text:p>
              </text:list-item>
            </text:list>
            <text:p text:style-name="P51"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When is unification not possible ?</text:span></text:p>
          </draw:text-box>
        </draw:frame>
        <draw:frame draw:name="Content Placeholder 2" presentation:style-name="pr20" draw:text-style-name="P80" draw:layer="layout" svg:width="23.319cm" svg:height="12.086cm" svg:x="3.605cm" svg:y="5.68cm" presentation:class="outline" presentation:user-transformed="true">
          <draw:text-box>
            <text:list text:style-name="L4">
              <text:list-item>
                <text:p text:style-name="P51"><text:span text:style-name="T125">Functions that have different arities</text:span></text:p>
              </text:list-item>
              <text:list-item>
                <text:p text:style-name="P51"><text:span text:style-name="T125"><text:s/></text:span><text:span text:style-name="T134">x = f (x,...)</text:span><text:span text:style-name="T125"> </text:span><text:span text:style-name="T125"><text:line-break/></text:span><text:span text:style-name="T125">we must </text:span><text:span text:style-name="T135">check</text:span><text:span text:style-name="T125"> if x </text:span><text:span text:style-name="T135">occurs</text:span><text:span text:style-name="T125"> on both sides of our equation,</text:span><text:span text:style-name="T125"><text:line-break/></text:span><text:span text:style-name="T125">if we substitute x with something then both sides of the equation will substituted, this will not give us anything useful</text:span></text:p>
              </text:list-item>
              <text:list-item>
                <text:p text:style-name="P51"><text:span text:style-name="T134">f(a,b) = g(x,y)</text:span><text:span text:style-name="T125"> </text:span><text:span text:style-name="T125"><text:line-break/></text:span><text:span text:style-name="T125">because we treat functions and constants as different from variables and we only assign to variables</text:span></text:p>
              </text:list-item>
              <text:list-item>
                <text:p text:style-name="P51"><text:span text:style-name="T125">If T</text:span><text:span text:style-name="T126">1</text:span><text:span text:style-name="T125"> and T</text:span><text:span text:style-name="T126">2</text:span><text:span text:style-name="T125"> are different constants :</text:span><text:span text:style-name="T125"><text:line-break/></text:span><text:span text:style-name="T125">Int = ‘a List;</text:span><text:span text:style-name="T125"><text:line-break/></text:span><text:span text:style-name="T125">Int = ‘a → ‘b</text:span><text:span text:style-name="T125"><text:line-break/></text:span><text:span text:style-name="T125">‘a = ‘a → ‘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Value Restriction in ML</text:span></text:p>
          </draw:text-box>
        </draw:frame>
        <draw:frame draw:name="Content Placeholder 2" presentation:style-name="pr20" draw:text-style-name="P33" draw:layer="layout" svg:width="23.875cm" svg:height="12.086cm" svg:x="3.605cm" svg:y="5.68cm" presentation:class="outline" presentation:user-transformed="true">
          <draw:text-box>
            <text:list text:style-name="L7">
              <text:list-header>
                <text:p text:style-name="P32"><text:span text:style-name="T42"># let x = ref None;;</text:span></text:p>
                <text:p text:style-name="P32"><text:span text:style-name="T42">val x : '_weak1 option ref = {contents = None}</text:span></text:p>
                <text:p text:style-name="P32"><text:span text:style-name="T136"/></text:p>
                <text:p text:style-name="P32"><text:span text:style-name="T136">x is polymorphic until its first us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Value Restriction in ML</text:span></text:p>
          </draw:text-box>
        </draw:frame>
        <draw:frame draw:name="Content Placeholder 2" presentation:style-name="pr20" draw:text-style-name="P33" draw:layer="layout" svg:width="23.875cm" svg:height="12.086cm" svg:x="3.605cm" svg:y="5.68cm" presentation:class="outline" presentation:user-transformed="true">
          <draw:text-box>
            <text:list text:style-name="L7">
              <text:list-header>
                <text:p text:style-name="P32"><text:span text:style-name="T42"># let x = ref None;;</text:span></text:p>
                <text:p text:style-name="P32"><text:span text:style-name="T42">val x : '_weak1 option ref = {contents = None}</text:span></text:p>
                <text:p text:style-name="P32"><text:span text:style-name="T42"><text:line-break/></text:span><text:span text:style-name="T42"># x := Some 99;;</text:span></text:p>
                <text:p text:style-name="P32"><text:span text:style-name="T42">- : unit = ()</text:span></text:p>
                <text:p text:style-name="P32"><text:span text:style-name="T42"><text:line-break/></text:span><text:span text:style-name="T42"># x;;</text:span></text:p>
                <text:p text:style-name="P32"><text:span text:style-name="T42">- : </text:span><text:span text:style-name="T137">int</text:span><text:span text:style-name="T42"> option ref = {contents = Some 99}</text:span></text:p>
                <text:p text:style-name="P32"><text:span text:style-name="T42"/></text:p>
                <text:p text:style-name="P32"><text:span text:style-name="T42"/></text:p>
                <text:p text:style-name="P32"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Value Restriction in ML</text:span></text:p>
          </draw:text-box>
        </draw:frame>
        <draw:frame draw:name="Content Placeholder 2" presentation:style-name="pr20" draw:text-style-name="P33" draw:layer="layout" svg:width="23.875cm" svg:height="12.086cm" svg:x="3.605cm" svg:y="5.68cm" presentation:class="outline" presentation:user-transformed="true">
          <draw:text-box>
            <text:list text:style-name="L7">
              <text:list-header>
                <text:p text:style-name="P32"><text:span text:style-name="T42">These rules impose constraints as follows. <text:s/>Suppose we want to do type inference on a given expression e. <text:s/>We first assign unique type variables 'a, ...</text:span></text:p>
              </text:list-header>
              <text:list-item>
                <text:p text:style-name="P32"><text:span text:style-name="T42"/></text:p>
              </text:list-item>
              <text:list-item>
                <text:p text:style-name="P32"><text:span text:style-name="T42"><text:s text:c="4"/></text:span><text:span text:style-name="T42">one to each variable x occurring in e, and</text:span></text:p>
              </text:list-item>
              <text:list-item>
                <text:p text:style-name="P32"><text:span text:style-name="T42"><text:s text:c="4"/></text:span><text:span text:style-name="T42">one to each occurrence of each subexpression of e.</text:span></text:p>
              </text:list-item>
              <text:list-item>
                <text:p text:style-name="P32"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TO REMOVE</text:span></text:p>
          </draw:text-box>
        </draw:frame>
        <draw:frame draw:style-name="standard" draw:layer="layout" svg:width="14.098cm" svg:height="15.322cm" svg:x="17.707cm" svg:y="3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83">Topics</text:p>
              </table:table-cell>
              <table:table-cell>
                <text:p text:style-name="P83">Range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3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Refs.</text:span></text:p>
          </draw:text-box>
        </draw:frame>
        <draw:frame draw:name="Content Placeholder 2" presentation:style-name="pr20" draw:text-style-name="P33" draw:layer="layout" svg:width="23.875cm" svg:height="12.086cm" svg:x="3.605cm" svg:y="5.68cm" presentation:class="outline" presentation:user-transformed="true">
          <draw:text-box>
            <text:p text:style-name="P32"><text:span text:style-name="T42"><text:a xlink:href="https://inst.eecs.berkeley.edu/~cs164/sp18/" xlink:type="simple">https://inst.eecs.berkeley.edu/~cs164/sp18/</text:a></text:span></text:p>
            <text:p text:style-name="P32"><text:span text:style-name="T42"><text:a xlink:href="http://www.cs.cornell.edu/courses/cs3110/2011fa/supplemental/lec26-type-inference/type-inference.htm#3" xlink:type="simple">http://www.cs.cornell.edu/courses/cs3110/2011fa/supplemental/lec26-type-inference/type-inference.htm#3</text:a></text:span></text:p>
            <text:p text:style-name="P32"><text:span text:style-name="T42">https://en.wikipedia.org/wiki/Hindley%E2%80%93Milner_type_system</text:span></text:p>
            <text:p text:style-name="P32"><text:span text:style-name="T42"><text:a xlink:href="http://www.cs.tau.ac.il/~msagiv/courses/pl17/types.pdf" xlink:type="simple">http://www.cs.tau.ac.il/~msagiv/courses/pl17/types.pdf</text:a></text:span></text:p>
            <text:p text:style-name="P32"><text:span text:style-name="T42">http://bucharestfp.ro/2015/03/31/type-inference-how-does-it-work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entury Schoolbook" svg:font-family="'Century Schoolbook'"/>
    <style:font-face style:name="Microsoft YaHei" svg:font-family="'Microsoft YaHei'"/>
    <style:font-face style:name="TeXGyreSchola" svg:font-family="TeXGyreSchola"/>
    <style:font-face style:name="Noto Sans Mono CJK SC Regular" svg:font-family="'Noto Sans Mono CJK SC Regular'" style:font-family-generic="swiss"/>
    <style:font-face style:name="Manjari Regular" svg:font-family="'Manjari Regular'" style:font-pitch="variable"/>
    <style:font-face style:name="TeXGyreSchola1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9cm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Content_20_with_20_Caption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Content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9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1" style:family="presentation" style:parent-style-name="Content_20_with_20_Cap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Comparis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Comparison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1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24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2" style:family="paragraph">
      <loext:graphic-properties draw:fill="solid" draw:fill-color="#6f6f74"/>
      <style:paragraph-properties fo:text-align="start"/>
      <style:text-properties fo:font-size="18pt"/>
    </style:style>
    <style:style style:name="MP13" style:family="paragraph">
      <loext:graphic-properties draw:fill="solid" draw:fill-color="#343437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282cm" fo:margin-bottom="0.071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706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Schoolbook" fo:font-size="72pt" fo:letter-spacing="-0.017cm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Century Schoolbook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style:text-line-through-style="none" style:text-line-through-type="none" style:text-position="0% 100%" style:font-name="Century Schoolboo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-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Schoolbook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Century School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62626" style:text-line-through-style="none" style:text-line-through-type="none" style:text-position="0% 100%" style:font-name="Century School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Schoolbook" fo:font-size="13pt" fo:letter-spacing="0.004cm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11" style:family="text">
      <style:text-properties fo:font-variant="normal" fo:text-transform="none" fo:color="#d9d9db" style:text-line-through-style="none" style:text-line-through-type="none" style:text-position="0% 100%" style:font-name="Century Schoolbook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8e8e94" style:text-line-through-style="none" style:text-line-through-type="none" style:text-position="0% 100%" style:font-name="Century Schoolboo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-0.017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0.004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46464a" style:text-line-through-style="none" style:text-line-through-type="none" style:text-position="0% 100%" style:font-name="Century Schoolbook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5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5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5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5" text:bullet-char="">
        <style:list-level-properties text:space-before="3.049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text:date style:data-style-name="D1" text:date-value="2018-09-04">9/4/18</text:date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Rectangle 6" draw:style-name="Mgr4" draw:text-style-name="MP12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5" draw:layer="backgroundobjects" svg:width="8.889cm" svg:height="4.444cm" svg:x="2.337cm" svg:y="1.27cm" presentation:class="title" presentation:user-transformed="true">
        <draw:text-box>
          <text:p text:style-name="MP14"><text:span text:style-name="MT5">Click to edit Master title style</text:span></text:p>
        </draw:text-box>
      </draw:frame>
      <draw:frame draw:name="Content Placeholder 2" presentation:style-name="Mpr7" draw:text-style-name="MP18" draw:layer="backgroundobjects" svg:width="16.885cm" svg:height="15.239cm" svg:x="12.512cm" svg:y="1.905cm" presentation:class="outline" presentation:user-transformed="true">
        <draw:text-box>
          <text:list text:style-name="ML3">
            <text:list-item>
              <text:p text:style-name="MP16"><text:span text:style-name="MT6">Edit Master text styles</text:span></text:p>
              <text:list>
                <text:list-item>
                  <text:p text:style-name="MP17"><text:span text:style-name="MT7">Second level</text:span></text:p>
                  <text:list>
                    <text:list-item>
                      <text:p text:style-name="MP17"><text:span text:style-name="MT8">Third level</text:span></text:p>
                      <text:list>
                        <text:list-item>
                          <text:p text:style-name="MP17"><text:span text:style-name="MT9">Fourth level</text:span></text:p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8" draw:text-style-name="MP20" draw:layer="backgroundobjects" svg:width="8.889cm" svg:height="10.582cm" svg:x="2.337cm" svg:y="5.833cm" presentation:class="outline" presentation:user-transformed="true">
        <draw:text-box>
          <text:p text:style-name="MP19"><text:span text:style-name="MT10">Edit Master text styles</text:span></text:p>
        </draw:text-box>
      </draw:frame>
      <draw:frame draw:name="Date Placeholder 4" presentation:style-name="Mpr9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1"><text:date style:data-style-name="D1" text:date-value="2018-09-04">9/4/18</text:date></text:span></text:p>
        </draw:text-box>
      </draw:frame>
      <draw:frame draw:name="Footer Placeholder 5" presentation:style-name="Mpr9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6" presentation:style-name="Mpr10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1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9.798cm" svg:height="11.136cm" svg:x="0.6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21" draw:layer="backgroundobjects" svg:width="26.923cm" svg:height="3.681cm" svg:x="3.505cm" svg:y="1.016cm" presentation:class="title" presentation:user-transformed="true">
        <draw:text-box>
          <text:p text:style-name="MP14"><text:span text:style-name="MT13">Click to edit Master title style</text:span></text:p>
        </draw:text-box>
      </draw:frame>
      <draw:frame draw:name="Content Placeholder 2" presentation:style-name="Mpr14" draw:text-style-name="MP22" draw:layer="backgroundobjects" svg:width="23.875cm" svg:height="12.086cm" svg:x="3.505cm" svg:y="5.08cm" presentation:class="outline" presentation:user-transformed="true">
        <draw:text-box>
          <text:list text:style-name="ML3">
            <text:list-item>
              <text:p text:style-name="MP16"><text:span text:style-name="MT14">Edit Master text styles</text:span></text:p>
              <text:list>
                <text:list-item>
                  <text:p text:style-name="MP17"><text:span text:style-name="MT8">Second level</text:span></text:p>
                  <text:list>
                    <text:list-item>
                      <text:p text:style-name="MP17"><text:span text:style-name="MT9">Third level</text:span></text:p>
                      <text:list>
                        <text:list-item>
                          <text:p text:style-name="MP17"><text:span text:style-name="MT9">Fourth level</text:span></text:p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1"><text:date style:data-style-name="D1" text:date-value="2018-09-04">9/4/18</text:date></text:span></text:p>
        </draw:text-box>
      </draw:frame>
      <draw:frame draw:name="Footer Placeholder 4" presentation:style-name="Mpr15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5" presentation:style-name="Mpr16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1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9" presentation:style-name="Mpr19" draw:text-style-name="MP21" draw:layer="backgroundobjects" svg:width="26.923cm" svg:height="3.681cm" svg:x="3.505cm" svg:y="1.016cm" presentation:class="title" presentation:user-transformed="true">
        <draw:text-box>
          <text:p text:style-name="MP14"><text:span text:style-name="MT13">Click to edit Master title style</text:span></text:p>
        </draw:text-box>
      </draw:frame>
      <draw:frame draw:name="Text Placeholder 2" presentation:style-name="Mpr20" draw:text-style-name="MP18" draw:layer="backgroundobjects" svg:width="12.445cm" svg:height="2.031cm" svg:x="3.505cm" svg:y="4.76cm" presentation:class="outline" presentation:user-transformed="true">
        <draw:text-box>
          <text:list text:style-name="ML3">
            <text:list-item>
              <text:p text:style-name="MP23"><text:span text:style-name="MT15">Edit Master text styles</text:span></text:p>
            </text:list-item>
          </text:list>
        </draw:text-box>
      </draw:frame>
      <draw:frame draw:name="Content Placeholder 3" presentation:style-name="Mpr21" draw:text-style-name="MP22" draw:layer="backgroundobjects" svg:width="12.445cm" svg:height="10.179cm" svg:x="3.505cm" svg:y="6.965cm" presentation:class="outline" presentation:user-transformed="true">
        <draw:text-box>
          <text:list text:style-name="ML4">
            <text:list-item>
              <text:p text:style-name="MP16"><text:span text:style-name="MT14">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0" draw:text-style-name="MP18" draw:layer="backgroundobjects" svg:width="12.445cm" svg:height="2.031cm" svg:x="17.018cm" svg:y="4.76cm" presentation:class="outline" presentation:user-transformed="true">
        <draw:text-box>
          <text:p text:style-name="MP24"><text:span text:style-name="MT15">Edit Master text styles</text:span></text:p>
        </draw:text-box>
      </draw:frame>
      <draw:frame draw:name="Content Placeholder 5" presentation:style-name="Mpr21" draw:text-style-name="MP22" draw:layer="backgroundobjects" svg:width="12.445cm" svg:height="10.179cm" svg:x="17.018cm" svg:y="6.965cm" presentation:class="outline" presentation:user-transformed="true">
        <draw:text-box>
          <text:list text:style-name="ML4">
            <text:list-item>
              <text:p text:style-name="MP16"><text:span text:style-name="MT14">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1"><text:date style:data-style-name="D1" text:date-value="2018-09-04">9/4/18</text:date></text:span></text:p>
        </draw:text-box>
      </draw:frame>
      <draw:frame draw:name="Footer Placeholder 7" presentation:style-name="Mpr2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8" presentation:style-name="Mpr23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1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9.798cm" svg:height="11.136cm" svg:x="0.6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30.479cm" svg:height="3.18cm" svg:x="1.693cm" svg:y="0.759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draw:frame presentation:style-name="Mpr26" draw:text-style-name="MP2" draw:layer="backgroundobjects" svg:width="7.89cm" svg:height="1.312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26" draw:layer="backgroundobjects" svg:width="10.735cm" svg:height="1.312cm" svg:x="11.582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6" draw:text-style-name="MP4" draw:layer="backgroundobjects" svg:width="7.89cm" svg:height="1.312cm" svg:x="24.282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139</meta:editing-cycles>
    <meta:creation-date>1601-01-01T00:00:00</meta:creation-date>
    <dc:date>2018-09-04T15:01:51.205755459</dc:date>
    <meta:editing-duration>P3DT9H59M25S</meta:editing-duration>
    <meta:generator>LibreOffice/6.0.3.2$Linux_X86_64 LibreOffice_project/00m0$Build-2</meta:generator>
    <meta:document-statistic meta:object-count="110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